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0.82cm"/>
    </style:style>
    <style:style style:name="co6" style:family="table-column">
      <style:table-column-properties fo:break-before="auto" style:column-width="0.847cm"/>
    </style:style>
    <style:style style:name="co7" style:family="table-column">
      <style:table-column-properties fo:break-before="auto" style:column-width="1.002cm"/>
    </style:style>
    <style:style style:name="co8" style:family="table-column">
      <style:table-column-properties fo:break-before="auto" style:column-width="2.637cm"/>
    </style:style>
    <style:style style:name="co9" style:family="table-column">
      <style:table-column-properties fo:break-before="auto" style:column-width="1.961cm"/>
    </style:style>
    <style:style style:name="co10" style:family="table-column">
      <style:table-column-properties fo:break-before="auto" style:column-width="2.662cm"/>
    </style:style>
    <style:style style:name="co11" style:family="table-column">
      <style:table-column-properties fo:break-before="auto" style:column-width="3.648cm"/>
    </style:style>
    <style:style style:name="co12" style:family="table-column">
      <style:table-column-properties fo:break-before="auto" style:column-width="3.752cm"/>
    </style:style>
    <style:style style:name="co13" style:family="table-column">
      <style:table-column-properties fo:break-before="auto" style:column-width="3.362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4.166cm"/>
    </style:style>
    <style:style style:name="co17" style:family="table-column">
      <style:table-column-properties fo:break-before="auto" style:column-width="1.028cm"/>
    </style:style>
    <style:style style:name="co18" style:family="table-column">
      <style:table-column-properties fo:break-before="auto" style:column-width="0.924cm"/>
    </style:style>
    <style:style style:name="co19" style:family="table-column">
      <style:table-column-properties fo:break-before="auto" style:column-width="1.443cm"/>
    </style:style>
    <style:style style:name="co20" style:family="table-column">
      <style:table-column-properties fo:break-before="auto" style:column-width="4.089cm"/>
    </style:style>
    <style:style style:name="co21" style:family="table-column">
      <style:table-column-properties fo:break-before="auto" style:column-width="5.749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2.351cm"/>
    </style:style>
    <style:style style:name="co24" style:family="table-column">
      <style:table-column-properties fo:break-before="auto" style:column-width="2.092cm"/>
    </style:style>
    <style:style style:name="co25" style:family="table-column">
      <style:table-column-properties fo:break-before="auto" style:column-width="1.937cm"/>
    </style:style>
    <style:style style:name="co26" style:family="table-column">
      <style:table-column-properties fo:break-before="auto" style:column-width="3.5cm"/>
    </style:style>
    <style:style style:name="co27" style:family="table-column">
      <style:table-column-properties fo:break-before="auto" style:column-width="5.009cm"/>
    </style:style>
    <style:style style:name="co28" style:family="table-column">
      <style:table-column-properties fo:break-before="auto" style:column-width="3.8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3pt" style:font-size-asian="13pt" style:font-size-complex="13pt"/>
    </style:style>
    <style:style style:name="ce5" style:family="table-cell" style:parent-style-name="Default" style:data-style-name="N2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ext-properties style:font-name="Arial" fo:font-size="13pt" style:font-size-asian="13pt" style:font-size-complex="13pt"/>
    </style:style>
    <style:style style:name="ce8" style:family="table-cell" style:parent-style-name="Default" style:data-style-name="N2">
      <style:text-properties style:font-name="Arial"/>
    </style:style>
    <style:style style:name="ce9" style:family="table-cell" style:parent-style-name="Default">
      <style:text-properties style:font-name="Arial"/>
    </style:style>
    <style:style style:name="ce11" style:family="table-cell" style:parent-style-name="Default">
      <style:text-properties style:font-name="Arial" fo:font-weight="bold" style:font-weight-asian="bold" style:font-weight-complex="bold"/>
    </style:style>
    <style:style style:name="ce57" style:family="table-cell" style:parent-style-name="Default" style:data-style-name="N1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">
      <style:text-properties style:font-name="Arial"/>
    </style:style>
    <style:style style:name="ce17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9" style:family="table-cell" style:parent-style-name="Default">
      <style:table-cell-properties style:text-align-source="fix" style:repeat-content="false" fo:wrap-option="no-wrap" style:shrink-to-fi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font-name="Arial" fo:font-size="14pt" style:font-size-asian="14pt" style:font-size-complex="14pt"/>
    </style:style>
    <style:style style:name="ce33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style:font-size-asian="14pt" style:font-size-complex="14pt"/>
    </style:style>
    <style:style style:name="ce36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 fo:font-size="14pt" style:font-size-asian="14pt" style:font-size-complex="14pt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  <style:map style:condition="cell-content()&gt;=0" style:apply-style-name="Good" style:base-cell-address="evolução.J1"/>
      <style:map style:condition="cell-content()&lt;0" style:apply-style-name="Error" style:base-cell-address="evolução.J1"/>
    </style:style>
    <style:style style:name="ce7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 fo:font-size="14pt" style:font-size-asian="14pt" style:font-size-complex="14pt"/>
      <style:map style:condition="cell-content()&gt;=0" style:apply-style-name="Good" style:base-cell-address="evolução.J1"/>
      <style:map style:condition="cell-content()&lt;0" style:apply-style-name="Error" style:base-cell-address="evolução.J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vocaco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7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9"/>
        <table:table-column table:style-name="co14" table:default-cell-style-name="ce9"/>
        <table:table-column table:style-name="co15" table:number-columns-repeated="46" table:default-cell-style-name="ce9"/>
        <table:table-row table:style-name="ro1">
          <table:table-cell table:style-name="ce2" office:value-type="string" calcext:value-type="string">
            <text:p>universidade</text:p>
          </table:table-cell>
          <table:table-cell table:style-name="ce2" office:value-type="string" calcext:value-type="string">
            <text:p>cidade</text:p>
          </table:table-cell>
          <table:table-cell table:style-name="ce2" office:value-type="string" calcext:value-type="string">
            <text:p>uf</text:p>
          </table:table-cell>
          <table:table-cell table:style-name="ce2" office:value-type="string" calcext:value-type="string">
            <text:p>vagas</text:p>
          </table:table-cell>
          <table:table-cell table:style-name="ce2" office:value-type="string" calcext:value-type="string">
            <text:p>RD</text:p>
          </table:table-cell>
          <table:table-cell table:style-name="ce2" office:value-type="string" calcext:value-type="string">
            <text:p>CN</text:p>
          </table:table-cell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total</text:p>
          </table:table-cell>
          <table:table-cell table:style-name="ce5" office:value-type="string" calcext:value-type="string">
            <text:p>notacandidato</text:p>
          </table:table-cell>
          <table:table-cell table:style-name="ce5" office:value-type="string" calcext:value-type="string">
            <text:p>corte2020</text:p>
          </table:table-cell>
          <table:table-cell table:style-name="ce5" office:value-type="string" calcext:value-type="string">
            <text:p>diferenca2020</text:p>
          </table:table-cell>
          <table:table-cell table:style-name="ce5" office:value-type="string" calcext:value-type="string">
            <text:p>corte2019</text:p>
          </table:table-cell>
          <table:table-cell table:style-name="ce5" office:value-type="string" calcext:value-type="string">
            <text:p>corteultimachamada</text:p>
          </table:table-cell>
          <table:table-cell table:style-name="ce5" office:value-type="string" calcext:value-type="string">
            <text:p>diferencaultchamada</text:p>
          </table:table-cell>
          <table:table-cell table:style-name="ce2" office:value-type="string" calcext:value-type="string">
            <text:p>posicaolistaespera</text:p>
          </table:table-cell>
          <table:table-cell table:style-name="ce2" office:value-type="string" calcext:value-type="string">
            <text:p>nrochamada</text:p>
          </table:table-cell>
          <table:table-cell table:style-name="ce11" table:number-columns-repeated="46"/>
        </table:table-row>
        <table:table-row table:style-name="ro1">
          <table:table-cell table:style-name="ce3" office:value-type="string" calcext:value-type="string">
            <text:p>UFAC</text:p>
          </table:table-cell>
          <table:table-cell table:style-name="ce3" office:value-type="string" calcext:value-type="string">
            <text:p>Rio Branco</text:p>
          </table:table-cell>
          <table:table-cell table:style-name="ce3" office:value-type="string" calcext:value-type="string">
            <text:p>AC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6" table:number-columns-repeated="3"/>
          <table:table-cell table:style-name="ce6" office:value-type="float" office:value="857.68" calcext:value-type="float">
            <text:p>857.68</text:p>
          </table:table-cell>
          <table:table-cell table:style-name="ce6" office:value-type="float" office:value="856.74" calcext:value-type="float">
            <text:p>856.74</text:p>
          </table:table-cell>
          <table:table-cell table:style-name="ce6" table:formula="of:=[.O2]-[.N2]" office:value-type="float" office:value="-0.939999999999941" calcext:value-type="float">
            <text:p>-0.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AL</text:p>
          </table:table-cell>
          <table:table-cell table:style-name="ce3" office:value-type="string" calcext:value-type="string">
            <text:p>Arapiraca</text:p>
          </table:table-cell>
          <table:table-cell table:style-name="ce3" office:value-type="string" calcext:value-type="string">
            <text:p>AL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5"/>
          <table:table-cell table:style-name="ce6" table:formula="of:=[.O3]-[.N3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AL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AL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8.74" calcext:value-type="float">
            <text:p>788.74</text:p>
          </table:table-cell>
          <table:table-cell table:style-name="ce6" office:value-type="float" office:value="777.7" calcext:value-type="float">
            <text:p>777.70</text:p>
          </table:table-cell>
          <table:table-cell table:style-name="ce6" table:formula="of:=[.O4]-[.N4]" office:value-type="float" office:value="-11.04" calcext:value-type="float">
            <text:p>-11.0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AM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AM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number-columns-repeated="3"/>
          <table:table-cell table:style-name="ce6" office:value-type="float" office:value="807.99" calcext:value-type="float">
            <text:p>807.99</text:p>
          </table:table-cell>
          <table:table-cell table:style-name="ce6" office:value-type="float" office:value="806.04" calcext:value-type="float">
            <text:p>806.04</text:p>
          </table:table-cell>
          <table:table-cell table:style-name="ce6" table:formula="of:=[.O5]-[.N5]" office:value-type="float" office:value="-1.95000000000005" calcext:value-type="float">
            <text:p>-1.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FAP</text:p>
          </table:table-cell>
          <table:table-cell table:style-name="ce3" office:value-type="string" calcext:value-type="string">
            <text:p>Macapá</text:p>
          </table:table-cell>
          <table:table-cell table:style-name="ce3" office:value-type="string" calcext:value-type="string">
            <text:p>AP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2.66" calcext:value-type="float">
            <text:p>782.66</text:p>
          </table:table-cell>
          <table:table-cell table:style-name="ce6" office:value-type="float" office:value="774.3" calcext:value-type="float">
            <text:p>774.30</text:p>
          </table:table-cell>
          <table:table-cell table:style-name="ce6" table:formula="of:=[.O6]-[.N6]" office:value-type="float" office:value="-8.36000000000001" calcext:value-type="float">
            <text:p>-8.3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OB</text:p>
          </table:table-cell>
          <table:table-cell table:style-name="ce3" office:value-type="string" calcext:value-type="string">
            <text:p>Barreiras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6" table:number-columns-repeated="3"/>
          <table:table-cell table:style-name="ce6" office:value-type="float" office:value="793.97" calcext:value-type="float">
            <text:p>793.97</text:p>
          </table:table-cell>
          <table:table-cell table:style-name="ce6" office:value-type="float" office:value="792.63" calcext:value-type="float">
            <text:p>792.63</text:p>
          </table:table-cell>
          <table:table-cell table:style-name="ce6" table:formula="of:=[.O7]-[.N7]" office:value-type="float" office:value="-1.34000000000003" calcext:value-type="float">
            <text:p>-1.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ESC</text:p>
          </table:table-cell>
          <table:table-cell table:style-name="ce3" office:value-type="string" calcext:value-type="string">
            <text:p>Ilhéus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6" table:number-columns-repeated="3"/>
          <table:table-cell table:style-name="ce6" office:value-type="float" office:value="793.82" calcext:value-type="float">
            <text:p>793.82</text:p>
          </table:table-cell>
          <table:table-cell table:style-name="ce6" office:value-type="float" office:value="789.32" calcext:value-type="float">
            <text:p>789.32</text:p>
          </table:table-cell>
          <table:table-cell table:style-name="ce6" table:formula="of:=[.O8]-[.N8]" office:value-type="float" office:value="-4.5" calcext:value-type="float">
            <text:p>-4.5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ESB</text:p>
          </table:table-cell>
          <table:table-cell table:style-name="ce3" office:value-type="string" calcext:value-type="string">
            <text:p>Jequié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3"/>
          <table:table-cell table:style-name="ce6" office:value-type="float" office:value="795.05" calcext:value-type="float">
            <text:p>795.05</text:p>
          </table:table-cell>
          <table:table-cell table:style-name="ce6" office:value-type="float" office:value="793.05" calcext:value-type="float">
            <text:p>793.05</text:p>
          </table:table-cell>
          <table:table-cell table:style-name="ce6" table:formula="of:=[.O9]-[.N9]" office:value-type="float" office:value="-2" calcext:value-type="float">
            <text:p>-2.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VASF</text:p>
          </table:table-cell>
          <table:table-cell table:style-name="ce3" office:value-type="string" calcext:value-type="string">
            <text:p>Paulo Afonso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3.86" calcext:value-type="float">
            <text:p>783.86</text:p>
          </table:table-cell>
          <table:table-cell table:style-name="ce6" office:value-type="float" office:value="779.46" calcext:value-type="float">
            <text:p>779.46</text:p>
          </table:table-cell>
          <table:table-cell table:style-name="ce6" table:formula="of:=[.O10]-[.N10]" office:value-type="float" office:value="-4.39999999999998" calcext:value-type="float">
            <text:p>-4.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BA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6" table:number-columns-repeated="3"/>
          <table:table-cell table:style-name="ce6" office:value-type="float" office:value="789.46" calcext:value-type="float">
            <text:p>789.46</text:p>
          </table:table-cell>
          <table:table-cell table:style-name="ce6" office:value-type="float" office:value="786.87" calcext:value-type="float">
            <text:p>786.87</text:p>
          </table:table-cell>
          <table:table-cell table:style-name="ce6" table:formula="of:=[.O11]-[.N11]" office:value-type="float" office:value="-2.59000000000003" calcext:value-type="float">
            <text:p>-2.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EB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6" table:number-columns-repeated="3"/>
          <table:table-cell table:style-name="ce6" office:value-type="float" office:value="787.87" calcext:value-type="float">
            <text:p>787.87</text:p>
          </table:table-cell>
          <table:table-cell table:style-name="ce6" office:value-type="float" office:value="785.32" calcext:value-type="float">
            <text:p>785.32</text:p>
          </table:table-cell>
          <table:table-cell table:style-name="ce6" table:formula="of:=[.O12]-[.N12]" office:value-type="float" office:value="-2.54999999999995" calcext:value-type="float">
            <text:p>-2.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RB</text:p>
          </table:table-cell>
          <table:table-cell table:style-name="ce3" office:value-type="string" calcext:value-type="string">
            <text:p>Santo Antônio de Jesus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3.76" calcext:value-type="float">
            <text:p>783.76</text:p>
          </table:table-cell>
          <table:table-cell table:style-name="ce6" office:value-type="float" office:value="782.44" calcext:value-type="float">
            <text:p>782.44</text:p>
          </table:table-cell>
          <table:table-cell table:style-name="ce6" table:formula="of:=[.O13]-[.N13]" office:value-type="float" office:value="-1.31999999999994" calcext:value-type="float">
            <text:p>-1.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BA</text:p>
          </table:table-cell>
          <table:table-cell table:style-name="ce3" office:value-type="string" calcext:value-type="string">
            <text:p>Vitória da Conquista</text:p>
          </table:table-cell>
          <table:table-cell table:style-name="ce3" office:value-type="string" calcext:value-type="string">
            <text:p>B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6" table:number-columns-repeated="3"/>
          <table:table-cell table:style-name="ce6" office:value-type="float" office:value="781.25" calcext:value-type="float">
            <text:p>781.25</text:p>
          </table:table-cell>
          <table:table-cell table:style-name="ce6" office:value-type="float" office:value="779.75" calcext:value-type="float">
            <text:p>779.75</text:p>
          </table:table-cell>
          <table:table-cell table:style-name="ce6" table:formula="of:=[.O14]-[.N14]" office:value-type="float" office:value="-1.5" calcext:value-type="float">
            <text:p>-1.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CA</text:p>
          </table:table-cell>
          <table:table-cell table:style-name="ce3" office:value-type="string" calcext:value-type="string">
            <text:p>Barbalha</text:p>
          </table:table-cell>
          <table:table-cell table:style-name="ce3" office:value-type="string" calcext:value-type="string">
            <text:p>C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85.57" calcext:value-type="float">
            <text:p>785.57</text:p>
          </table:table-cell>
          <table:table-cell table:style-name="ce6" office:value-type="float" office:value="775.16" calcext:value-type="float">
            <text:p>775.16</text:p>
          </table:table-cell>
          <table:table-cell table:style-name="ce6" table:formula="of:=[.O15]-[.N15]" office:value-type="float" office:value="-10.4100000000001" calcext:value-type="float">
            <text:p>-10.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C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CE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801.42" calcext:value-type="float">
            <text:p>801.42</text:p>
          </table:table-cell>
          <table:table-cell table:style-name="ce6" office:value-type="float" office:value="793.78" calcext:value-type="float">
            <text:p>793.78</text:p>
          </table:table-cell>
          <table:table-cell table:style-name="ce6" table:formula="of:=[.O16]-[.N16]" office:value-type="float" office:value="-7.63999999999999" calcext:value-type="float">
            <text:p>-7.6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C</text:p>
          </table:table-cell>
          <table:table-cell table:style-name="ce3" office:value-type="string" calcext:value-type="string">
            <text:p>Sobral</text:p>
          </table:table-cell>
          <table:table-cell table:style-name="ce3" office:value-type="string" calcext:value-type="string">
            <text:p>CE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5.88" calcext:value-type="float">
            <text:p>795.88</text:p>
          </table:table-cell>
          <table:table-cell table:style-name="ce6" office:value-type="float" office:value="788.98" calcext:value-type="float">
            <text:p>788.98</text:p>
          </table:table-cell>
          <table:table-cell table:style-name="ce6" table:formula="of:=[.O17]-[.N17]" office:value-type="float" office:value="-6.89999999999998" calcext:value-type="float">
            <text:p>-6.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ESCS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DF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6" table:number-columns-repeated="3"/>
          <table:table-cell table:style-name="ce6" office:value-type="float" office:value="782.73" calcext:value-type="float">
            <text:p>782.73</text:p>
          </table:table-cell>
          <table:table-cell table:style-name="ce6" office:value-type="float" office:value="780.69" calcext:value-type="float">
            <text:p>780.69</text:p>
          </table:table-cell>
          <table:table-cell table:style-name="ce6" table:formula="of:=[.O18]-[.N18]" office:value-type="float" office:value="-2.03999999999996" calcext:value-type="float">
            <text:p>-2.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ES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ES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6" table:number-columns-repeated="3"/>
          <table:table-cell table:number-columns-repeated="2" table:style-name="ce6" office:value-type="float" office:value="811.05" calcext:value-type="float">
            <text:p>811.05</text:p>
          </table:table-cell>
          <table:table-cell table:style-name="ce6" table:formula="of:=[.O19]-[.N19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G</text:p>
          </table:table-cell>
          <table:table-cell table:style-name="ce3" office:value-type="string" calcext:value-type="string">
            <text:p>Catalão</text:p>
          </table:table-cell>
          <table:table-cell table:style-name="ce3" office:value-type="string" calcext:value-type="string">
            <text:p>G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85.25" calcext:value-type="float">
            <text:p>785.25</text:p>
          </table:table-cell>
          <table:table-cell table:style-name="ce6" office:value-type="float" office:value="781.74" calcext:value-type="float">
            <text:p>781.74</text:p>
          </table:table-cell>
          <table:table-cell table:style-name="ce6" table:formula="of:=[.O20]-[.N20]" office:value-type="float" office:value="-3.50999999999999" calcext:value-type="float">
            <text:p>-3.5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G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GO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98.65" calcext:value-type="float">
            <text:p>798.65</text:p>
          </table:table-cell>
          <table:table-cell table:style-name="ce6" office:value-type="float" office:value="790.5" calcext:value-type="float">
            <text:p>790.50</text:p>
          </table:table-cell>
          <table:table-cell table:style-name="ce6" table:formula="of:=[.O21]-[.N21]" office:value-type="float" office:value="-8.14999999999998" calcext:value-type="float">
            <text:p>-8.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G</text:p>
          </table:table-cell>
          <table:table-cell table:style-name="ce3" office:value-type="string" calcext:value-type="string">
            <text:p>Jataí</text:p>
          </table:table-cell>
          <table:table-cell table:style-name="ce3" office:value-type="string" calcext:value-type="string">
            <text:p>GO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86.42" calcext:value-type="float">
            <text:p>786.42</text:p>
          </table:table-cell>
          <table:table-cell table:style-name="ce6" office:value-type="float" office:value="776.92" calcext:value-type="float">
            <text:p>776.92</text:p>
          </table:table-cell>
          <table:table-cell table:style-name="ce6" table:formula="of:=[.O22]-[.N22]" office:value-type="float" office:value="-9.5" calcext:value-type="float">
            <text:p>-9.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A</text:p>
          </table:table-cell>
          <table:table-cell table:style-name="ce3" office:value-type="string" calcext:value-type="string">
            <text:p>Imperatriz</text:p>
          </table:table-cell>
          <table:table-cell table:style-name="ce3" office:value-type="string" calcext:value-type="string">
            <text:p>MA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3.88" calcext:value-type="float">
            <text:p>783.88</text:p>
          </table:table-cell>
          <table:table-cell table:style-name="ce6" office:value-type="float" office:value="782.6" calcext:value-type="float">
            <text:p>782.60</text:p>
          </table:table-cell>
          <table:table-cell table:style-name="ce6" table:formula="of:=[.O23]-[.N23]" office:value-type="float" office:value="-1.27999999999997" calcext:value-type="float">
            <text:p>-1.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A</text:p>
          </table:table-cell>
          <table:table-cell table:style-name="ce3" office:value-type="string" calcext:value-type="string">
            <text:p>Pinheiro</text:p>
          </table:table-cell>
          <table:table-cell table:style-name="ce3" office:value-type="string" calcext:value-type="string">
            <text:p>MA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2.28" calcext:value-type="float">
            <text:p>782.28</text:p>
          </table:table-cell>
          <table:table-cell table:style-name="ce6" office:value-type="float" office:value="770.36" calcext:value-type="float">
            <text:p>770.36</text:p>
          </table:table-cell>
          <table:table-cell table:style-name="ce6" table:formula="of:=[.O24]-[.N24]" office:value-type="float" office:value="-11.92" calcext:value-type="float">
            <text:p>-11.9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A</text:p>
          </table:table-cell>
          <table:table-cell table:style-name="ce3" office:value-type="string" calcext:value-type="string">
            <text:p>São Luís</text:p>
          </table:table-cell>
          <table:table-cell table:style-name="ce3" office:value-type="string" calcext:value-type="string">
            <text:p>MA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9.3" calcext:value-type="float">
            <text:p>789.30</text:p>
          </table:table-cell>
          <table:table-cell table:style-name="ce6" office:value-type="float" office:value="786.8" calcext:value-type="float">
            <text:p>786.80</text:p>
          </table:table-cell>
          <table:table-cell table:style-name="ce6" table:formula="of:=[.O25]-[.N25]" office:value-type="float" office:value="-2.5" calcext:value-type="float">
            <text:p>-2.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FAL-MG</text:p>
          </table:table-cell>
          <table:table-cell table:style-name="ce3" office:value-type="string" calcext:value-type="string">
            <text:p>Alfenas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6" table:number-columns-repeated="3"/>
          <table:table-cell table:style-name="ce6" office:value-type="float" office:value="791.95" calcext:value-type="float">
            <text:p>791.95</text:p>
          </table:table-cell>
          <table:table-cell table:style-name="ce6" office:value-type="float" office:value="788.09" calcext:value-type="float">
            <text:p>788.09</text:p>
          </table:table-cell>
          <table:table-cell table:style-name="ce6" table:formula="of:=[.O26]-[.N26]" office:value-type="float" office:value="-3.86000000000001" calcext:value-type="float">
            <text:p>-3.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G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810.46" calcext:value-type="float">
            <text:p>810.46</text:p>
          </table:table-cell>
          <table:table-cell table:style-name="ce6" office:value-type="float" office:value="796.46" calcext:value-type="float">
            <text:p>796.46</text:p>
          </table:table-cell>
          <table:table-cell table:style-name="ce6" table:formula="of:=[.O27]-[.N27]" office:value-type="float" office:value="-14" calcext:value-type="float">
            <text:p>-14.0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VJM</text:p>
          </table:table-cell>
          <table:table-cell table:style-name="ce3" office:value-type="string" calcext:value-type="string">
            <text:p>Diamantina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6" table:number-columns-repeated="3"/>
          <table:table-cell table:number-columns-repeated="2" table:style-name="ce6" office:value-type="float" office:value="801.28" calcext:value-type="float">
            <text:p>801.28</text:p>
          </table:table-cell>
          <table:table-cell table:style-name="ce6" table:formula="of:=[.O28]-[.N28]" office:value-type="float" office:value="0" calcext:value-type="float">
            <text:p>0.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SJ</text:p>
          </table:table-cell>
          <table:table-cell table:style-name="ce3" office:value-type="string" calcext:value-type="string">
            <text:p>Divinópolis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number-columns-repeated="3"/>
          <table:table-cell table:number-columns-repeated="2" table:style-name="ce6" office:value-type="float" office:value="794.98" calcext:value-type="float">
            <text:p>794.98</text:p>
          </table:table-cell>
          <table:table-cell table:style-name="ce6" table:formula="of:=[.O29]-[.N29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JF</text:p>
          </table:table-cell>
          <table:table-cell table:style-name="ce3" office:value-type="string" calcext:value-type="string">
            <text:p>Governador Valadares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5.62" calcext:value-type="float">
            <text:p>795.62</text:p>
          </table:table-cell>
          <table:table-cell table:style-name="ce6" office:value-type="float" office:value="793.84" calcext:value-type="float">
            <text:p>793.84</text:p>
          </table:table-cell>
          <table:table-cell table:style-name="ce6" table:formula="of:=[.O30]-[.N30]" office:value-type="float" office:value="-1.77999999999997" calcext:value-type="float">
            <text:p>-1.7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JF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804.28" calcext:value-type="float">
            <text:p>804.28</text:p>
          </table:table-cell>
          <table:table-cell table:style-name="ce6" office:value-type="float" office:value="803.3" calcext:value-type="float">
            <text:p>803.30</text:p>
          </table:table-cell>
          <table:table-cell table:style-name="ce6" table:formula="of:=[.O31]-[.N31]" office:value-type="float" office:value="-0.980000000000018" calcext:value-type="float">
            <text:p>-0.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LA</text:p>
          </table:table-cell>
          <table:table-cell table:style-name="ce3" office:value-type="string" calcext:value-type="string">
            <text:p>Lavras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93.2" calcext:value-type="float">
            <text:p>793.20</text:p>
          </table:table-cell>
          <table:table-cell table:style-name="ce6" office:value-type="float" office:value="790.22" calcext:value-type="float">
            <text:p>790.22</text:p>
          </table:table-cell>
          <table:table-cell table:style-name="ce6" table:formula="of:=[.O32]-[.N32]" office:value-type="float" office:value="-2.98000000000002" calcext:value-type="float">
            <text:p>-2.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MONTES</text:p>
          </table:table-cell>
          <table:table-cell table:style-name="ce3" office:value-type="string" calcext:value-type="string">
            <text:p>Montes Claros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6" table:number-columns-repeated="3"/>
          <table:table-cell table:style-name="ce6" office:value-type="float" office:value="788" calcext:value-type="float">
            <text:p>788.00</text:p>
          </table:table-cell>
          <table:table-cell table:style-name="ce6" office:value-type="float" office:value="779.54" calcext:value-type="float">
            <text:p>779.54</text:p>
          </table:table-cell>
          <table:table-cell table:style-name="ce6" table:formula="of:=[.O33]-[.N33]" office:value-type="float" office:value="-8.46000000000004" calcext:value-type="float">
            <text:p>-8.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OP</text:p>
          </table:table-cell>
          <table:table-cell table:style-name="ce3" office:value-type="string" calcext:value-type="string">
            <text:p>Ouro Preto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6" table:number-columns-repeated="3"/>
          <table:table-cell table:style-name="ce6" office:value-type="float" office:value="813.04" calcext:value-type="float">
            <text:p>813.04</text:p>
          </table:table-cell>
          <table:table-cell table:style-name="ce6" office:value-type="float" office:value="812.21" calcext:value-type="float">
            <text:p>812.21</text:p>
          </table:table-cell>
          <table:table-cell table:style-name="ce6" table:formula="of:=[.O34]-[.N34]" office:value-type="float" office:value="-0.829999999999927" calcext:value-type="float">
            <text:p>-0.8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EMG</text:p>
          </table:table-cell>
          <table:table-cell table:style-name="ce3" office:value-type="string" calcext:value-type="string">
            <text:p>Passos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806.72" calcext:value-type="float">
            <text:p>806.72</text:p>
          </table:table-cell>
          <table:table-cell table:style-name="ce6" office:value-type="float" office:value="801.62" calcext:value-type="float">
            <text:p>801.62</text:p>
          </table:table-cell>
          <table:table-cell table:style-name="ce6" table:formula="of:=[.O35]-[.N35]" office:value-type="float" office:value="-5.10000000000002" calcext:value-type="float">
            <text:p>-5.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SJ</text:p>
          </table:table-cell>
          <table:table-cell table:style-name="ce3" office:value-type="string" calcext:value-type="string">
            <text:p>São João del Rei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number-columns-repeated="3"/>
          <table:table-cell table:number-columns-repeated="2" table:style-name="ce6" office:value-type="float" office:value="794.06" calcext:value-type="float">
            <text:p>794.06</text:p>
          </table:table-cell>
          <table:table-cell table:style-name="ce6" table:formula="of:=[.O36]-[.N36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VJM</text:p>
          </table:table-cell>
          <table:table-cell table:style-name="ce3" office:value-type="string" calcext:value-type="string">
            <text:p>Teófilo Otoni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6" table:number-columns-repeated="3"/>
          <table:table-cell table:number-columns-repeated="2" table:style-name="ce6" office:value-type="float" office:value="798.66" calcext:value-type="float">
            <text:p>798.66</text:p>
          </table:table-cell>
          <table:table-cell table:style-name="ce6" table:formula="of:=[.O37]-[.N37]" office:value-type="float" office:value="0" calcext:value-type="float">
            <text:p>0.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TM</text:p>
          </table:table-cell>
          <table:table-cell table:style-name="ce3" office:value-type="string" calcext:value-type="string">
            <text:p>Uberaba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6" table:number-columns-repeated="3"/>
          <table:table-cell table:style-name="ce6" office:value-type="float" office:value="804.78" calcext:value-type="float">
            <text:p>804.78</text:p>
          </table:table-cell>
          <table:table-cell table:style-name="ce6" office:value-type="float" office:value="801" calcext:value-type="float">
            <text:p>801.00</text:p>
          </table:table-cell>
          <table:table-cell table:style-name="ce6" table:formula="of:=[.O38]-[.N38]" office:value-type="float" office:value="-3.77999999999997" calcext:value-type="float">
            <text:p>-3.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U</text:p>
          </table:table-cell>
          <table:table-cell table:style-name="ce3" office:value-type="string" calcext:value-type="string">
            <text:p>Uberlândia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6" table:number-columns-repeated="3"/>
          <table:table-cell table:style-name="ce6" office:value-type="float" office:value="798.23" calcext:value-type="float">
            <text:p>798.23</text:p>
          </table:table-cell>
          <table:table-cell table:style-name="ce6" office:value-type="float" office:value="778.15" calcext:value-type="float">
            <text:p>778.15</text:p>
          </table:table-cell>
          <table:table-cell table:style-name="ce6" table:formula="of:=[.O39]-[.N39]" office:value-type="float" office:value="-20.08" calcext:value-type="float">
            <text:p>-20.0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V</text:p>
          </table:table-cell>
          <table:table-cell table:style-name="ce3" office:value-type="string" calcext:value-type="string">
            <text:p>Viçosa</text:p>
          </table:table-cell>
          <table:table-cell table:style-name="ce3" office:value-type="string" calcext:value-type="string">
            <text:p>MG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9.56" calcext:value-type="float">
            <text:p>799.56</text:p>
          </table:table-cell>
          <table:table-cell table:style-name="ce6" office:value-type="float" office:value="797.42" calcext:value-type="float">
            <text:p>797.42</text:p>
          </table:table-cell>
          <table:table-cell table:style-name="ce6" table:formula="of:=[.O40]-[.N40]" office:value-type="float" office:value="-2.13999999999999" calcext:value-type="float">
            <text:p>-2.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EMS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MS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6" table:number-columns-repeated="3"/>
          <table:table-cell table:style-name="ce6" office:value-type="float" office:value="808.06" calcext:value-type="float">
            <text:p>808.06</text:p>
          </table:table-cell>
          <table:table-cell table:style-name="ce6" office:value-type="float" office:value="804.93" calcext:value-type="float">
            <text:p>804.93</text:p>
          </table:table-cell>
          <table:table-cell table:style-name="ce6" table:formula="of:=[.O41]-[.N41]" office:value-type="float" office:value="-3.13" calcext:value-type="float">
            <text:p>-3.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S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MS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6" table:number-columns-repeated="3"/>
          <table:table-cell table:style-name="ce6" office:value-type="float" office:value="800.22" calcext:value-type="float">
            <text:p>800.22</text:p>
          </table:table-cell>
          <table:table-cell table:style-name="ce6" office:value-type="float" office:value="793" calcext:value-type="float">
            <text:p>793.00</text:p>
          </table:table-cell>
          <table:table-cell table:style-name="ce6" table:formula="of:=[.O42]-[.N42]" office:value-type="float" office:value="-7.22000000000003" calcext:value-type="float">
            <text:p>-7.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GD</text:p>
          </table:table-cell>
          <table:table-cell table:style-name="ce3" office:value-type="string" calcext:value-type="string">
            <text:p>Dourados</text:p>
          </table:table-cell>
          <table:table-cell table:style-name="ce3" office:value-type="string" calcext:value-type="string">
            <text:p>MS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0.94" calcext:value-type="float">
            <text:p>790.94</text:p>
          </table:table-cell>
          <table:table-cell table:style-name="ce6" office:value-type="float" office:value="790.36" calcext:value-type="float">
            <text:p>790.36</text:p>
          </table:table-cell>
          <table:table-cell table:style-name="ce6" table:formula="of:=[.O43]-[.N43]" office:value-type="float" office:value="-0.580000000000041" calcext:value-type="float">
            <text:p>-0.5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S</text:p>
          </table:table-cell>
          <table:table-cell table:style-name="ce3" office:value-type="string" calcext:value-type="string">
            <text:p>Três Lagoas</text:p>
          </table:table-cell>
          <table:table-cell table:style-name="ce3" office:value-type="string" calcext:value-type="string">
            <text:p>MS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6" table:number-columns-repeated="3"/>
          <table:table-cell table:style-name="ce6" office:value-type="float" office:value="817.4" calcext:value-type="float">
            <text:p>817.40</text:p>
          </table:table-cell>
          <table:table-cell table:style-name="ce6" office:value-type="float" office:value="816.12" calcext:value-type="float">
            <text:p>816.12</text:p>
          </table:table-cell>
          <table:table-cell table:style-name="ce6" table:formula="of:=[.O44]-[.N44]" office:value-type="float" office:value="-1.27999999999997" calcext:value-type="float">
            <text:p>-1.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EMAT</text:p>
          </table:table-cell>
          <table:table-cell table:style-name="ce3" office:value-type="string" calcext:value-type="string">
            <text:p>Cáceres</text:p>
          </table:table-cell>
          <table:table-cell table:style-name="ce3" office:value-type="string" calcext:value-type="string">
            <text:p>MT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6" table:number-columns-repeated="3"/>
          <table:table-cell table:style-name="ce6" office:value-type="float" office:value="777.76" calcext:value-type="float">
            <text:p>777.76</text:p>
          </table:table-cell>
          <table:table-cell table:style-name="ce6" office:value-type="float" office:value="777" calcext:value-type="float">
            <text:p>777.00</text:p>
          </table:table-cell>
          <table:table-cell table:style-name="ce6" table:formula="of:=[.O45]-[.N45]" office:value-type="float" office:value="-0.759999999999991" calcext:value-type="float">
            <text:p>-0.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T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MT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1.1" calcext:value-type="float">
            <text:p>791.10</text:p>
          </table:table-cell>
          <table:table-cell table:style-name="ce6" office:value-type="float" office:value="782.02" calcext:value-type="float">
            <text:p>782.02</text:p>
          </table:table-cell>
          <table:table-cell table:style-name="ce6" table:formula="of:=[.O46]-[.N46]" office:value-type="float" office:value="-9.08000000000004" calcext:value-type="float">
            <text:p>-9.0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T</text:p>
          </table:table-cell>
          <table:table-cell table:style-name="ce3" office:value-type="string" calcext:value-type="string">
            <text:p>Rondonópolis</text:p>
          </table:table-cell>
          <table:table-cell table:style-name="ce3" office:value-type="string" calcext:value-type="string">
            <text:p>MT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5.62" calcext:value-type="float">
            <text:p>785.62</text:p>
          </table:table-cell>
          <table:table-cell table:style-name="ce6" office:value-type="float" office:value="778.06" calcext:value-type="float">
            <text:p>778.06</text:p>
          </table:table-cell>
          <table:table-cell table:style-name="ce6" table:formula="of:=[.O47]-[.N47]" office:value-type="float" office:value="-7.56000000000006" calcext:value-type="float">
            <text:p>-7.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MT</text:p>
          </table:table-cell>
          <table:table-cell table:style-name="ce3" office:value-type="string" calcext:value-type="string">
            <text:p>Sinop</text:p>
          </table:table-cell>
          <table:table-cell table:style-name="ce3" office:value-type="string" calcext:value-type="string">
            <text:p>MT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4.42" calcext:value-type="float">
            <text:p>784.42</text:p>
          </table:table-cell>
          <table:table-cell table:style-name="ce6" office:value-type="float" office:value="779.98" calcext:value-type="float">
            <text:p>779.98</text:p>
          </table:table-cell>
          <table:table-cell table:style-name="ce6" table:formula="of:=[.O48]-[.N48]" office:value-type="float" office:value="-4.43999999999994" calcext:value-type="float">
            <text:p>-4.4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CG</text:p>
          </table:table-cell>
          <table:table-cell table:style-name="ce3" office:value-type="string" calcext:value-type="string">
            <text:p>Cajazeiras</text:p>
          </table:table-cell>
          <table:table-cell table:style-name="ce3" office:value-type="string" calcext:value-type="string">
            <text:p>PB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5.02" calcext:value-type="float">
            <text:p>785.02</text:p>
          </table:table-cell>
          <table:table-cell table:style-name="ce6" office:value-type="float" office:value="784.26" calcext:value-type="float">
            <text:p>784.26</text:p>
          </table:table-cell>
          <table:table-cell table:style-name="ce6" table:formula="of:=[.O49]-[.N49]" office:value-type="float" office:value="-0.759999999999991" calcext:value-type="float">
            <text:p>-0.7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CG</text:p>
          </table:table-cell>
          <table:table-cell table:style-name="ce3" office:value-type="string" calcext:value-type="string">
            <text:p>Campina Grande</text:p>
          </table:table-cell>
          <table:table-cell table:style-name="ce3" office:value-type="string" calcext:value-type="string">
            <text:p>PB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9.1" calcext:value-type="float">
            <text:p>789.10</text:p>
          </table:table-cell>
          <table:table-cell table:style-name="ce6" office:value-type="float" office:value="781.24" calcext:value-type="float">
            <text:p>781.24</text:p>
          </table:table-cell>
          <table:table-cell table:style-name="ce6" table:formula="of:=[.O50]-[.N50]" office:value-type="float" office:value="-7.86000000000001" calcext:value-type="float">
            <text:p>-7.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PB</text:p>
          </table:table-cell>
          <table:table-cell table:style-name="ce3" office:value-type="string" calcext:value-type="string">
            <text:p>João Pessoa</text:p>
          </table:table-cell>
          <table:table-cell table:style-name="ce3" office:value-type="string" calcext:value-type="string">
            <text:p>PB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0.72" calcext:value-type="float">
            <text:p>790.72</text:p>
          </table:table-cell>
          <table:table-cell table:style-name="ce6" office:value-type="float" office:value="788.22" calcext:value-type="float">
            <text:p>788.22</text:p>
          </table:table-cell>
          <table:table-cell table:style-name="ce6" table:formula="of:=[.O51]-[.N51]" office:value-type="float" office:value="-2.5" calcext:value-type="float">
            <text:p>-2.5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PE</text:p>
          </table:table-cell>
          <table:table-cell table:style-name="ce3" office:value-type="string" calcext:value-type="string">
            <text:p>Caruaru</text:p>
          </table:table-cell>
          <table:table-cell table:style-name="ce3" office:value-type="string" calcext:value-type="string">
            <text:p>PE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853.09" calcext:value-type="float">
            <text:p>853.09</text:p>
          </table:table-cell>
          <table:table-cell table:style-name="ce6" office:value-type="float" office:value="852.49" calcext:value-type="float">
            <text:p>852.49</text:p>
          </table:table-cell>
          <table:table-cell table:style-name="ce6" table:formula="of:=[.O52]-[.N52]" office:value-type="float" office:value="-0.600000000000023" calcext:value-type="float">
            <text:p>-0.6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PE</text:p>
          </table:table-cell>
          <table:table-cell table:style-name="ce3" office:value-type="string" calcext:value-type="string">
            <text:p>Garanhuns</text:p>
          </table:table-cell>
          <table:table-cell table:style-name="ce3" office:value-type="string" calcext:value-type="string">
            <text:p>PE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4.6" calcext:value-type="float">
            <text:p>784.60</text:p>
          </table:table-cell>
          <table:table-cell table:style-name="ce6" office:value-type="float" office:value="778.2" calcext:value-type="float">
            <text:p>778.20</text:p>
          </table:table-cell>
          <table:table-cell table:style-name="ce6" table:formula="of:=[.O53]-[.N53]" office:value-type="float" office:value="-6.39999999999998" calcext:value-type="float">
            <text:p>-6.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VASF</text:p>
          </table:table-cell>
          <table:table-cell table:style-name="ce3" office:value-type="string" calcext:value-type="string">
            <text:p>Petrolina</text:p>
          </table:table-cell>
          <table:table-cell table:style-name="ce3" office:value-type="string" calcext:value-type="string">
            <text:p>PE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5.26" calcext:value-type="float">
            <text:p>785.26</text:p>
          </table:table-cell>
          <table:table-cell table:style-name="ce6" office:value-type="float" office:value="784.72" calcext:value-type="float">
            <text:p>784.72</text:p>
          </table:table-cell>
          <table:table-cell table:style-name="ce6" table:formula="of:=[.O54]-[.N54]" office:value-type="float" office:value="-0.539999999999964" calcext:value-type="float">
            <text:p>-0.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PE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PE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6" table:number-columns-repeated="3"/>
          <table:table-cell table:style-name="ce6" office:value-type="float" office:value="787.32" calcext:value-type="float">
            <text:p>787.32</text:p>
          </table:table-cell>
          <table:table-cell table:style-name="ce6" office:value-type="float" office:value="779.32" calcext:value-type="float">
            <text:p>779.32</text:p>
          </table:table-cell>
          <table:table-cell table:style-name="ce6" table:formula="of:=[.O55]-[.N55]" office:value-type="float" office:value="-8" calcext:value-type="float">
            <text:p>-8.0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PE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PE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8.36" calcext:value-type="float">
            <text:p>788.36</text:p>
          </table:table-cell>
          <table:table-cell table:style-name="ce6" office:value-type="float" office:value="783.38" calcext:value-type="float">
            <text:p>783.38</text:p>
          </table:table-cell>
          <table:table-cell table:style-name="ce6" table:formula="of:=[.O56]-[.N56]" office:value-type="float" office:value="-4.98000000000002" calcext:value-type="float">
            <text:p>-4.9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PE</text:p>
          </table:table-cell>
          <table:table-cell table:style-name="ce3" office:value-type="string" calcext:value-type="string">
            <text:p>Serra Talhada</text:p>
          </table:table-cell>
          <table:table-cell table:style-name="ce3" office:value-type="string" calcext:value-type="string">
            <text:p>PE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3.98" calcext:value-type="float">
            <text:p>783.98</text:p>
          </table:table-cell>
          <table:table-cell table:style-name="ce6" office:value-type="float" office:value="782.88" calcext:value-type="float">
            <text:p>782.88</text:p>
          </table:table-cell>
          <table:table-cell table:style-name="ce6" table:formula="of:=[.O57]-[.N57]" office:value-type="float" office:value="-1.10000000000002" calcext:value-type="float">
            <text:p>-1.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PI</text:p>
          </table:table-cell>
          <table:table-cell table:style-name="ce3" office:value-type="string" calcext:value-type="string">
            <text:p>Parnaíba</text:p>
          </table:table-cell>
          <table:table-cell table:style-name="ce3" office:value-type="string" calcext:value-type="string">
            <text:p>PI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6" table:number-columns-repeated="3"/>
          <table:table-cell table:style-name="ce6" office:value-type="float" office:value="779.25" calcext:value-type="float">
            <text:p>779.25</text:p>
          </table:table-cell>
          <table:table-cell table:style-name="ce6" office:value-type="float" office:value="777.94" calcext:value-type="float">
            <text:p>777.94</text:p>
          </table:table-cell>
          <table:table-cell table:style-name="ce6" table:formula="of:=[.O58]-[.N58]" office:value-type="float" office:value="-1.30999999999995" calcext:value-type="float">
            <text:p>-1.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ESPI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PI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6" table:number-columns-repeated="3"/>
          <table:table-cell table:style-name="ce6" office:value-type="float" office:value="780.86" calcext:value-type="float">
            <text:p>780.86</text:p>
          </table:table-cell>
          <table:table-cell table:style-name="ce6" office:value-type="float" office:value="761.33" calcext:value-type="float">
            <text:p>761.33</text:p>
          </table:table-cell>
          <table:table-cell table:style-name="ce6" table:formula="of:=[.O59]-[.N59]" office:value-type="float" office:value="-19.53" calcext:value-type="float">
            <text:p>-19.5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PI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PI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6" table:number-columns-repeated="3"/>
          <table:table-cell table:style-name="ce6" office:value-type="float" office:value="802.11" calcext:value-type="float">
            <text:p>802.11</text:p>
          </table:table-cell>
          <table:table-cell table:style-name="ce6" office:value-type="float" office:value="782.25" calcext:value-type="float">
            <text:p>782.25</text:p>
          </table:table-cell>
          <table:table-cell table:style-name="ce6" table:formula="of:=[.O60]-[.N60]" office:value-type="float" office:value="-19.86" calcext:value-type="float">
            <text:p>-19.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OESTE</text:p>
          </table:table-cell>
          <table:table-cell table:style-name="ce3" office:value-type="string" calcext:value-type="string">
            <text:p>Cascavel</text:p>
          </table:table-cell>
          <table:table-cell table:style-name="ce3" office:value-type="string" calcext:value-type="string">
            <text:p>PR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6" table:number-columns-repeated="3"/>
          <table:table-cell table:style-name="ce6" office:value-type="float" office:value="806.43" calcext:value-type="float">
            <text:p>806.43</text:p>
          </table:table-cell>
          <table:table-cell table:style-name="ce6" office:value-type="float" office:value="792.79" calcext:value-type="float">
            <text:p>792.79</text:p>
          </table:table-cell>
          <table:table-cell table:style-name="ce6" table:formula="of:=[.O61]-[.N61]" office:value-type="float" office:value="-13.64" calcext:value-type="float">
            <text:p>-13.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PR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PR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828.36" calcext:value-type="float">
            <text:p>828.36</text:p>
          </table:table-cell>
          <table:table-cell table:style-name="ce6"/>
          <table:table-cell table:style-name="ce6" table:formula="of:=[.O62]-[.N62]" office:value-type="float" office:value="-828.36" calcext:value-type="float">
            <text:p>-828.3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LA</text:p>
          </table:table-cell>
          <table:table-cell table:style-name="ce3" office:value-type="string" calcext:value-type="string">
            <text:p>Foz do Iguaçu</text:p>
          </table:table-cell>
          <table:table-cell table:style-name="ce3" office:value-type="string" calcext:value-type="string">
            <text:p>PR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8.54" calcext:value-type="float">
            <text:p>788.54</text:p>
          </table:table-cell>
          <table:table-cell table:style-name="ce6" office:value-type="float" office:value="780.96" calcext:value-type="float">
            <text:p>780.96</text:p>
          </table:table-cell>
          <table:table-cell table:style-name="ce6" table:formula="of:=[.O63]-[.N63]" office:value-type="float" office:value="-7.57999999999993" calcext:value-type="float">
            <text:p>-7.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OESTE</text:p>
          </table:table-cell>
          <table:table-cell table:style-name="ce3" office:value-type="string" calcext:value-type="string">
            <text:p>Francisco Beltrão</text:p>
          </table:table-cell>
          <table:table-cell table:style-name="ce3" office:value-type="string" calcext:value-type="string">
            <text:p>PR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6" table:number-columns-repeated="3"/>
          <table:table-cell table:style-name="ce6" office:value-type="float" office:value="801.28" calcext:value-type="float">
            <text:p>801.28</text:p>
          </table:table-cell>
          <table:table-cell table:style-name="ce6" office:value-type="float" office:value="794.57" calcext:value-type="float">
            <text:p>794.57</text:p>
          </table:table-cell>
          <table:table-cell table:style-name="ce6" table:formula="of:=[.O64]-[.N64]" office:value-type="float" office:value="-6.70999999999992" calcext:value-type="float">
            <text:p>-6.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PR</text:p>
          </table:table-cell>
          <table:table-cell table:style-name="ce3" office:value-type="string" calcext:value-type="string">
            <text:p>Toledo</text:p>
          </table:table-cell>
          <table:table-cell table:style-name="ce3" office:value-type="string" calcext:value-type="string">
            <text:p>PR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5"/>
          <table:table-cell table:style-name="ce6" table:formula="of:=[.O65]-[.N65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RJ</text:p>
          </table:table-cell>
          <table:table-cell table:style-name="ce3" office:value-type="string" calcext:value-type="string">
            <text:p>Macaé</text:p>
          </table:table-cell>
          <table:table-cell table:style-name="ce3" office:value-type="string" calcext:value-type="string">
            <text:p>RJ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6" table:number-columns-repeated="3"/>
          <table:table-cell table:style-name="ce6" office:value-type="float" office:value="808.94" calcext:value-type="float">
            <text:p>808.94</text:p>
          </table:table-cell>
          <table:table-cell table:style-name="ce6" office:value-type="float" office:value="800.95" calcext:value-type="float">
            <text:p>800.95</text:p>
          </table:table-cell>
          <table:table-cell table:style-name="ce6" table:formula="of:=[.O66]-[.N66]" office:value-type="float" office:value="-7.99000000000001" calcext:value-type="float">
            <text:p>-7.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Niterói</text:p>
          </table:table-cell>
          <table:table-cell table:style-name="ce3" office:value-type="string" calcext:value-type="string">
            <text:p>RJ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94.86" calcext:value-type="float">
            <text:p>794.86</text:p>
          </table:table-cell>
          <table:table-cell table:style-name="ce6" office:value-type="float" office:value="793.31" calcext:value-type="float">
            <text:p>793.31</text:p>
          </table:table-cell>
          <table:table-cell table:style-name="ce6" table:formula="of:=[.O67]-[.N67]" office:value-type="float" office:value="-1.55000000000007" calcext:value-type="float">
            <text:p>-1.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RJ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RJ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6" table:number-columns-repeated="3"/>
          <table:table-cell table:style-name="ce6" office:value-type="float" office:value="822.46" calcext:value-type="float">
            <text:p>822.46</text:p>
          </table:table-cell>
          <table:table-cell table:style-name="ce6" office:value-type="float" office:value="811.43" calcext:value-type="float">
            <text:p>811.43</text:p>
          </table:table-cell>
          <table:table-cell table:style-name="ce6" table:formula="of:=[.O68]-[.N68]" office:value-type="float" office:value="-11.0300000000001" calcext:value-type="float">
            <text:p>-11.0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RIO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RJ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7.82" calcext:value-type="float">
            <text:p>797.82</text:p>
          </table:table-cell>
          <table:table-cell table:style-name="ce6" office:value-type="float" office:value="797.02" calcext:value-type="float">
            <text:p>797.02</text:p>
          </table:table-cell>
          <table:table-cell table:style-name="ce6" table:formula="of:=[.O69]-[.N69]" office:value-type="float" office:value="-0.800000000000068" calcext:value-type="float">
            <text:p>-0.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RN</text:p>
          </table:table-cell>
          <table:table-cell table:style-name="ce3" office:value-type="string" calcext:value-type="string">
            <text:p>Caicó</text:p>
          </table:table-cell>
          <table:table-cell table:style-name="ce3" office:value-type="string" calcext:value-type="string">
            <text:p>R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.5" calcext:value-type="float">
            <text:p>8.5</text:p>
          </table:table-cell>
          <table:table-cell table:style-name="ce6" table:number-columns-repeated="3"/>
          <table:table-cell table:style-name="ce6" office:value-type="float" office:value="901.5" calcext:value-type="float">
            <text:p>901.50</text:p>
          </table:table-cell>
          <table:table-cell table:style-name="ce6" office:value-type="float" office:value="900.06" calcext:value-type="float">
            <text:p>900.06</text:p>
          </table:table-cell>
          <table:table-cell table:style-name="ce6" table:formula="of:=[.O70]-[.N70]" office:value-type="float" office:value="-1.44000000000005" calcext:value-type="float">
            <text:p>-1.4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ERN</text:p>
          </table:table-cell>
          <table:table-cell table:style-name="ce3" office:value-type="string" calcext:value-type="string">
            <text:p>Mossoró</text:p>
          </table:table-cell>
          <table:table-cell table:style-name="ce3" office:value-type="string" calcext:value-type="string">
            <text:p>RN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6" table:number-columns-repeated="3"/>
          <table:table-cell table:style-name="ce6" office:value-type="float" office:value="789.19" calcext:value-type="float">
            <text:p>789.19</text:p>
          </table:table-cell>
          <table:table-cell table:style-name="ce6" office:value-type="float" office:value="788.29" calcext:value-type="float">
            <text:p>788.29</text:p>
          </table:table-cell>
          <table:table-cell table:style-name="ce6" table:formula="of:=[.O71]-[.N71]" office:value-type="float" office:value="-0.900000000000091" calcext:value-type="float">
            <text:p>-0.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ERSA</text:p>
          </table:table-cell>
          <table:table-cell table:style-name="ce3" office:value-type="string" calcext:value-type="string">
            <text:p>Mossoró</text:p>
          </table:table-cell>
          <table:table-cell table:style-name="ce3" office:value-type="string" calcext:value-type="string">
            <text:p>R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69.73" calcext:value-type="float">
            <text:p>769.73</text:p>
          </table:table-cell>
          <table:table-cell table:style-name="ce6" office:value-type="float" office:value="769.47" calcext:value-type="float">
            <text:p>769.47</text:p>
          </table:table-cell>
          <table:table-cell table:style-name="ce6" table:formula="of:=[.O72]-[.N72]" office:value-type="float" office:value="-0.259999999999991" calcext:value-type="float">
            <text:p>-0.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RN</text:p>
          </table:table-cell>
          <table:table-cell table:style-name="ce3" office:value-type="string" calcext:value-type="string">
            <text:p>Natal</text:p>
          </table:table-cell>
          <table:table-cell table:style-name="ce3" office:value-type="string" calcext:value-type="string">
            <text:p>RN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.5" calcext:value-type="float">
            <text:p>8.5</text:p>
          </table:table-cell>
          <table:table-cell table:style-name="ce6" table:number-columns-repeated="3"/>
          <table:table-cell table:style-name="ce6" office:value-type="float" office:value="782.34" calcext:value-type="float">
            <text:p>782.34</text:p>
          </table:table-cell>
          <table:table-cell table:style-name="ce6" office:value-type="float" office:value="778.14" calcext:value-type="float">
            <text:p>778.14</text:p>
          </table:table-cell>
          <table:table-cell table:style-name="ce6" table:formula="of:=[.O73]-[.N73]" office:value-type="float" office:value="-4.20000000000005" calcext:value-type="float">
            <text:p>-4.2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RR</text:p>
          </table:table-cell>
          <table:table-cell table:style-name="ce3" office:value-type="string" calcext:value-type="string">
            <text:p>Boa Vista</text:p>
          </table:table-cell>
          <table:table-cell table:style-name="ce3" office:value-type="string" calcext:value-type="string">
            <text:p>R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6" table:number-columns-repeated="3"/>
          <table:table-cell table:style-name="ce6" office:value-type="float" office:value="779.33" calcext:value-type="float">
            <text:p>779.33</text:p>
          </table:table-cell>
          <table:table-cell table:style-name="ce6" office:value-type="float" office:value="775.5" calcext:value-type="float">
            <text:p>775.50</text:p>
          </table:table-cell>
          <table:table-cell table:style-name="ce6" table:formula="of:=[.O74]-[.N74]" office:value-type="float" office:value="-3.83000000000004" calcext:value-type="float">
            <text:p>-3.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FS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RS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3.78" calcext:value-type="float">
            <text:p>793.78</text:p>
          </table:table-cell>
          <table:table-cell table:style-name="ce6"/>
          <table:table-cell table:style-name="ce6" table:formula="of:=[.O75]-[.N75]" office:value-type="float" office:value="-793.78" calcext:value-type="float">
            <text:p>-793.78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PEL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RS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3.96" calcext:value-type="float">
            <text:p>793.96</text:p>
          </table:table-cell>
          <table:table-cell table:style-name="ce6"/>
          <table:table-cell table:style-name="ce6" table:formula="of:=[.O76]-[.N76]" office:value-type="float" office:value="-793.96" calcext:value-type="float">
            <text:p>-793.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CSPA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RS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9.44" calcext:value-type="float">
            <text:p>799.44</text:p>
          </table:table-cell>
          <table:table-cell table:style-name="ce6" office:value-type="float" office:value="790.24" calcext:value-type="float">
            <text:p>790.24</text:p>
          </table:table-cell>
          <table:table-cell table:style-name="ce6" table:formula="of:=[.O77]-[.N77]" office:value-type="float" office:value="-9.20000000000005" calcext:value-type="float">
            <text:p>-9.2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RGS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RS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6" table:number-columns-repeated="3"/>
          <table:table-cell table:style-name="ce6" office:value-type="float" office:value="790.74" calcext:value-type="float">
            <text:p>790.74</text:p>
          </table:table-cell>
          <table:table-cell table:style-name="ce6" office:value-type="float" office:value="781.83" calcext:value-type="float">
            <text:p>781.83</text:p>
          </table:table-cell>
          <table:table-cell table:style-name="ce6" table:formula="of:=[.O78]-[.N78]" office:value-type="float" office:value="-8.90999999999997" calcext:value-type="float">
            <text:p>-8.9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FURG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RS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802.84" calcext:value-type="float">
            <text:p>802.84</text:p>
          </table:table-cell>
          <table:table-cell table:style-name="ce6" office:value-type="float" office:value="802.15" calcext:value-type="float">
            <text:p>802.15</text:p>
          </table:table-cell>
          <table:table-cell table:style-name="ce6" table:formula="of:=[.O79]-[.N79]" office:value-type="float" office:value="-0.690000000000055" calcext:value-type="float">
            <text:p>-0.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SM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RS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96.5" calcext:value-type="float">
            <text:p>796.50</text:p>
          </table:table-cell>
          <table:table-cell table:style-name="ce6" office:value-type="float" office:value="789.28" calcext:value-type="float">
            <text:p>789.28</text:p>
          </table:table-cell>
          <table:table-cell table:style-name="ce6" table:formula="of:=[.O80]-[.N80]" office:value-type="float" office:value="-7.22000000000003" calcext:value-type="float">
            <text:p>-7.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NIPAMPA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RS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784.14" calcext:value-type="float">
            <text:p>784.14</text:p>
          </table:table-cell>
          <table:table-cell table:style-name="ce6" office:value-type="float" office:value="780.98" calcext:value-type="float">
            <text:p>780.98</text:p>
          </table:table-cell>
          <table:table-cell table:style-name="ce6" table:formula="of:=[.O81]-[.N81]" office:value-type="float" office:value="-3.15999999999997" calcext:value-type="float">
            <text:p>-3.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SC</text:p>
          </table:table-cell>
          <table:table-cell table:style-name="ce3" office:value-type="string" calcext:value-type="string">
            <text:p>Florianópolis</text:p>
          </table:table-cell>
          <table:table-cell table:style-name="ce3" office:value-type="string" calcext:value-type="string">
            <text:p>SC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5.5" calcext:value-type="float">
            <text:p>5.5</text:p>
          </table:table-cell>
          <table:table-cell table:style-name="ce6" table:number-columns-repeated="3"/>
          <table:table-cell table:style-name="ce6" office:value-type="float" office:value="820.67" calcext:value-type="float">
            <text:p>820.67</text:p>
          </table:table-cell>
          <table:table-cell table:style-name="ce6"/>
          <table:table-cell table:style-name="ce6" table:formula="of:=[.O82]-[.N82]" office:value-type="float" office:value="-820.67" calcext:value-type="float">
            <text:p>-820.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S</text:p>
          </table:table-cell>
          <table:table-cell table:style-name="ce3" office:value-type="string" calcext:value-type="string">
            <text:p>Aracaju</text:p>
          </table:table-cell>
          <table:table-cell table:style-name="ce3" office:value-type="string" calcext:value-type="string">
            <text:p>SE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786.94" calcext:value-type="float">
            <text:p>786.94</text:p>
          </table:table-cell>
          <table:table-cell table:style-name="ce6" office:value-type="float" office:value="778.83" calcext:value-type="float">
            <text:p>778.83</text:p>
          </table:table-cell>
          <table:table-cell table:style-name="ce6" table:formula="of:=[.O83]-[.N83]" office:value-type="float" office:value="-8.11000000000001" calcext:value-type="float">
            <text:p>-8.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SP</text:p>
          </table:table-cell>
          <table:table-cell table:style-name="ce3" office:value-type="string" calcext:value-type="string">
            <text:p>Bauru</text:p>
          </table:table-cell>
          <table:table-cell table:style-name="ce3" office:value-type="string" calcext:value-type="string">
            <text:p>SP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number-columns-repeated="3"/>
          <table:table-cell table:style-name="ce6" office:value-type="float" office:value="858.44" calcext:value-type="float">
            <text:p>858.44</text:p>
          </table:table-cell>
          <table:table-cell table:style-name="ce6"/>
          <table:table-cell table:style-name="ce6" table:formula="of:=[.O84]-[.N84]" office:value-type="float" office:value="-858.44" calcext:value-type="float">
            <text:p>-858.44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SP</text:p>
          </table:table-cell>
          <table:table-cell table:style-name="ce3" office:value-type="string" calcext:value-type="string">
            <text:p>Ribeirão Preto</text:p>
          </table:table-cell>
          <table:table-cell table:style-name="ce3" office:value-type="string" calcext:value-type="string">
            <text:p>SP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number-columns-repeated="5"/>
          <table:table-cell table:style-name="ce6" table:formula="of:=[.O85]-[.N85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SCAR</text:p>
          </table:table-cell>
          <table:table-cell table:style-name="ce3" office:value-type="string" calcext:value-type="string">
            <text:p>São Carlos</text:p>
          </table:table-cell>
          <table:table-cell table:style-name="ce3" office:value-type="string" calcext:value-type="string">
            <text:p>SP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6" table:number-columns-repeated="3"/>
          <table:table-cell table:style-name="ce6" office:value-type="float" office:value="787.41" calcext:value-type="float">
            <text:p>787.41</text:p>
          </table:table-cell>
          <table:table-cell table:style-name="ce6" office:value-type="float" office:value="778.21" calcext:value-type="float">
            <text:p>778.21</text:p>
          </table:table-cell>
          <table:table-cell table:style-name="ce6" table:formula="of:=[.O86]-[.N86]" office:value-type="float" office:value="-9.19999999999993" calcext:value-type="float">
            <text:p>-9.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SP</text:p>
          </table:table-cell>
          <table:table-cell table:style-name="ce3" office:value-type="string" calcext:value-type="string">
            <text:p>São Paulo</text:p>
          </table:table-cell>
          <table:table-cell table:style-name="ce3" office:value-type="string" calcext:value-type="string">
            <text:p>SP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6" table:number-columns-repeated="5"/>
          <table:table-cell table:style-name="ce6" table:formula="of:=[.O87]-[.N87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6"/>
        </table:table-row>
        <table:table-row table:style-name="ro1">
          <table:table-cell table:style-name="ce3" office:value-type="string" calcext:value-type="string">
            <text:p>UFT</text:p>
          </table:table-cell>
          <table:table-cell table:style-name="ce3" office:value-type="string" calcext:value-type="string">
            <text:p>Araguaína</text:p>
          </table:table-cell>
          <table:table-cell table:style-name="ce3" office:value-type="string" calcext:value-type="string">
            <text:p>T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6" table:number-columns-repeated="3"/>
          <table:table-cell table:style-name="ce6" office:value-type="float" office:value="783.36" calcext:value-type="float">
            <text:p>783.36</text:p>
          </table:table-cell>
          <table:table-cell table:style-name="ce6" office:value-type="float" office:value="779.99" calcext:value-type="float">
            <text:p>779.99</text:p>
          </table:table-cell>
          <table:table-cell table:style-name="ce6" table:formula="of:=[.O88]-[.N88]" office:value-type="float" office:value="-3.37" calcext:value-type="float">
            <text:p>-3.3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UFT</text:p>
          </table:table-cell>
          <table:table-cell table:style-name="ce3" office:value-type="string" calcext:value-type="string">
            <text:p>Palmas</text:p>
          </table:table-cell>
          <table:table-cell table:style-name="ce3" office:value-type="string" calcext:value-type="string">
            <text:p>TO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6" table:number-columns-repeated="3"/>
          <table:table-cell table:style-name="ce6" office:value-type="float" office:value="788.21" calcext:value-type="float">
            <text:p>788.21</text:p>
          </table:table-cell>
          <table:table-cell table:style-name="ce6" office:value-type="float" office:value="781.19" calcext:value-type="float">
            <text:p>781.19</text:p>
          </table:table-cell>
          <table:table-cell table:style-name="ce6" table:formula="of:=[.O89]-[.N89]" office:value-type="float" office:value="-7.01999999999998" calcext:value-type="float">
            <text:p>-7.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6"/>
        </table:table-row>
        <table:table-row table:style-name="ro2" table:number-rows-repeated="104848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aida_script" table:style-name="ta1">
        <table:table-column table:style-name="co1" table:default-cell-style-name="ce9"/>
        <table:table-column table:style-name="co16" table:default-cell-style-name="ce9"/>
        <table:table-column table:style-name="co3" table:default-cell-style-name="ce9"/>
        <table:table-column table:style-name="co17" table:number-columns-repeated="5" table:default-cell-style-name="ce9"/>
        <table:table-column table:style-name="co18" table:default-cell-style-name="ce9"/>
        <table:table-column table:style-name="co19" table:default-cell-style-name="ce9"/>
        <table:table-column table:style-name="co15" table:number-columns-repeated="54" table:default-cell-style-name="ce9"/>
        <table:table-row table:style-name="ro1">
          <table:table-cell table:style-name="ce11" office:value-type="string" calcext:value-type="string">
            <text:p>universidade</text:p>
          </table:table-cell>
          <table:table-cell table:style-name="ce11" office:value-type="string" calcext:value-type="string">
            <text:p>cidade</text:p>
          </table:table-cell>
          <table:table-cell table:style-name="ce11" office:value-type="string" calcext:value-type="string">
            <text:p>uf</text:p>
          </table:table-cell>
          <table:table-cell table:style-name="ce11" office:value-type="string" calcext:value-type="string">
            <text:p>RD</text:p>
          </table:table-cell>
          <table:table-cell table:style-name="ce11" office:value-type="string" calcext:value-type="string">
            <text:p>CN</text:p>
          </table:table-cell>
          <table:table-cell table:style-name="ce11" office:value-type="string" calcext:value-type="string">
            <text:p>CH</text:p>
          </table:table-cell>
          <table:table-cell table:style-name="ce11" office:value-type="string" calcext:value-type="string">
            <text:p>LC</text:p>
          </table:table-cell>
          <table:table-cell table:style-name="ce11" office:value-type="string" calcext:value-type="string">
            <text:p>MT</text:p>
          </table:table-cell>
          <table:table-cell table:style-name="ce11" office:value-type="string" calcext:value-type="string">
            <text:p>vagas</text:p>
          </table:table-cell>
          <table:table-cell table:style-name="ce11" office:value-type="string" calcext:value-type="string">
            <text:p>corte2020</text:p>
          </table:table-cell>
          <table:table-cell table:style-name="ce11" office:value-type="string" calcext:value-type="string">
            <text:p>notacandidato</text:p>
          </table:table-cell>
          <table:table-cell table:style-name="ce11" office:value-type="string" calcext:value-type="string">
            <text:p>diferenca2020</text:p>
          </table:table-cell>
          <table:table-cell table:style-name="ce11" office:value-type="string" calcext:value-type="string">
            <text:p>corte2019</text:p>
          </table:table-cell>
          <table:table-cell table:style-name="ce11" office:value-type="string" calcext:value-type="string">
            <text:p>corteultimachamada</text:p>
          </table:table-cell>
          <table:table-cell table:style-name="ce11" office:value-type="string" calcext:value-type="string">
            <text:p>diferencaultchamada</text:p>
          </table:table-cell>
          <table:table-cell table:style-name="ce11" office:value-type="string" calcext:value-type="string">
            <text:p>posicaolistaespera</text:p>
          </table:table-cell>
          <table:table-cell table:style-name="ce11" office:value-type="string" calcext:value-type="string">
            <text:p>nrochamada</text:p>
          </table:table-cell>
          <table:table-cell table:style-name="ce11" table:number-columns-repeated="47"/>
        </table:table-row>
        <table:table-row table:style-name="ro1">
          <table:table-cell office:value-type="string" calcext:value-type="string">
            <text:p>UFAC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A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53.17" calcext:value-type="float">
            <text:p>853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7.68" calcext:value-type="float">
            <text:p>857.68</text:p>
          </table:table-cell>
          <table:table-cell office:value-type="float" office:value="856.74" calcext:value-type="float">
            <text:p>856.74</text:p>
          </table:table-cell>
          <table:table-cell office:value-type="float" office:value="-856.74" calcext:value-type="float">
            <text:p>-856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AL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21.13" calcext:value-type="float">
            <text:p>821.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AL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81.5" calcext:value-type="float">
            <text:p>78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.74" calcext:value-type="float">
            <text:p>788.74</text:p>
          </table:table-cell>
          <table:table-cell office:value-type="float" office:value="777.7" calcext:value-type="float">
            <text:p>777.7</text:p>
          </table:table-cell>
          <table:table-cell office:value-type="float" office:value="-777.7" calcext:value-type="float">
            <text:p>-777.7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AM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A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96.95" calcext:value-type="float">
            <text:p>796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.99" calcext:value-type="float">
            <text:p>807.99</text:p>
          </table:table-cell>
          <table:table-cell office:value-type="float" office:value="806.04" calcext:value-type="float">
            <text:p>806.04</text:p>
          </table:table-cell>
          <table:table-cell office:value-type="float" office:value="-806.04" calcext:value-type="float">
            <text:p>-806.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FAP</text:p>
          </table:table-cell>
          <table:table-cell office:value-type="string" calcext:value-type="string">
            <text:p>Macapá</text:p>
          </table:table-cell>
          <table:table-cell office:value-type="string" calcext:value-type="string">
            <text:p>AP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07.73" calcext:value-type="float">
            <text:p>907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.66" calcext:value-type="float">
            <text:p>782.66</text:p>
          </table:table-cell>
          <table:table-cell office:value-type="float" office:value="774.3" calcext:value-type="float">
            <text:p>774.3</text:p>
          </table:table-cell>
          <table:table-cell office:value-type="float" office:value="-774.3" calcext:value-type="float">
            <text:p>-774.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OB</text:p>
          </table:table-cell>
          <table:table-cell office:value-type="string" calcext:value-type="string">
            <text:p>Barreiras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84.61" calcext:value-type="float">
            <text:p>784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.97" calcext:value-type="float">
            <text:p>793.97</text:p>
          </table:table-cell>
          <table:table-cell office:value-type="float" office:value="792.63" calcext:value-type="float">
            <text:p>792.63</text:p>
          </table:table-cell>
          <table:table-cell office:value-type="float" office:value="-792.63" calcext:value-type="float">
            <text:p>-792.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SC</text:p>
          </table:table-cell>
          <table:table-cell office:value-type="string" calcext:value-type="string">
            <text:p>Ilhéus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84.42" calcext:value-type="float">
            <text:p>784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.82" calcext:value-type="float">
            <text:p>793.82</text:p>
          </table:table-cell>
          <table:table-cell office:value-type="float" office:value="789.32" calcext:value-type="float">
            <text:p>789.32</text:p>
          </table:table-cell>
          <table:table-cell office:value-type="float" office:value="-789.32" calcext:value-type="float">
            <text:p>-789.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SB</text:p>
          </table:table-cell>
          <table:table-cell office:value-type="string" calcext:value-type="string">
            <text:p>Jequié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88.26" calcext:value-type="float">
            <text:p>788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.05" calcext:value-type="float">
            <text:p>795.05</text:p>
          </table:table-cell>
          <table:table-cell office:value-type="float" office:value="793.05" calcext:value-type="float">
            <text:p>793.05</text:p>
          </table:table-cell>
          <table:table-cell office:value-type="float" office:value="-793.05" calcext:value-type="float">
            <text:p>-793.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VASF</text:p>
          </table:table-cell>
          <table:table-cell office:value-type="string" calcext:value-type="string">
            <text:p>Paulo Afonso</text:p>
          </table:table-cell>
          <table:table-cell office:value-type="string" calcext:value-type="string">
            <text:p>B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78.84" calcext:value-type="float">
            <text:p>778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.86" calcext:value-type="float">
            <text:p>783.86</text:p>
          </table:table-cell>
          <table:table-cell office:value-type="float" office:value="779.46" calcext:value-type="float">
            <text:p>779.46</text:p>
          </table:table-cell>
          <table:table-cell office:value-type="float" office:value="-779.46" calcext:value-type="float">
            <text:p>-779.4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777.05" calcext:value-type="float">
            <text:p>777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.46" calcext:value-type="float">
            <text:p>789.46</text:p>
          </table:table-cell>
          <table:table-cell office:value-type="float" office:value="786.87" calcext:value-type="float">
            <text:p>786.87</text:p>
          </table:table-cell>
          <table:table-cell office:value-type="float" office:value="-786.87" calcext:value-type="float">
            <text:p>-786.8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EB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74.14" calcext:value-type="float">
            <text:p>774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.87" calcext:value-type="float">
            <text:p>787.87</text:p>
          </table:table-cell>
          <table:table-cell office:value-type="float" office:value="785.32" calcext:value-type="float">
            <text:p>785.32</text:p>
          </table:table-cell>
          <table:table-cell office:value-type="float" office:value="-785.32" calcext:value-type="float">
            <text:p>-785.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B</text:p>
          </table:table-cell>
          <table:table-cell office:value-type="string" calcext:value-type="string">
            <text:p>Santo Antônio de Jesus</text:p>
          </table:table-cell>
          <table:table-cell office:value-type="string" calcext:value-type="string">
            <text:p>B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77.96" calcext:value-type="float">
            <text:p>777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.76" calcext:value-type="float">
            <text:p>783.76</text:p>
          </table:table-cell>
          <table:table-cell office:value-type="float" office:value="782.44" calcext:value-type="float">
            <text:p>782.44</text:p>
          </table:table-cell>
          <table:table-cell office:value-type="float" office:value="-782.44" calcext:value-type="float">
            <text:p>-782.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BA</text:p>
          </table:table-cell>
          <table:table-cell office:value-type="string" calcext:value-type="string">
            <text:p>Vitória da Conquista</text:p>
          </table:table-cell>
          <table:table-cell office:value-type="string" calcext:value-type="string">
            <text:p>B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72.79" calcext:value-type="float">
            <text:p>772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1.25" calcext:value-type="float">
            <text:p>781.25</text:p>
          </table:table-cell>
          <table:table-cell office:value-type="float" office:value="779.75" calcext:value-type="float">
            <text:p>779.75</text:p>
          </table:table-cell>
          <table:table-cell office:value-type="float" office:value="-779.75" calcext:value-type="float">
            <text:p>-779.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A</text:p>
          </table:table-cell>
          <table:table-cell office:value-type="string" calcext:value-type="string">
            <text:p>Barbalha</text:p>
          </table:table-cell>
          <table:table-cell office:value-type="string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777.23" calcext:value-type="float">
            <text:p>777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.57" calcext:value-type="float">
            <text:p>785.57</text:p>
          </table:table-cell>
          <table:table-cell office:value-type="float" office:value="775.16" calcext:value-type="float">
            <text:p>775.16</text:p>
          </table:table-cell>
          <table:table-cell office:value-type="float" office:value="-775.16" calcext:value-type="float">
            <text:p>-775.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89.14" calcext:value-type="float">
            <text:p>789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.42" calcext:value-type="float">
            <text:p>801.42</text:p>
          </table:table-cell>
          <table:table-cell office:value-type="float" office:value="793.78" calcext:value-type="float">
            <text:p>793.78</text:p>
          </table:table-cell>
          <table:table-cell office:value-type="float" office:value="-793.78" calcext:value-type="float">
            <text:p>-793.7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85.34" calcext:value-type="float">
            <text:p>785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.88" calcext:value-type="float">
            <text:p>795.88</text:p>
          </table:table-cell>
          <table:table-cell office:value-type="float" office:value="788.98" calcext:value-type="float">
            <text:p>788.98</text:p>
          </table:table-cell>
          <table:table-cell office:value-type="float" office:value="-788.98" calcext:value-type="float">
            <text:p>-788.9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ESCS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D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773.33" calcext:value-type="float">
            <text:p>773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.73" calcext:value-type="float">
            <text:p>782.73</text:p>
          </table:table-cell>
          <table:table-cell office:value-type="float" office:value="780.69" calcext:value-type="float">
            <text:p>780.69</text:p>
          </table:table-cell>
          <table:table-cell office:value-type="float" office:value="-780.69" calcext:value-type="float">
            <text:p>-780.6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ES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95.74" calcext:value-type="float">
            <text:p>795.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11.05" calcext:value-type="float">
            <text:p>811.05</text:p>
          </table:table-cell>
          <table:table-cell office:value-type="float" office:value="-811.05" calcext:value-type="float">
            <text:p>-811.0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Catalão</text:p>
          </table:table-cell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5" calcext:value-type="float">
            <text:p>25</text:p>
          </table:table-cell>
          <table:table-cell office:value-type="float" office:value="777.78" calcext:value-type="float">
            <text:p>777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.25" calcext:value-type="float">
            <text:p>785.25</text:p>
          </table:table-cell>
          <table:table-cell office:value-type="float" office:value="781.74" calcext:value-type="float">
            <text:p>781.74</text:p>
          </table:table-cell>
          <table:table-cell office:value-type="float" office:value="-781.74" calcext:value-type="float">
            <text:p>-781.7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5" calcext:value-type="float">
            <text:p>55</text:p>
          </table:table-cell>
          <table:table-cell office:value-type="float" office:value="786.98" calcext:value-type="float">
            <text:p>786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8.65" calcext:value-type="float">
            <text:p>798.65</text:p>
          </table:table-cell>
          <table:table-cell office:value-type="float" office:value="790.5" calcext:value-type="float">
            <text:p>790.5</text:p>
          </table:table-cell>
          <table:table-cell office:value-type="float" office:value="-790.5" calcext:value-type="float">
            <text:p>-790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Jataí</text:p>
          </table:table-cell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777.71" calcext:value-type="float">
            <text:p>777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.42" calcext:value-type="float">
            <text:p>786.42</text:p>
          </table:table-cell>
          <table:table-cell office:value-type="float" office:value="776.92" calcext:value-type="float">
            <text:p>776.92</text:p>
          </table:table-cell>
          <table:table-cell office:value-type="float" office:value="-776.92" calcext:value-type="float">
            <text:p>-776.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21.98" calcext:value-type="float">
            <text:p>921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.88" calcext:value-type="float">
            <text:p>783.88</text:p>
          </table:table-cell>
          <table:table-cell office:value-type="float" office:value="782.6" calcext:value-type="float">
            <text:p>782.6</text:p>
          </table:table-cell>
          <table:table-cell office:value-type="float" office:value="-782.6" calcext:value-type="float">
            <text:p>-782.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Pinheiro</text:p>
          </table:table-cell>
          <table:table-cell office:value-type="string" calcext:value-type="string">
            <text:p>M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13.44" calcext:value-type="float">
            <text:p>913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.28" calcext:value-type="float">
            <text:p>782.28</text:p>
          </table:table-cell>
          <table:table-cell office:value-type="float" office:value="770.36" calcext:value-type="float">
            <text:p>770.36</text:p>
          </table:table-cell>
          <table:table-cell office:value-type="float" office:value="-770.36" calcext:value-type="float">
            <text:p>-770.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29.28" calcext:value-type="float">
            <text:p>929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.3" calcext:value-type="float">
            <text:p>789.3</text:p>
          </table:table-cell>
          <table:table-cell office:value-type="float" office:value="786.8" calcext:value-type="float">
            <text:p>786.8</text:p>
          </table:table-cell>
          <table:table-cell office:value-type="float" office:value="-786.8" calcext:value-type="float">
            <text:p>-786.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FAL-MG</text:p>
          </table:table-cell>
          <table:table-cell office:value-type="string" calcext:value-type="string">
            <text:p>Alfenas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96.95" calcext:value-type="float">
            <text:p>796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1.95" calcext:value-type="float">
            <text:p>791.95</text:p>
          </table:table-cell>
          <table:table-cell office:value-type="float" office:value="788.09" calcext:value-type="float">
            <text:p>788.09</text:p>
          </table:table-cell>
          <table:table-cell office:value-type="float" office:value="-788.09" calcext:value-type="float">
            <text:p>-788.0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799.1" calcext:value-type="float">
            <text:p>79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0.46" calcext:value-type="float">
            <text:p>810.46</text:p>
          </table:table-cell>
          <table:table-cell office:value-type="float" office:value="796.46" calcext:value-type="float">
            <text:p>796.46</text:p>
          </table:table-cell>
          <table:table-cell office:value-type="float" office:value="-796.46" calcext:value-type="float">
            <text:p>-796.46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VJM</text:p>
          </table:table-cell>
          <table:table-cell office:value-type="string" calcext:value-type="string">
            <text:p>Diamantina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94.3" calcext:value-type="float">
            <text:p>794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1.28" calcext:value-type="float">
            <text:p>801.28</text:p>
          </table:table-cell>
          <table:table-cell office:value-type="float" office:value="-801.28" calcext:value-type="float">
            <text:p>-801.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J</text:p>
          </table:table-cell>
          <table:table-cell office:value-type="string" calcext:value-type="string">
            <text:p>Divinópolis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85.46" calcext:value-type="float">
            <text:p>785.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4.98" calcext:value-type="float">
            <text:p>794.98</text:p>
          </table:table-cell>
          <table:table-cell office:value-type="float" office:value="-794.98" calcext:value-type="float">
            <text:p>-794.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JF</text:p>
          </table:table-cell>
          <table:table-cell office:value-type="string" calcext:value-type="string">
            <text:p>Governador Valadares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85.8" calcext:value-type="float">
            <text:p>78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.62" calcext:value-type="float">
            <text:p>795.62</text:p>
          </table:table-cell>
          <table:table-cell office:value-type="float" office:value="793.84" calcext:value-type="float">
            <text:p>793.84</text:p>
          </table:table-cell>
          <table:table-cell office:value-type="float" office:value="-793.84" calcext:value-type="float">
            <text:p>-793.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JF</text:p>
          </table:table-cell>
          <table:table-cell office:value-type="string" calcext:value-type="string">
            <text:p>Juiz de Fora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93.36" calcext:value-type="float">
            <text:p>793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.28" calcext:value-type="float">
            <text:p>804.28</text:p>
          </table:table-cell>
          <table:table-cell office:value-type="float" office:value="803.3" calcext:value-type="float">
            <text:p>803.3</text:p>
          </table:table-cell>
          <table:table-cell office:value-type="float" office:value="-803.3" calcext:value-type="float">
            <text:p>-803.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LA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88.58" calcext:value-type="float">
            <text:p>788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.2" calcext:value-type="float">
            <text:p>793.2</text:p>
          </table:table-cell>
          <table:table-cell office:value-type="float" office:value="790.22" calcext:value-type="float">
            <text:p>790.22</text:p>
          </table:table-cell>
          <table:table-cell office:value-type="float" office:value="-790.22" calcext:value-type="float">
            <text:p>-790.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MONTES</text:p>
          </table:table-cell>
          <table:table-cell office:value-type="string" calcext:value-type="string">
            <text:p>Montes Claros</text:p>
          </table:table-cell>
          <table:table-cell office:value-type="string" calcext:value-type="string">
            <text:p>MG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73.53" calcext:value-type="float">
            <text:p>773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 office:value-type="float" office:value="779.54" calcext:value-type="float">
            <text:p>779.54</text:p>
          </table:table-cell>
          <table:table-cell office:value-type="float" office:value="-779.54" calcext:value-type="float">
            <text:p>-779.5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OP</text:p>
          </table:table-cell>
          <table:table-cell office:value-type="string" calcext:value-type="string">
            <text:p>Ouro Preto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6.27" calcext:value-type="float">
            <text:p>806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.04" calcext:value-type="float">
            <text:p>813.04</text:p>
          </table:table-cell>
          <table:table-cell office:value-type="float" office:value="812.21" calcext:value-type="float">
            <text:p>812.21</text:p>
          </table:table-cell>
          <table:table-cell office:value-type="float" office:value="-812.21" calcext:value-type="float">
            <text:p>-812.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MG</text:p>
          </table:table-cell>
          <table:table-cell office:value-type="string" calcext:value-type="string">
            <text:p>Passos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98.68" calcext:value-type="float">
            <text:p>898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.72" calcext:value-type="float">
            <text:p>806.72</text:p>
          </table:table-cell>
          <table:table-cell office:value-type="float" office:value="801.62" calcext:value-type="float">
            <text:p>801.62</text:p>
          </table:table-cell>
          <table:table-cell office:value-type="float" office:value="-801.62" calcext:value-type="float">
            <text:p>-801.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J</text:p>
          </table:table-cell>
          <table:table-cell office:value-type="string" calcext:value-type="string">
            <text:p>São João del Rei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84.1" calcext:value-type="float">
            <text:p>784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4.06" calcext:value-type="float">
            <text:p>794.06</text:p>
          </table:table-cell>
          <table:table-cell office:value-type="float" office:value="-794.06" calcext:value-type="float">
            <text:p>-794.0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VJM</text:p>
          </table:table-cell>
          <table:table-cell office:value-type="string" calcext:value-type="string">
            <text:p>Teófilo Otoni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92.83" calcext:value-type="float">
            <text:p>792.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8.66" calcext:value-type="float">
            <text:p>798.66</text:p>
          </table:table-cell>
          <table:table-cell office:value-type="float" office:value="-798.66" calcext:value-type="float">
            <text:p>-798.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TM</text:p>
          </table:table-cell>
          <table:table-cell office:value-type="string" calcext:value-type="string">
            <text:p>Uberaba</text:p>
          </table:table-cell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77.26" calcext:value-type="float">
            <text:p>777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.78" calcext:value-type="float">
            <text:p>804.78</text:p>
          </table:table-cell>
          <table:table-cell office:value-type="float" office:value="801" calcext:value-type="float">
            <text:p>801</text:p>
          </table:table-cell>
          <table:table-cell office:value-type="float" office:value="-801" calcext:value-type="float">
            <text:p>-8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U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88.25" calcext:value-type="float">
            <text:p>788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8.23" calcext:value-type="float">
            <text:p>798.23</text:p>
          </table:table-cell>
          <table:table-cell office:value-type="float" office:value="778.15" calcext:value-type="float">
            <text:p>778.15</text:p>
          </table:table-cell>
          <table:table-cell office:value-type="float" office:value="-778.15" calcext:value-type="float">
            <text:p>-778.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V</text:p>
          </table:table-cell>
          <table:table-cell office:value-type="string" calcext:value-type="string">
            <text:p>Viçosa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90.12" calcext:value-type="float">
            <text:p>79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.56" calcext:value-type="float">
            <text:p>799.56</text:p>
          </table:table-cell>
          <table:table-cell office:value-type="float" office:value="797.42" calcext:value-type="float">
            <text:p>797.42</text:p>
          </table:table-cell>
          <table:table-cell office:value-type="float" office:value="-797.42" calcext:value-type="float">
            <text:p>-797.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04.18" calcext:value-type="float">
            <text:p>804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.06" calcext:value-type="float">
            <text:p>808.06</text:p>
          </table:table-cell>
          <table:table-cell office:value-type="float" office:value="804.93" calcext:value-type="float">
            <text:p>804.93</text:p>
          </table:table-cell>
          <table:table-cell office:value-type="float" office:value="-804.93" calcext:value-type="float">
            <text:p>-804.9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89.71" calcext:value-type="float">
            <text:p>789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.22" calcext:value-type="float">
            <text:p>800.22</text:p>
          </table:table-cell>
          <table:table-cell office:value-type="float" office:value="793" calcext:value-type="float">
            <text:p>793</text:p>
          </table:table-cell>
          <table:table-cell office:value-type="float" office:value="-793" calcext:value-type="float">
            <text:p>-79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GD</text:p>
          </table:table-cell>
          <table:table-cell office:value-type="string" calcext:value-type="string">
            <text:p>Dourados</text:p>
          </table:table-cell>
          <table:table-cell office:value-type="string" calcext:value-type="string">
            <text:p>M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82.8" calcext:value-type="float">
            <text:p>78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.94" calcext:value-type="float">
            <text:p>790.94</text:p>
          </table:table-cell>
          <table:table-cell office:value-type="float" office:value="790.36" calcext:value-type="float">
            <text:p>790.36</text:p>
          </table:table-cell>
          <table:table-cell office:value-type="float" office:value="-790.36" calcext:value-type="float">
            <text:p>-790.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S</text:p>
          </table:table-cell>
          <table:table-cell office:value-type="string" calcext:value-type="string">
            <text:p>Três Lagoas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13.63" calcext:value-type="float">
            <text:p>813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.4" calcext:value-type="float">
            <text:p>817.4</text:p>
          </table:table-cell>
          <table:table-cell office:value-type="float" office:value="816.12" calcext:value-type="float">
            <text:p>816.12</text:p>
          </table:table-cell>
          <table:table-cell office:value-type="float" office:value="-816.12" calcext:value-type="float">
            <text:p>-816.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EMAT</text:p>
          </table:table-cell>
          <table:table-cell office:value-type="string" calcext:value-type="string">
            <text:p>Cáceres</text:p>
          </table:table-cell>
          <table:table-cell office:value-type="string" calcext:value-type="string">
            <text:p>M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68.13" calcext:value-type="float">
            <text:p>768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7.76" calcext:value-type="float">
            <text:p>777.76</text:p>
          </table:table-cell>
          <table:table-cell office:value-type="float" office:value="777" calcext:value-type="float">
            <text:p>777</text:p>
          </table:table-cell>
          <table:table-cell office:value-type="float" office:value="-777" calcext:value-type="float">
            <text:p>-77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Cuiabá</text:p>
          </table:table-cell>
          <table:table-cell office:value-type="string" calcext:value-type="string">
            <text:p>M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81.24" calcext:value-type="float">
            <text:p>781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1.1" calcext:value-type="float">
            <text:p>791.1</text:p>
          </table:table-cell>
          <table:table-cell office:value-type="float" office:value="782.02" calcext:value-type="float">
            <text:p>782.02</text:p>
          </table:table-cell>
          <table:table-cell office:value-type="float" office:value="-782.02" calcext:value-type="float">
            <text:p>-782.0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Rondonópolis</text:p>
          </table:table-cell>
          <table:table-cell office:value-type="string" calcext:value-type="string">
            <text:p>M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78.64" calcext:value-type="float">
            <text:p>778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.62" calcext:value-type="float">
            <text:p>785.62</text:p>
          </table:table-cell>
          <table:table-cell office:value-type="float" office:value="778.06" calcext:value-type="float">
            <text:p>778.06</text:p>
          </table:table-cell>
          <table:table-cell office:value-type="float" office:value="-778.06" calcext:value-type="float">
            <text:p>-778.0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Sinop</text:p>
          </table:table-cell>
          <table:table-cell office:value-type="string" calcext:value-type="string">
            <text:p>M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77.76" calcext:value-type="float">
            <text:p>777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.42" calcext:value-type="float">
            <text:p>784.42</text:p>
          </table:table-cell>
          <table:table-cell office:value-type="float" office:value="779.98" calcext:value-type="float">
            <text:p>779.98</text:p>
          </table:table-cell>
          <table:table-cell office:value-type="float" office:value="-779.98" calcext:value-type="float">
            <text:p>-779.9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G</text:p>
          </table:table-cell>
          <table:table-cell office:value-type="string" calcext:value-type="string">
            <text:p>Cajazeiras</text:p>
          </table:table-cell>
          <table:table-cell office:value-type="string" calcext:value-type="string">
            <text:p>PB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77.14" calcext:value-type="float">
            <text:p>777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4.26" calcext:value-type="float">
            <text:p>784.26</text:p>
          </table:table-cell>
          <table:table-cell office:value-type="float" office:value="-784.26" calcext:value-type="float">
            <text:p>-784.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G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86.5" calcext:value-type="float">
            <text:p>78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.1" calcext:value-type="float">
            <text:p>789.1</text:p>
          </table:table-cell>
          <table:table-cell office:value-type="float" office:value="781.24" calcext:value-type="float">
            <text:p>781.24</text:p>
          </table:table-cell>
          <table:table-cell office:value-type="float" office:value="-781.24" calcext:value-type="float">
            <text:p>-781.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5.88" calcext:value-type="float">
            <text:p>785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.72" calcext:value-type="float">
            <text:p>790.72</text:p>
          </table:table-cell>
          <table:table-cell office:value-type="float" office:value="788.22" calcext:value-type="float">
            <text:p>788.22</text:p>
          </table:table-cell>
          <table:table-cell office:value-type="float" office:value="-788.22" calcext:value-type="float">
            <text:p>-788.2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E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float" office:value="847.88" calcext:value-type="float">
            <text:p>847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3.09" calcext:value-type="float">
            <text:p>853.09</text:p>
          </table:table-cell>
          <table:table-cell office:value-type="float" office:value="852.49" calcext:value-type="float">
            <text:p>852.49</text:p>
          </table:table-cell>
          <table:table-cell office:value-type="float" office:value="-852.49" calcext:value-type="float">
            <text:p>-852.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78.64" calcext:value-type="float">
            <text:p>778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.6" calcext:value-type="float">
            <text:p>784.6</text:p>
          </table:table-cell>
          <table:table-cell office:value-type="float" office:value="778.2" calcext:value-type="float">
            <text:p>778.2</text:p>
          </table:table-cell>
          <table:table-cell office:value-type="float" office:value="-778.2" calcext:value-type="float">
            <text:p>-778.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VASF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.26" calcext:value-type="float">
            <text:p>785.26</text:p>
          </table:table-cell>
          <table:table-cell office:value-type="float" office:value="784.72" calcext:value-type="float">
            <text:p>784.72</text:p>
          </table:table-cell>
          <table:table-cell office:value-type="float" office:value="-784.72" calcext:value-type="float">
            <text:p>-784.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89.47" calcext:value-type="float">
            <text:p>789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.32" calcext:value-type="float">
            <text:p>787.32</text:p>
          </table:table-cell>
          <table:table-cell office:value-type="float" office:value="779.32" calcext:value-type="float">
            <text:p>779.32</text:p>
          </table:table-cell>
          <table:table-cell office:value-type="float" office:value="-779.32" calcext:value-type="float">
            <text:p>-779.3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2.06" calcext:value-type="float">
            <text:p>782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.36" calcext:value-type="float">
            <text:p>788.36</text:p>
          </table:table-cell>
          <table:table-cell office:value-type="float" office:value="783.38" calcext:value-type="float">
            <text:p>783.38</text:p>
          </table:table-cell>
          <table:table-cell office:value-type="float" office:value="-783.38" calcext:value-type="float">
            <text:p>-783.3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Serra Talhada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77.32" calcext:value-type="float">
            <text:p>777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.98" calcext:value-type="float">
            <text:p>783.98</text:p>
          </table:table-cell>
          <table:table-cell office:value-type="float" office:value="782.88" calcext:value-type="float">
            <text:p>782.88</text:p>
          </table:table-cell>
          <table:table-cell office:value-type="float" office:value="-782.88" calcext:value-type="float">
            <text:p>-782.8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I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72.8" calcext:value-type="float">
            <text:p>77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9.25" calcext:value-type="float">
            <text:p>779.25</text:p>
          </table:table-cell>
          <table:table-cell office:value-type="float" office:value="777.94" calcext:value-type="float">
            <text:p>777.94</text:p>
          </table:table-cell>
          <table:table-cell office:value-type="float" office:value="-777.94" calcext:value-type="float">
            <text:p>-777.9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S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769.79" calcext:value-type="float">
            <text:p>769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.86" calcext:value-type="float">
            <text:p>780.86</text:p>
          </table:table-cell>
          <table:table-cell office:value-type="float" office:value="761.33" calcext:value-type="float">
            <text:p>761.33</text:p>
          </table:table-cell>
          <table:table-cell office:value-type="float" office:value="-761.33" calcext:value-type="float">
            <text:p>-761.3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88.83" calcext:value-type="float">
            <text:p>788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.11" calcext:value-type="float">
            <text:p>802.11</text:p>
          </table:table-cell>
          <table:table-cell office:value-type="float" office:value="782.25" calcext:value-type="float">
            <text:p>782.25</text:p>
          </table:table-cell>
          <table:table-cell office:value-type="float" office:value="-782.25" calcext:value-type="float">
            <text:p>-782.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OESTE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P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94.57" calcext:value-type="float">
            <text:p>79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.43" calcext:value-type="float">
            <text:p>806.43</text:p>
          </table:table-cell>
          <table:table-cell office:value-type="float" office:value="792.79" calcext:value-type="float">
            <text:p>792.79</text:p>
          </table:table-cell>
          <table:table-cell office:value-type="float" office:value="-792.79" calcext:value-type="float">
            <text:p>-792.7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02.22" calcext:value-type="float">
            <text:p>802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8.36" calcext:value-type="float">
            <text:p>828.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LA</text:p>
          </table:table-cell>
          <table:table-cell office:value-type="string" calcext:value-type="string">
            <text:p>Foz do Iguaçu</text:p>
          </table:table-cell>
          <table:table-cell office:value-type="string" calcext:value-type="string">
            <text:p>PR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81.76" calcext:value-type="float">
            <text:p>781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.54" calcext:value-type="float">
            <text:p>788.54</text:p>
          </table:table-cell>
          <table:table-cell office:value-type="float" office:value="780.96" calcext:value-type="float">
            <text:p>780.96</text:p>
          </table:table-cell>
          <table:table-cell office:value-type="float" office:value="-780.96" calcext:value-type="float">
            <text:p>-780.9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OESTE</text:p>
          </table:table-cell>
          <table:table-cell office:value-type="string" calcext:value-type="string">
            <text:p>Francisco Beltrão</text:p>
          </table:table-cell>
          <table:table-cell office:value-type="string" calcext:value-type="string">
            <text:p>P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91.13" calcext:value-type="float">
            <text:p>79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.28" calcext:value-type="float">
            <text:p>801.28</text:p>
          </table:table-cell>
          <table:table-cell office:value-type="float" office:value="794.57" calcext:value-type="float">
            <text:p>794.57</text:p>
          </table:table-cell>
          <table:table-cell office:value-type="float" office:value="-794.57" calcext:value-type="float">
            <text:p>-794.5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PR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PR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95.12" calcext:value-type="float">
            <text:p>795.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RJ</text:p>
          </table:table-cell>
          <table:table-cell office:value-type="string" calcext:value-type="string">
            <text:p>Macaé</text:p>
          </table:table-cell>
          <table:table-cell office:value-type="string" calcext:value-type="string">
            <text:p>RJ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07.29" calcext:value-type="float">
            <text:p>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.94" calcext:value-type="float">
            <text:p>808.94</text:p>
          </table:table-cell>
          <table:table-cell office:value-type="float" office:value="800.95" calcext:value-type="float">
            <text:p>800.95</text:p>
          </table:table-cell>
          <table:table-cell office:value-type="float" office:value="-800.95" calcext:value-type="float">
            <text:p>-800.9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F</text:p>
          </table:table-cell>
          <table:table-cell office:value-type="string" calcext:value-type="string">
            <text:p>Niterói</text:p>
          </table:table-cell>
          <table:table-cell office:value-type="string" calcext:value-type="string">
            <text:p>R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794.2" calcext:value-type="float">
            <text:p>79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4.86" calcext:value-type="float">
            <text:p>794.86</text:p>
          </table:table-cell>
          <table:table-cell office:value-type="float" office:value="793.31" calcext:value-type="float">
            <text:p>793.31</text:p>
          </table:table-cell>
          <table:table-cell office:value-type="float" office:value="-793.31" calcext:value-type="float">
            <text:p>-793.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19.23" calcext:value-type="float">
            <text:p>819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2.46" calcext:value-type="float">
            <text:p>822.46</text:p>
          </table:table-cell>
          <table:table-cell office:value-type="float" office:value="811.43" calcext:value-type="float">
            <text:p>811.43</text:p>
          </table:table-cell>
          <table:table-cell office:value-type="float" office:value="-811.43" calcext:value-type="float">
            <text:p>-811.4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RI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90.98" calcext:value-type="float">
            <text:p>790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7.82" calcext:value-type="float">
            <text:p>797.82</text:p>
          </table:table-cell>
          <table:table-cell office:value-type="float" office:value="797.02" calcext:value-type="float">
            <text:p>797.02</text:p>
          </table:table-cell>
          <table:table-cell office:value-type="float" office:value="-797.02" calcext:value-type="float">
            <text:p>-797.0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N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RN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87.15" calcext:value-type="float">
            <text:p>887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1.5" calcext:value-type="float">
            <text:p>901.5</text:p>
          </table:table-cell>
          <table:table-cell office:value-type="float" office:value="900.06" calcext:value-type="float">
            <text:p>900.06</text:p>
          </table:table-cell>
          <table:table-cell office:value-type="float" office:value="-900.06" calcext:value-type="float">
            <text:p>-900.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ERN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44.59" calcext:value-type="float">
            <text:p>844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.19" calcext:value-type="float">
            <text:p>789.19</text:p>
          </table:table-cell>
          <table:table-cell office:value-type="float" office:value="788.29" calcext:value-type="float">
            <text:p>788.29</text:p>
          </table:table-cell>
          <table:table-cell office:value-type="float" office:value="-788.29" calcext:value-type="float">
            <text:p>-788.2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ERSA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57.84" calcext:value-type="float">
            <text:p>757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9.73" calcext:value-type="float">
            <text:p>769.73</text:p>
          </table:table-cell>
          <table:table-cell office:value-type="float" office:value="769.47" calcext:value-type="float">
            <text:p>769.47</text:p>
          </table:table-cell>
          <table:table-cell office:value-type="float" office:value="-769.47" calcext:value-type="float">
            <text:p>-769.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N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73.02" calcext:value-type="float">
            <text:p>773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.34" calcext:value-type="float">
            <text:p>782.34</text:p>
          </table:table-cell>
          <table:table-cell office:value-type="float" office:value="778.14" calcext:value-type="float">
            <text:p>778.14</text:p>
          </table:table-cell>
          <table:table-cell office:value-type="float" office:value="-778.14" calcext:value-type="float">
            <text:p>-778.1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R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65.91" calcext:value-type="float">
            <text:p>765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9.33" calcext:value-type="float">
            <text:p>779.33</text:p>
          </table:table-cell>
          <table:table-cell office:value-type="float" office:value="775.5" calcext:value-type="float">
            <text:p>775.5</text:p>
          </table:table-cell>
          <table:table-cell office:value-type="float" office:value="-775.5" calcext:value-type="float">
            <text:p>-775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FS</text:p>
          </table:table-cell>
          <table:table-cell office:value-type="string" calcext:value-type="string">
            <text:p>Passo Fundo</text:p>
          </table:table-cell>
          <table:table-cell office:value-type="string" calcext:value-type="string">
            <text:p>R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13.52" calcext:value-type="float">
            <text:p>813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.78" calcext:value-type="float">
            <text:p>793.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PEL</text:p>
          </table:table-cell>
          <table:table-cell office:value-type="string" calcext:value-type="string">
            <text:p>Pelotas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85.18" calcext:value-type="float">
            <text:p>785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.96" calcext:value-type="float">
            <text:p>793.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CSPA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89.32" calcext:value-type="float">
            <text:p>789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.44" calcext:value-type="float">
            <text:p>799.44</text:p>
          </table:table-cell>
          <table:table-cell office:value-type="float" office:value="790.24" calcext:value-type="float">
            <text:p>790.24</text:p>
          </table:table-cell>
          <table:table-cell office:value-type="float" office:value="-790.24" calcext:value-type="float">
            <text:p>-790.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RG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87.04" calcext:value-type="float">
            <text:p>787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.74" calcext:value-type="float">
            <text:p>790.74</text:p>
          </table:table-cell>
          <table:table-cell office:value-type="float" office:value="781.83" calcext:value-type="float">
            <text:p>781.83</text:p>
          </table:table-cell>
          <table:table-cell office:value-type="float" office:value="-781.83" calcext:value-type="float">
            <text:p>-781.8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FURG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R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91.84" calcext:value-type="float">
            <text:p>791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.84" calcext:value-type="float">
            <text:p>802.84</text:p>
          </table:table-cell>
          <table:table-cell office:value-type="float" office:value="802.15" calcext:value-type="float">
            <text:p>802.15</text:p>
          </table:table-cell>
          <table:table-cell office:value-type="float" office:value="-802.15" calcext:value-type="float">
            <text:p>-802.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M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86.6" calcext:value-type="float">
            <text:p>78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6.5" calcext:value-type="float">
            <text:p>796.5</text:p>
          </table:table-cell>
          <table:table-cell office:value-type="float" office:value="789.28" calcext:value-type="float">
            <text:p>789.28</text:p>
          </table:table-cell>
          <table:table-cell office:value-type="float" office:value="-789.28" calcext:value-type="float">
            <text:p>-789.2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NIPAMPA</text:p>
          </table:table-cell>
          <table:table-cell office:value-type="string" calcext:value-type="string">
            <text:p>Uruguaiana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79.86" calcext:value-type="float">
            <text:p>77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.14" calcext:value-type="float">
            <text:p>784.14</text:p>
          </table:table-cell>
          <table:table-cell office:value-type="float" office:value="780.98" calcext:value-type="float">
            <text:p>780.98</text:p>
          </table:table-cell>
          <table:table-cell office:value-type="float" office:value="-780.98" calcext:value-type="float">
            <text:p>-780.9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14.53" calcext:value-type="float">
            <text:p>814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.67" calcext:value-type="float">
            <text:p>820.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S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SE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9" calcext:value-type="float">
            <text:p>49</text:p>
          </table:table-cell>
          <table:table-cell office:value-type="float" office:value="777.36" calcext:value-type="float">
            <text:p>777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.94" calcext:value-type="float">
            <text:p>786.94</text:p>
          </table:table-cell>
          <table:table-cell office:value-type="float" office:value="778.83" calcext:value-type="float">
            <text:p>778.83</text:p>
          </table:table-cell>
          <table:table-cell office:value-type="float" office:value="-778.83" calcext:value-type="float">
            <text:p>-778.8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S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46.19" calcext:value-type="float">
            <text:p>846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.44" calcext:value-type="float">
            <text:p>858.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SCAR</text:p>
          </table:table-cell>
          <table:table-cell office:value-type="string" calcext:value-type="string">
            <text:p>São Carlos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78.89" calcext:value-type="float">
            <text:p>778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.41" calcext:value-type="float">
            <text:p>787.41</text:p>
          </table:table-cell>
          <table:table-cell office:value-type="float" office:value="778.21" calcext:value-type="float">
            <text:p>778.21</text:p>
          </table:table-cell>
          <table:table-cell office:value-type="float" office:value="-778.21" calcext:value-type="float">
            <text:p>-778.2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22.06" calcext:value-type="float">
            <text:p>822.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FT</text:p>
          </table:table-cell>
          <table:table-cell office:value-type="string" calcext:value-type="string">
            <text:p>Araguaína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74.63" calcext:value-type="float">
            <text:p>774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.36" calcext:value-type="float">
            <text:p>783.36</text:p>
          </table:table-cell>
          <table:table-cell office:value-type="float" office:value="779.99" calcext:value-type="float">
            <text:p>779.99</text:p>
          </table:table-cell>
          <table:table-cell office:value-type="float" office:value="-779.99" calcext:value-type="float">
            <text:p>-779.9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FT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78.73" calcext:value-type="float">
            <text:p>778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.21" calcext:value-type="float">
            <text:p>788.21</text:p>
          </table:table-cell>
          <table:table-cell office:value-type="float" office:value="781.19" calcext:value-type="float">
            <text:p>781.19</text:p>
          </table:table-cell>
          <table:table-cell office:value-type="float" office:value="-781.19" calcext:value-type="float">
            <text:p>-781.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7"/>
        </table:table-row>
        <table:table-row table:style-name="ro1" table:number-rows-repeated="10484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dsite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5" table:number-columns-repeated="4" table:default-cell-style-name="ce58"/>
        <table:table-column table:style-name="co6" table:default-cell-style-name="ce58"/>
        <table:table-column table:style-name="co4" table:default-cell-style-name="ce9"/>
        <table:table-column table:style-name="co15" table:default-cell-style-name="ce19"/>
        <table:table-column table:style-name="co8" table:default-cell-style-name="ce8"/>
        <table:table-column table:style-name="co10" table:default-cell-style-name="ce8"/>
        <table:table-column table:style-name="co9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9"/>
        <table:table-column table:style-name="co14" table:default-cell-style-name="ce9"/>
        <table:table-column table:style-name="co15" table:number-columns-repeated="47" table:default-cell-style-name="ce9"/>
        <table:table-row table:style-name="ro1">
          <table:table-cell table:style-name="ce3" office:value-type="string" calcext:value-type="string">
            <text:p>universidade</text:p>
          </table:table-cell>
          <table:table-cell table:style-name="ce3" office:value-type="string" calcext:value-type="string">
            <text:p>cidade</text:p>
          </table:table-cell>
          <table:table-cell table:style-name="ce3" office:value-type="string" calcext:value-type="string">
            <text:p>uf</text:p>
          </table:table-cell>
          <table:table-cell table:style-name="ce57" office:value-type="string" calcext:value-type="string">
            <text:p>RD</text:p>
          </table:table-cell>
          <table:table-cell table:style-name="ce57" office:value-type="string" calcext:value-type="string">
            <text:p>CN</text:p>
          </table:table-cell>
          <table:table-cell table:style-name="ce57" office:value-type="string" calcext:value-type="string">
            <text:p>CH</text:p>
          </table:table-cell>
          <table:table-cell table:style-name="ce57" office:value-type="string" calcext:value-type="string">
            <text:p>LC</text:p>
          </table:table-cell>
          <table:table-cell table:style-name="ce57" office:value-type="string" calcext:value-type="string">
            <text:p>MT</text:p>
          </table:table-cell>
          <table:table-cell table:style-name="ce3" office:value-type="string" calcext:value-type="string">
            <text:p>vagas</text:p>
          </table:table-cell>
          <table:table-cell table:style-name="ce17" office:value-type="string" calcext:value-type="string">
            <text:p>corte2020</text:p>
          </table:table-cell>
          <table:table-cell table:style-name="ce6" office:value-type="string" calcext:value-type="string">
            <text:p>notacandidato</text:p>
          </table:table-cell>
          <table:table-cell table:style-name="ce6" office:value-type="string" calcext:value-type="string">
            <text:p>diferenca2020</text:p>
          </table:table-cell>
          <table:table-cell table:style-name="ce6" office:value-type="string" calcext:value-type="string">
            <text:p>corte2019</text:p>
          </table:table-cell>
          <table:table-cell table:style-name="ce6" office:value-type="string" calcext:value-type="string">
            <text:p>corteultimachamada</text:p>
          </table:table-cell>
          <table:table-cell table:style-name="ce6" office:value-type="string" calcext:value-type="string">
            <text:p>diferencaultchamada</text:p>
          </table:table-cell>
          <table:table-cell table:style-name="ce3" office:value-type="string" calcext:value-type="string">
            <text:p>posicaolistaespera</text:p>
          </table:table-cell>
          <table:table-cell table:style-name="ce3" office:value-type="string" calcext:value-type="string">
            <text:p>nrochamada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AC</text:p>
          </table:table-cell>
          <table:table-cell table:style-name="ce3" office:value-type="string" calcext:value-type="string">
            <text:p>Rio Branco</text:p>
          </table:table-cell>
          <table:table-cell table:style-name="ce3" office:value-type="string" calcext:value-type="string">
            <text:p>AC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853.17" calcext:value-type="float">
            <text:p>853.17</text:p>
          </table:table-cell>
          <table:table-cell table:style-name="ce6" table:number-columns-repeated="2"/>
          <table:table-cell table:style-name="ce6" office:value-type="float" office:value="857.68" calcext:value-type="float">
            <text:p>857.68</text:p>
          </table:table-cell>
          <table:table-cell table:style-name="ce6" office:value-type="float" office:value="856.74" calcext:value-type="float">
            <text:p>856.74</text:p>
          </table:table-cell>
          <table:table-cell table:style-name="ce6" table:formula="of:=[.N2]-[.M2]" office:value-type="float" office:value="-0.939999999999941" calcext:value-type="float">
            <text:p>-0.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AL</text:p>
          </table:table-cell>
          <table:table-cell table:style-name="ce3" office:value-type="string" calcext:value-type="string">
            <text:p>Arapiraca</text:p>
          </table:table-cell>
          <table:table-cell table:style-name="ce3" office:value-type="string" calcext:value-type="string">
            <text:p>AL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821.13" calcext:value-type="float">
            <text:p>821.13</text:p>
          </table:table-cell>
          <table:table-cell table:style-name="ce6" table:number-columns-repeated="4"/>
          <table:table-cell table:style-name="ce6" table:formula="of:=[.N3]-[.M3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>
            <text:p>UFAL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AL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781.5" calcext:value-type="float">
            <text:p>781.50</text:p>
          </table:table-cell>
          <table:table-cell table:style-name="ce6" table:number-columns-repeated="2"/>
          <table:table-cell table:style-name="ce6" office:value-type="float" office:value="788.74" calcext:value-type="float">
            <text:p>788.74</text:p>
          </table:table-cell>
          <table:table-cell table:style-name="ce6" office:value-type="float" office:value="777.7" calcext:value-type="float">
            <text:p>777.70</text:p>
          </table:table-cell>
          <table:table-cell table:style-name="ce6" table:formula="of:=[.N4]-[.M4]" office:value-type="float" office:value="-11.04" calcext:value-type="float">
            <text:p>-11.0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AM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AM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796.95" calcext:value-type="float">
            <text:p>796.95</text:p>
          </table:table-cell>
          <table:table-cell table:style-name="ce6" table:number-columns-repeated="2"/>
          <table:table-cell table:style-name="ce6" office:value-type="float" office:value="807.99" calcext:value-type="float">
            <text:p>807.99</text:p>
          </table:table-cell>
          <table:table-cell table:style-name="ce6" office:value-type="float" office:value="806.04" calcext:value-type="float">
            <text:p>806.04</text:p>
          </table:table-cell>
          <table:table-cell table:style-name="ce6" table:formula="of:=[.N5]-[.M5]" office:value-type="float" office:value="-1.95000000000005" calcext:value-type="float">
            <text:p>-1.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IFAP</text:p>
          </table:table-cell>
          <table:table-cell table:style-name="ce3" office:value-type="string" calcext:value-type="string">
            <text:p>Macapá</text:p>
          </table:table-cell>
          <table:table-cell table:style-name="ce3" office:value-type="string" calcext:value-type="string">
            <text:p>AP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907.73" calcext:value-type="float">
            <text:p>907.73</text:p>
          </table:table-cell>
          <table:table-cell table:style-name="ce6" table:number-columns-repeated="2"/>
          <table:table-cell table:style-name="ce6" office:value-type="float" office:value="782.66" calcext:value-type="float">
            <text:p>782.66</text:p>
          </table:table-cell>
          <table:table-cell table:style-name="ce6" office:value-type="float" office:value="774.3" calcext:value-type="float">
            <text:p>774.30</text:p>
          </table:table-cell>
          <table:table-cell table:style-name="ce6" table:formula="of:=[.N6]-[.M6]" office:value-type="float" office:value="-8.36000000000001" calcext:value-type="float">
            <text:p>-8.3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OB</text:p>
          </table:table-cell>
          <table:table-cell table:style-name="ce3" office:value-type="string" calcext:value-type="string">
            <text:p>Barreiras</text:p>
          </table:table-cell>
          <table:table-cell table:style-name="ce3" office:value-type="string" calcext:value-type="string">
            <text:p>BA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784.61" calcext:value-type="float">
            <text:p>784.61</text:p>
          </table:table-cell>
          <table:table-cell table:style-name="ce6" table:number-columns-repeated="2"/>
          <table:table-cell table:style-name="ce6" office:value-type="float" office:value="793.97" calcext:value-type="float">
            <text:p>793.97</text:p>
          </table:table-cell>
          <table:table-cell table:style-name="ce6" office:value-type="float" office:value="792.63" calcext:value-type="float">
            <text:p>792.63</text:p>
          </table:table-cell>
          <table:table-cell table:style-name="ce6" table:formula="of:=[.N7]-[.M7]" office:value-type="float" office:value="-1.34000000000003" calcext:value-type="float">
            <text:p>-1.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ESC</text:p>
          </table:table-cell>
          <table:table-cell table:style-name="ce3" office:value-type="string" calcext:value-type="string">
            <text:p>Ilhéus</text:p>
          </table:table-cell>
          <table:table-cell table:style-name="ce3" office:value-type="string" calcext:value-type="string">
            <text:p>BA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84.42" calcext:value-type="float">
            <text:p>784.42</text:p>
          </table:table-cell>
          <table:table-cell table:style-name="ce6" table:number-columns-repeated="2"/>
          <table:table-cell table:style-name="ce6" office:value-type="float" office:value="793.82" calcext:value-type="float">
            <text:p>793.82</text:p>
          </table:table-cell>
          <table:table-cell table:style-name="ce6" office:value-type="float" office:value="789.32" calcext:value-type="float">
            <text:p>789.32</text:p>
          </table:table-cell>
          <table:table-cell table:style-name="ce6" table:formula="of:=[.N8]-[.M8]" office:value-type="float" office:value="-4.5" calcext:value-type="float">
            <text:p>-4.5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ESB</text:p>
          </table:table-cell>
          <table:table-cell table:style-name="ce3" office:value-type="string" calcext:value-type="string">
            <text:p>Jequié</text:p>
          </table:table-cell>
          <table:table-cell table:style-name="ce3" office:value-type="string" calcext:value-type="string">
            <text:p>BA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788.26" calcext:value-type="float">
            <text:p>788.26</text:p>
          </table:table-cell>
          <table:table-cell table:style-name="ce6" table:number-columns-repeated="2"/>
          <table:table-cell table:style-name="ce6" office:value-type="float" office:value="795.05" calcext:value-type="float">
            <text:p>795.05</text:p>
          </table:table-cell>
          <table:table-cell table:style-name="ce6" office:value-type="float" office:value="793.05" calcext:value-type="float">
            <text:p>793.05</text:p>
          </table:table-cell>
          <table:table-cell table:style-name="ce6" table:formula="of:=[.N9]-[.M9]" office:value-type="float" office:value="-2" calcext:value-type="float">
            <text:p>-2.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IVASF</text:p>
          </table:table-cell>
          <table:table-cell table:style-name="ce3" office:value-type="string" calcext:value-type="string">
            <text:p>Paulo Afonso</text:p>
          </table:table-cell>
          <table:table-cell table:style-name="ce3" office:value-type="string" calcext:value-type="string">
            <text:p>B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78.84" calcext:value-type="float">
            <text:p>778.84</text:p>
          </table:table-cell>
          <table:table-cell table:style-name="ce6" table:number-columns-repeated="2"/>
          <table:table-cell table:style-name="ce6" office:value-type="float" office:value="783.86" calcext:value-type="float">
            <text:p>783.86</text:p>
          </table:table-cell>
          <table:table-cell table:style-name="ce6" office:value-type="float" office:value="779.46" calcext:value-type="float">
            <text:p>779.46</text:p>
          </table:table-cell>
          <table:table-cell table:style-name="ce6" table:formula="of:=[.N10]-[.M10]" office:value-type="float" office:value="-4.39999999999998" calcext:value-type="float">
            <text:p>-4.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BA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BA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777.05" calcext:value-type="float">
            <text:p>777.05</text:p>
          </table:table-cell>
          <table:table-cell table:style-name="ce6" table:number-columns-repeated="2"/>
          <table:table-cell table:style-name="ce6" office:value-type="float" office:value="789.46" calcext:value-type="float">
            <text:p>789.46</text:p>
          </table:table-cell>
          <table:table-cell table:style-name="ce6" office:value-type="float" office:value="786.87" calcext:value-type="float">
            <text:p>786.87</text:p>
          </table:table-cell>
          <table:table-cell table:style-name="ce6" table:formula="of:=[.N11]-[.M11]" office:value-type="float" office:value="-2.59000000000003" calcext:value-type="float">
            <text:p>-2.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EB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BA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774.14" calcext:value-type="float">
            <text:p>774.14</text:p>
          </table:table-cell>
          <table:table-cell table:style-name="ce6" table:number-columns-repeated="2"/>
          <table:table-cell table:style-name="ce6" office:value-type="float" office:value="787.87" calcext:value-type="float">
            <text:p>787.87</text:p>
          </table:table-cell>
          <table:table-cell table:style-name="ce6" office:value-type="float" office:value="785.32" calcext:value-type="float">
            <text:p>785.32</text:p>
          </table:table-cell>
          <table:table-cell table:style-name="ce6" table:formula="of:=[.N12]-[.M12]" office:value-type="float" office:value="-2.54999999999995" calcext:value-type="float">
            <text:p>-2.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RB</text:p>
          </table:table-cell>
          <table:table-cell table:style-name="ce3" office:value-type="string" calcext:value-type="string">
            <text:p>Santo Antônio de Jesus</text:p>
          </table:table-cell>
          <table:table-cell table:style-name="ce3" office:value-type="string" calcext:value-type="string">
            <text:p>B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777.96" calcext:value-type="float">
            <text:p>777.96</text:p>
          </table:table-cell>
          <table:table-cell table:style-name="ce6" table:number-columns-repeated="2"/>
          <table:table-cell table:style-name="ce6" office:value-type="float" office:value="783.76" calcext:value-type="float">
            <text:p>783.76</text:p>
          </table:table-cell>
          <table:table-cell table:style-name="ce6" office:value-type="float" office:value="782.44" calcext:value-type="float">
            <text:p>782.44</text:p>
          </table:table-cell>
          <table:table-cell table:style-name="ce6" table:formula="of:=[.N13]-[.M13]" office:value-type="float" office:value="-1.31999999999994" calcext:value-type="float">
            <text:p>-1.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BA</text:p>
          </table:table-cell>
          <table:table-cell table:style-name="ce3" office:value-type="string" calcext:value-type="string">
            <text:p>Vitória da Conquista</text:p>
          </table:table-cell>
          <table:table-cell table:style-name="ce3" office:value-type="string" calcext:value-type="string">
            <text:p>BA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772.79" calcext:value-type="float">
            <text:p>772.79</text:p>
          </table:table-cell>
          <table:table-cell table:style-name="ce6" table:number-columns-repeated="2"/>
          <table:table-cell table:style-name="ce6" office:value-type="float" office:value="781.25" calcext:value-type="float">
            <text:p>781.25</text:p>
          </table:table-cell>
          <table:table-cell table:style-name="ce6" office:value-type="float" office:value="779.75" calcext:value-type="float">
            <text:p>779.75</text:p>
          </table:table-cell>
          <table:table-cell table:style-name="ce6" table:formula="of:=[.N14]-[.M14]" office:value-type="float" office:value="-1.5" calcext:value-type="float">
            <text:p>-1.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CA</text:p>
          </table:table-cell>
          <table:table-cell table:style-name="ce3" office:value-type="string" calcext:value-type="string">
            <text:p>Barbalha</text:p>
          </table:table-cell>
          <table:table-cell table:style-name="ce3" office:value-type="string" calcext:value-type="string">
            <text:p>C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77.23" calcext:value-type="float">
            <text:p>777.23</text:p>
          </table:table-cell>
          <table:table-cell table:style-name="ce6" table:number-columns-repeated="2"/>
          <table:table-cell table:style-name="ce6" office:value-type="float" office:value="785.57" calcext:value-type="float">
            <text:p>785.57</text:p>
          </table:table-cell>
          <table:table-cell table:style-name="ce6" office:value-type="float" office:value="775.16" calcext:value-type="float">
            <text:p>775.16</text:p>
          </table:table-cell>
          <table:table-cell table:style-name="ce6" table:formula="of:=[.N15]-[.M15]" office:value-type="float" office:value="-10.4100000000001" calcext:value-type="float">
            <text:p>-10.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C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C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789.14" calcext:value-type="float">
            <text:p>789.14</text:p>
          </table:table-cell>
          <table:table-cell table:style-name="ce6" table:number-columns-repeated="2"/>
          <table:table-cell table:style-name="ce6" office:value-type="float" office:value="801.42" calcext:value-type="float">
            <text:p>801.42</text:p>
          </table:table-cell>
          <table:table-cell table:style-name="ce6" office:value-type="float" office:value="793.78" calcext:value-type="float">
            <text:p>793.78</text:p>
          </table:table-cell>
          <table:table-cell table:style-name="ce6" table:formula="of:=[.N16]-[.M16]" office:value-type="float" office:value="-7.63999999999999" calcext:value-type="float">
            <text:p>-7.6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C</text:p>
          </table:table-cell>
          <table:table-cell table:style-name="ce3" office:value-type="string" calcext:value-type="string">
            <text:p>Sobral</text:p>
          </table:table-cell>
          <table:table-cell table:style-name="ce3" office:value-type="string" calcext:value-type="string">
            <text:p>C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785.34" calcext:value-type="float">
            <text:p>785.34</text:p>
          </table:table-cell>
          <table:table-cell table:style-name="ce6" table:number-columns-repeated="2"/>
          <table:table-cell table:style-name="ce6" office:value-type="float" office:value="795.88" calcext:value-type="float">
            <text:p>795.88</text:p>
          </table:table-cell>
          <table:table-cell table:style-name="ce6" office:value-type="float" office:value="788.98" calcext:value-type="float">
            <text:p>788.98</text:p>
          </table:table-cell>
          <table:table-cell table:style-name="ce6" table:formula="of:=[.N17]-[.M17]" office:value-type="float" office:value="-6.89999999999998" calcext:value-type="float">
            <text:p>-6.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ESCS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DF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office:value-type="float" office:value="773.33" calcext:value-type="float">
            <text:p>773.33</text:p>
          </table:table-cell>
          <table:table-cell table:style-name="ce6" table:number-columns-repeated="2"/>
          <table:table-cell table:style-name="ce6" office:value-type="float" office:value="782.73" calcext:value-type="float">
            <text:p>782.73</text:p>
          </table:table-cell>
          <table:table-cell table:style-name="ce6" office:value-type="float" office:value="780.69" calcext:value-type="float">
            <text:p>780.69</text:p>
          </table:table-cell>
          <table:table-cell table:style-name="ce6" table:formula="of:=[.N18]-[.M18]" office:value-type="float" office:value="-2.03999999999996" calcext:value-type="float">
            <text:p>-2.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ES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ES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95.74" calcext:value-type="float">
            <text:p>795.74</text:p>
          </table:table-cell>
          <table:table-cell table:style-name="ce6" table:number-columns-repeated="2"/>
          <table:table-cell table:number-columns-repeated="2" table:style-name="ce6" office:value-type="float" office:value="811.05" calcext:value-type="float">
            <text:p>811.05</text:p>
          </table:table-cell>
          <table:table-cell table:style-name="ce6" table:formula="of:=[.N19]-[.M19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>
            <text:p>UFG</text:p>
          </table:table-cell>
          <table:table-cell table:style-name="ce3" office:value-type="string" calcext:value-type="string">
            <text:p>Catalão</text:p>
          </table:table-cell>
          <table:table-cell table:style-name="ce3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777.78" calcext:value-type="float">
            <text:p>777.78</text:p>
          </table:table-cell>
          <table:table-cell table:style-name="ce6" table:number-columns-repeated="2"/>
          <table:table-cell table:style-name="ce6" office:value-type="float" office:value="785.25" calcext:value-type="float">
            <text:p>785.25</text:p>
          </table:table-cell>
          <table:table-cell table:style-name="ce6" office:value-type="float" office:value="781.74" calcext:value-type="float">
            <text:p>781.74</text:p>
          </table:table-cell>
          <table:table-cell table:style-name="ce6" table:formula="of:=[.N20]-[.M20]" office:value-type="float" office:value="-3.50999999999999" calcext:value-type="float">
            <text:p>-3.5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G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office:value-type="float" office:value="786.98" calcext:value-type="float">
            <text:p>786.98</text:p>
          </table:table-cell>
          <table:table-cell table:style-name="ce6" table:number-columns-repeated="2"/>
          <table:table-cell table:style-name="ce6" office:value-type="float" office:value="798.65" calcext:value-type="float">
            <text:p>798.65</text:p>
          </table:table-cell>
          <table:table-cell table:style-name="ce6" office:value-type="float" office:value="790.5" calcext:value-type="float">
            <text:p>790.50</text:p>
          </table:table-cell>
          <table:table-cell table:style-name="ce6" table:formula="of:=[.N21]-[.M21]" office:value-type="float" office:value="-8.14999999999998" calcext:value-type="float">
            <text:p>-8.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G</text:p>
          </table:table-cell>
          <table:table-cell table:style-name="ce3" office:value-type="string" calcext:value-type="string">
            <text:p>Jataí</text:p>
          </table:table-cell>
          <table:table-cell table:style-name="ce3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777.71" calcext:value-type="float">
            <text:p>777.71</text:p>
          </table:table-cell>
          <table:table-cell table:style-name="ce6" table:number-columns-repeated="2"/>
          <table:table-cell table:style-name="ce6" office:value-type="float" office:value="786.42" calcext:value-type="float">
            <text:p>786.42</text:p>
          </table:table-cell>
          <table:table-cell table:style-name="ce6" office:value-type="float" office:value="776.92" calcext:value-type="float">
            <text:p>776.92</text:p>
          </table:table-cell>
          <table:table-cell table:style-name="ce6" table:formula="of:=[.N22]-[.M22]" office:value-type="float" office:value="-9.5" calcext:value-type="float">
            <text:p>-9.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MA</text:p>
          </table:table-cell>
          <table:table-cell table:style-name="ce3" office:value-type="string" calcext:value-type="string">
            <text:p>Imperatriz</text:p>
          </table:table-cell>
          <table:table-cell table:style-name="ce3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921.98" calcext:value-type="float">
            <text:p>921.98</text:p>
          </table:table-cell>
          <table:table-cell table:style-name="ce6" table:number-columns-repeated="2"/>
          <table:table-cell table:style-name="ce6" office:value-type="float" office:value="783.88" calcext:value-type="float">
            <text:p>783.88</text:p>
          </table:table-cell>
          <table:table-cell table:style-name="ce6" office:value-type="float" office:value="782.6" calcext:value-type="float">
            <text:p>782.60</text:p>
          </table:table-cell>
          <table:table-cell table:style-name="ce6" table:formula="of:=[.N23]-[.M23]" office:value-type="float" office:value="-1.27999999999997" calcext:value-type="float">
            <text:p>-1.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MA</text:p>
          </table:table-cell>
          <table:table-cell table:style-name="ce3" office:value-type="string" calcext:value-type="string">
            <text:p>Pinheiro</text:p>
          </table:table-cell>
          <table:table-cell table:style-name="ce3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913.44" calcext:value-type="float">
            <text:p>913.44</text:p>
          </table:table-cell>
          <table:table-cell table:style-name="ce6" table:number-columns-repeated="2"/>
          <table:table-cell table:style-name="ce6" office:value-type="float" office:value="782.28" calcext:value-type="float">
            <text:p>782.28</text:p>
          </table:table-cell>
          <table:table-cell table:style-name="ce6" office:value-type="float" office:value="770.36" calcext:value-type="float">
            <text:p>770.36</text:p>
          </table:table-cell>
          <table:table-cell table:style-name="ce6" table:formula="of:=[.N24]-[.M24]" office:value-type="float" office:value="-11.92" calcext:value-type="float">
            <text:p>-11.9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MA</text:p>
          </table:table-cell>
          <table:table-cell table:style-name="ce3" office:value-type="string" calcext:value-type="string">
            <text:p>São Luís</text:p>
          </table:table-cell>
          <table:table-cell table:style-name="ce3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929.28" calcext:value-type="float">
            <text:p>929.28</text:p>
          </table:table-cell>
          <table:table-cell table:style-name="ce6" table:number-columns-repeated="2"/>
          <table:table-cell table:style-name="ce6" office:value-type="float" office:value="789.3" calcext:value-type="float">
            <text:p>789.30</text:p>
          </table:table-cell>
          <table:table-cell table:style-name="ce6" office:value-type="float" office:value="786.8" calcext:value-type="float">
            <text:p>786.80</text:p>
          </table:table-cell>
          <table:table-cell table:style-name="ce6" table:formula="of:=[.N25]-[.M25]" office:value-type="float" office:value="-2.5" calcext:value-type="float">
            <text:p>-2.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IFAL-MG</text:p>
          </table:table-cell>
          <table:table-cell table:style-name="ce3" office:value-type="string" calcext:value-type="string">
            <text:p>Alfenas</text:p>
          </table:table-cell>
          <table:table-cell table:style-name="ce3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796.95" calcext:value-type="float">
            <text:p>796.95</text:p>
          </table:table-cell>
          <table:table-cell table:style-name="ce6" table:number-columns-repeated="2"/>
          <table:table-cell table:style-name="ce6" office:value-type="float" office:value="791.95" calcext:value-type="float">
            <text:p>791.95</text:p>
          </table:table-cell>
          <table:table-cell table:style-name="ce6" office:value-type="float" office:value="788.09" calcext:value-type="float">
            <text:p>788.09</text:p>
          </table:table-cell>
          <table:table-cell table:style-name="ce6" table:formula="of:=[.N26]-[.M26]" office:value-type="float" office:value="-3.86000000000001" calcext:value-type="float">
            <text:p>-3.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MG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office:value-type="float" office:value="799.1" calcext:value-type="float">
            <text:p>799.10</text:p>
          </table:table-cell>
          <table:table-cell table:style-name="ce6" table:number-columns-repeated="2"/>
          <table:table-cell table:style-name="ce6" office:value-type="float" office:value="810.46" calcext:value-type="float">
            <text:p>810.46</text:p>
          </table:table-cell>
          <table:table-cell table:style-name="ce6" office:value-type="float" office:value="796.46" calcext:value-type="float">
            <text:p>796.46</text:p>
          </table:table-cell>
          <table:table-cell table:style-name="ce6" table:formula="of:=[.N27]-[.M27]" office:value-type="float" office:value="-14" calcext:value-type="float">
            <text:p>-14.0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VJM</text:p>
          </table:table-cell>
          <table:table-cell table:style-name="ce3" office:value-type="string" calcext:value-type="string">
            <text:p>Diamantina</text:p>
          </table:table-cell>
          <table:table-cell table:style-name="ce3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794.3" calcext:value-type="float">
            <text:p>794.30</text:p>
          </table:table-cell>
          <table:table-cell table:style-name="ce6" table:number-columns-repeated="2"/>
          <table:table-cell table:number-columns-repeated="2" table:style-name="ce6" office:value-type="float" office:value="801.28" calcext:value-type="float">
            <text:p>801.28</text:p>
          </table:table-cell>
          <table:table-cell table:style-name="ce6" table:formula="of:=[.N28]-[.M28]" office:value-type="float" office:value="0" calcext:value-type="float">
            <text:p>0.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SJ</text:p>
          </table:table-cell>
          <table:table-cell table:style-name="ce3" office:value-type="string" calcext:value-type="string">
            <text:p>Divinópolis</text:p>
          </table:table-cell>
          <table:table-cell table:style-name="ce3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785.46" calcext:value-type="float">
            <text:p>785.46</text:p>
          </table:table-cell>
          <table:table-cell table:style-name="ce6" table:number-columns-repeated="2"/>
          <table:table-cell table:number-columns-repeated="2" table:style-name="ce6" office:value-type="float" office:value="794.98" calcext:value-type="float">
            <text:p>794.98</text:p>
          </table:table-cell>
          <table:table-cell table:style-name="ce6" table:formula="of:=[.N29]-[.M29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>
            <text:p>UFJF</text:p>
          </table:table-cell>
          <table:table-cell table:style-name="ce3" office:value-type="string" calcext:value-type="string">
            <text:p>Governador Valadares</text:p>
          </table:table-cell>
          <table:table-cell table:style-name="ce3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785.8" calcext:value-type="float">
            <text:p>785.80</text:p>
          </table:table-cell>
          <table:table-cell table:style-name="ce6" table:number-columns-repeated="2"/>
          <table:table-cell table:style-name="ce6" office:value-type="float" office:value="795.62" calcext:value-type="float">
            <text:p>795.62</text:p>
          </table:table-cell>
          <table:table-cell table:style-name="ce6" office:value-type="float" office:value="793.84" calcext:value-type="float">
            <text:p>793.84</text:p>
          </table:table-cell>
          <table:table-cell table:style-name="ce6" table:formula="of:=[.N30]-[.M30]" office:value-type="float" office:value="-1.77999999999997" calcext:value-type="float">
            <text:p>-1.7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JF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793.36" calcext:value-type="float">
            <text:p>793.36</text:p>
          </table:table-cell>
          <table:table-cell table:style-name="ce6" table:number-columns-repeated="2"/>
          <table:table-cell table:style-name="ce6" office:value-type="float" office:value="804.28" calcext:value-type="float">
            <text:p>804.28</text:p>
          </table:table-cell>
          <table:table-cell table:style-name="ce6" office:value-type="float" office:value="803.3" calcext:value-type="float">
            <text:p>803.30</text:p>
          </table:table-cell>
          <table:table-cell table:style-name="ce6" table:formula="of:=[.N31]-[.M31]" office:value-type="float" office:value="-0.980000000000018" calcext:value-type="float">
            <text:p>-0.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LA</text:p>
          </table:table-cell>
          <table:table-cell table:style-name="ce3" office:value-type="string" calcext:value-type="string">
            <text:p>Lavras</text:p>
          </table:table-cell>
          <table:table-cell table:style-name="ce3" office:value-type="string" calcext:value-type="string">
            <text:p>MG</text:p>
          </table:table-cell>
          <table:table-cell table:number-columns-repeated="5" table:style-name="ce57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788.58" calcext:value-type="float">
            <text:p>788.58</text:p>
          </table:table-cell>
          <table:table-cell table:style-name="ce6" table:number-columns-repeated="2"/>
          <table:table-cell table:style-name="ce6" office:value-type="float" office:value="793.2" calcext:value-type="float">
            <text:p>793.20</text:p>
          </table:table-cell>
          <table:table-cell table:style-name="ce6" office:value-type="float" office:value="790.22" calcext:value-type="float">
            <text:p>790.22</text:p>
          </table:table-cell>
          <table:table-cell table:style-name="ce6" table:formula="of:=[.N32]-[.M32]" office:value-type="float" office:value="-2.98000000000002" calcext:value-type="float">
            <text:p>-2.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IMONTES</text:p>
          </table:table-cell>
          <table:table-cell table:style-name="ce3" office:value-type="string" calcext:value-type="string">
            <text:p>Montes Claros</text:p>
          </table:table-cell>
          <table:table-cell table:style-name="ce3" office:value-type="string" calcext:value-type="string">
            <text:p>MG</text:p>
          </table:table-cell>
          <table:table-cell table:number-columns-repeated="4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773.53" calcext:value-type="float">
            <text:p>773.53</text:p>
          </table:table-cell>
          <table:table-cell table:style-name="ce6" table:number-columns-repeated="2"/>
          <table:table-cell table:style-name="ce6" office:value-type="float" office:value="788" calcext:value-type="float">
            <text:p>788.00</text:p>
          </table:table-cell>
          <table:table-cell table:style-name="ce6" office:value-type="float" office:value="779.54" calcext:value-type="float">
            <text:p>779.54</text:p>
          </table:table-cell>
          <table:table-cell table:style-name="ce6" table:formula="of:=[.N33]-[.M33]" office:value-type="float" office:value="-8.46000000000004" calcext:value-type="float">
            <text:p>-8.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OP</text:p>
          </table:table-cell>
          <table:table-cell table:style-name="ce3" office:value-type="string" calcext:value-type="string">
            <text:p>Ouro Preto</text:p>
          </table:table-cell>
          <table:table-cell table:style-name="ce3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06.27" calcext:value-type="float">
            <text:p>806.27</text:p>
          </table:table-cell>
          <table:table-cell table:style-name="ce6" table:number-columns-repeated="2"/>
          <table:table-cell table:style-name="ce6" office:value-type="float" office:value="813.04" calcext:value-type="float">
            <text:p>813.04</text:p>
          </table:table-cell>
          <table:table-cell table:style-name="ce6" office:value-type="float" office:value="812.21" calcext:value-type="float">
            <text:p>812.21</text:p>
          </table:table-cell>
          <table:table-cell table:style-name="ce6" table:formula="of:=[.N34]-[.M34]" office:value-type="float" office:value="-0.829999999999927" calcext:value-type="float">
            <text:p>-0.8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EMG</text:p>
          </table:table-cell>
          <table:table-cell table:style-name="ce3" office:value-type="string" calcext:value-type="string">
            <text:p>Passos</text:p>
          </table:table-cell>
          <table:table-cell table:style-name="ce3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898.68" calcext:value-type="float">
            <text:p>898.68</text:p>
          </table:table-cell>
          <table:table-cell table:style-name="ce6" table:number-columns-repeated="2"/>
          <table:table-cell table:style-name="ce6" office:value-type="float" office:value="806.72" calcext:value-type="float">
            <text:p>806.72</text:p>
          </table:table-cell>
          <table:table-cell table:style-name="ce6" office:value-type="float" office:value="801.62" calcext:value-type="float">
            <text:p>801.62</text:p>
          </table:table-cell>
          <table:table-cell table:style-name="ce6" table:formula="of:=[.N35]-[.M35]" office:value-type="float" office:value="-5.10000000000002" calcext:value-type="float">
            <text:p>-5.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SJ</text:p>
          </table:table-cell>
          <table:table-cell table:style-name="ce3" office:value-type="string" calcext:value-type="string">
            <text:p>São João del Rei</text:p>
          </table:table-cell>
          <table:table-cell table:style-name="ce3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784.1" calcext:value-type="float">
            <text:p>784.10</text:p>
          </table:table-cell>
          <table:table-cell table:style-name="ce6" table:number-columns-repeated="2"/>
          <table:table-cell table:number-columns-repeated="2" table:style-name="ce6" office:value-type="float" office:value="794.06" calcext:value-type="float">
            <text:p>794.06</text:p>
          </table:table-cell>
          <table:table-cell table:style-name="ce6" table:formula="of:=[.N36]-[.M36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>
            <text:p>UFVJM</text:p>
          </table:table-cell>
          <table:table-cell table:style-name="ce3" office:value-type="string" calcext:value-type="string">
            <text:p>Teófilo Otoni</text:p>
          </table:table-cell>
          <table:table-cell table:style-name="ce3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792.83" calcext:value-type="float">
            <text:p>792.83</text:p>
          </table:table-cell>
          <table:table-cell table:style-name="ce6" table:number-columns-repeated="2"/>
          <table:table-cell table:number-columns-repeated="2" table:style-name="ce6" office:value-type="float" office:value="798.66" calcext:value-type="float">
            <text:p>798.66</text:p>
          </table:table-cell>
          <table:table-cell table:style-name="ce6" table:formula="of:=[.N37]-[.M37]" office:value-type="float" office:value="0" calcext:value-type="float">
            <text:p>0.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TM</text:p>
          </table:table-cell>
          <table:table-cell table:style-name="ce3" office:value-type="string" calcext:value-type="string">
            <text:p>Uberaba</text:p>
          </table:table-cell>
          <table:table-cell table:style-name="ce3" office:value-type="string" calcext:value-type="string">
            <text:p>MG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777.26" calcext:value-type="float">
            <text:p>777.26</text:p>
          </table:table-cell>
          <table:table-cell table:style-name="ce6" table:number-columns-repeated="2"/>
          <table:table-cell table:style-name="ce6" office:value-type="float" office:value="804.78" calcext:value-type="float">
            <text:p>804.78</text:p>
          </table:table-cell>
          <table:table-cell table:style-name="ce6" office:value-type="float" office:value="801" calcext:value-type="float">
            <text:p>801.00</text:p>
          </table:table-cell>
          <table:table-cell table:style-name="ce6" table:formula="of:=[.N38]-[.M38]" office:value-type="float" office:value="-3.77999999999997" calcext:value-type="float">
            <text:p>-3.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U</text:p>
          </table:table-cell>
          <table:table-cell table:style-name="ce3" office:value-type="string" calcext:value-type="string">
            <text:p>Uberlândia</text:p>
          </table:table-cell>
          <table:table-cell table:style-name="ce3" office:value-type="string" calcext:value-type="string">
            <text:p>MG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788.25" calcext:value-type="float">
            <text:p>788.25</text:p>
          </table:table-cell>
          <table:table-cell table:style-name="ce6" table:number-columns-repeated="2"/>
          <table:table-cell table:style-name="ce6" office:value-type="float" office:value="798.23" calcext:value-type="float">
            <text:p>798.23</text:p>
          </table:table-cell>
          <table:table-cell table:style-name="ce6" office:value-type="float" office:value="778.15" calcext:value-type="float">
            <text:p>778.15</text:p>
          </table:table-cell>
          <table:table-cell table:style-name="ce6" table:formula="of:=[.N39]-[.M39]" office:value-type="float" office:value="-20.08" calcext:value-type="float">
            <text:p>-20.0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V</text:p>
          </table:table-cell>
          <table:table-cell table:style-name="ce3" office:value-type="string" calcext:value-type="string">
            <text:p>Viçosa</text:p>
          </table:table-cell>
          <table:table-cell table:style-name="ce3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790.12" calcext:value-type="float">
            <text:p>790.12</text:p>
          </table:table-cell>
          <table:table-cell table:style-name="ce6" table:number-columns-repeated="2"/>
          <table:table-cell table:style-name="ce6" office:value-type="float" office:value="799.56" calcext:value-type="float">
            <text:p>799.56</text:p>
          </table:table-cell>
          <table:table-cell table:style-name="ce6" office:value-type="float" office:value="797.42" calcext:value-type="float">
            <text:p>797.42</text:p>
          </table:table-cell>
          <table:table-cell table:style-name="ce6" table:formula="of:=[.N40]-[.M40]" office:value-type="float" office:value="-2.13999999999999" calcext:value-type="float">
            <text:p>-2.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EMS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MS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804.18" calcext:value-type="float">
            <text:p>804.18</text:p>
          </table:table-cell>
          <table:table-cell table:style-name="ce6" table:number-columns-repeated="2"/>
          <table:table-cell table:style-name="ce6" office:value-type="float" office:value="808.06" calcext:value-type="float">
            <text:p>808.06</text:p>
          </table:table-cell>
          <table:table-cell table:style-name="ce6" office:value-type="float" office:value="804.93" calcext:value-type="float">
            <text:p>804.93</text:p>
          </table:table-cell>
          <table:table-cell table:style-name="ce6" table:formula="of:=[.N41]-[.M41]" office:value-type="float" office:value="-3.13" calcext:value-type="float">
            <text:p>-3.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MS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MS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789.71" calcext:value-type="float">
            <text:p>789.71</text:p>
          </table:table-cell>
          <table:table-cell table:style-name="ce6" table:number-columns-repeated="2"/>
          <table:table-cell table:style-name="ce6" office:value-type="float" office:value="800.22" calcext:value-type="float">
            <text:p>800.22</text:p>
          </table:table-cell>
          <table:table-cell table:style-name="ce6" office:value-type="float" office:value="793" calcext:value-type="float">
            <text:p>793.00</text:p>
          </table:table-cell>
          <table:table-cell table:style-name="ce6" table:formula="of:=[.N42]-[.M42]" office:value-type="float" office:value="-7.22000000000003" calcext:value-type="float">
            <text:p>-7.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GD</text:p>
          </table:table-cell>
          <table:table-cell table:style-name="ce3" office:value-type="string" calcext:value-type="string">
            <text:p>Dourados</text:p>
          </table:table-cell>
          <table:table-cell table:style-name="ce3" office:value-type="string" calcext:value-type="string">
            <text:p>M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782.8" calcext:value-type="float">
            <text:p>782.80</text:p>
          </table:table-cell>
          <table:table-cell table:style-name="ce6" table:number-columns-repeated="2"/>
          <table:table-cell table:style-name="ce6" office:value-type="float" office:value="790.94" calcext:value-type="float">
            <text:p>790.94</text:p>
          </table:table-cell>
          <table:table-cell table:style-name="ce6" office:value-type="float" office:value="790.36" calcext:value-type="float">
            <text:p>790.36</text:p>
          </table:table-cell>
          <table:table-cell table:style-name="ce6" table:formula="of:=[.N43]-[.M43]" office:value-type="float" office:value="-0.580000000000041" calcext:value-type="float">
            <text:p>-0.5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MS</text:p>
          </table:table-cell>
          <table:table-cell table:style-name="ce3" office:value-type="string" calcext:value-type="string">
            <text:p>Três Lagoas</text:p>
          </table:table-cell>
          <table:table-cell table:style-name="ce3" office:value-type="string" calcext:value-type="string">
            <text:p>MS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813.63" calcext:value-type="float">
            <text:p>813.63</text:p>
          </table:table-cell>
          <table:table-cell table:style-name="ce6" table:number-columns-repeated="2"/>
          <table:table-cell table:style-name="ce6" office:value-type="float" office:value="817.4" calcext:value-type="float">
            <text:p>817.40</text:p>
          </table:table-cell>
          <table:table-cell table:style-name="ce6" office:value-type="float" office:value="816.12" calcext:value-type="float">
            <text:p>816.12</text:p>
          </table:table-cell>
          <table:table-cell table:style-name="ce6" table:formula="of:=[.N44]-[.M44]" office:value-type="float" office:value="-1.27999999999997" calcext:value-type="float">
            <text:p>-1.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EMAT</text:p>
          </table:table-cell>
          <table:table-cell table:style-name="ce3" office:value-type="string" calcext:value-type="string">
            <text:p>Cáceres</text:p>
          </table:table-cell>
          <table:table-cell table:style-name="ce3" office:value-type="string" calcext:value-type="string">
            <text:p>MT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768.13" calcext:value-type="float">
            <text:p>768.13</text:p>
          </table:table-cell>
          <table:table-cell table:style-name="ce6" table:number-columns-repeated="2"/>
          <table:table-cell table:style-name="ce6" office:value-type="float" office:value="777.76" calcext:value-type="float">
            <text:p>777.76</text:p>
          </table:table-cell>
          <table:table-cell table:style-name="ce6" office:value-type="float" office:value="777" calcext:value-type="float">
            <text:p>777.00</text:p>
          </table:table-cell>
          <table:table-cell table:style-name="ce6" table:formula="of:=[.N45]-[.M45]" office:value-type="float" office:value="-0.759999999999991" calcext:value-type="float">
            <text:p>-0.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MT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781.24" calcext:value-type="float">
            <text:p>781.24</text:p>
          </table:table-cell>
          <table:table-cell table:style-name="ce6" table:number-columns-repeated="2"/>
          <table:table-cell table:style-name="ce6" office:value-type="float" office:value="791.1" calcext:value-type="float">
            <text:p>791.10</text:p>
          </table:table-cell>
          <table:table-cell table:style-name="ce6" office:value-type="float" office:value="782.02" calcext:value-type="float">
            <text:p>782.02</text:p>
          </table:table-cell>
          <table:table-cell table:style-name="ce6" table:formula="of:=[.N46]-[.M46]" office:value-type="float" office:value="-9.08000000000004" calcext:value-type="float">
            <text:p>-9.0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MT</text:p>
          </table:table-cell>
          <table:table-cell table:style-name="ce3" office:value-type="string" calcext:value-type="string">
            <text:p>Rondonópolis</text:p>
          </table:table-cell>
          <table:table-cell table:style-name="ce3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78.64" calcext:value-type="float">
            <text:p>778.64</text:p>
          </table:table-cell>
          <table:table-cell table:style-name="ce6" table:number-columns-repeated="2"/>
          <table:table-cell table:style-name="ce6" office:value-type="float" office:value="785.62" calcext:value-type="float">
            <text:p>785.62</text:p>
          </table:table-cell>
          <table:table-cell table:style-name="ce6" office:value-type="float" office:value="778.06" calcext:value-type="float">
            <text:p>778.06</text:p>
          </table:table-cell>
          <table:table-cell table:style-name="ce6" table:formula="of:=[.N47]-[.M47]" office:value-type="float" office:value="-7.56000000000006" calcext:value-type="float">
            <text:p>-7.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MT</text:p>
          </table:table-cell>
          <table:table-cell table:style-name="ce3" office:value-type="string" calcext:value-type="string">
            <text:p>Sinop</text:p>
          </table:table-cell>
          <table:table-cell table:style-name="ce3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777.76" calcext:value-type="float">
            <text:p>777.76</text:p>
          </table:table-cell>
          <table:table-cell table:style-name="ce6" table:number-columns-repeated="2"/>
          <table:table-cell table:style-name="ce6" office:value-type="float" office:value="784.42" calcext:value-type="float">
            <text:p>784.42</text:p>
          </table:table-cell>
          <table:table-cell table:style-name="ce6" office:value-type="float" office:value="779.98" calcext:value-type="float">
            <text:p>779.98</text:p>
          </table:table-cell>
          <table:table-cell table:style-name="ce6" table:formula="of:=[.N48]-[.M48]" office:value-type="float" office:value="-4.43999999999994" calcext:value-type="float">
            <text:p>-4.4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CG</text:p>
          </table:table-cell>
          <table:table-cell table:style-name="ce3" office:value-type="string" calcext:value-type="string">
            <text:p>Cajazeiras</text:p>
          </table:table-cell>
          <table:table-cell table:style-name="ce3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777.14" calcext:value-type="float">
            <text:p>777.14</text:p>
          </table:table-cell>
          <table:table-cell table:style-name="ce6" table:number-columns-repeated="2"/>
          <table:table-cell table:style-name="ce6" office:value-type="float" office:value="785.02" calcext:value-type="float">
            <text:p>785.02</text:p>
          </table:table-cell>
          <table:table-cell table:style-name="ce6" office:value-type="float" office:value="784.26" calcext:value-type="float">
            <text:p>784.26</text:p>
          </table:table-cell>
          <table:table-cell table:style-name="ce6" table:formula="of:=[.N49]-[.M49]" office:value-type="float" office:value="-0.759999999999991" calcext:value-type="float">
            <text:p>-0.7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CG</text:p>
          </table:table-cell>
          <table:table-cell table:style-name="ce3" office:value-type="string" calcext:value-type="string">
            <text:p>Campina Grande</text:p>
          </table:table-cell>
          <table:table-cell table:style-name="ce3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786.5" calcext:value-type="float">
            <text:p>786.50</text:p>
          </table:table-cell>
          <table:table-cell table:style-name="ce6" table:number-columns-repeated="2"/>
          <table:table-cell table:style-name="ce6" office:value-type="float" office:value="789.1" calcext:value-type="float">
            <text:p>789.10</text:p>
          </table:table-cell>
          <table:table-cell table:style-name="ce6" office:value-type="float" office:value="781.24" calcext:value-type="float">
            <text:p>781.24</text:p>
          </table:table-cell>
          <table:table-cell table:style-name="ce6" table:formula="of:=[.N50]-[.M50]" office:value-type="float" office:value="-7.86000000000001" calcext:value-type="float">
            <text:p>-7.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PB</text:p>
          </table:table-cell>
          <table:table-cell table:style-name="ce3" office:value-type="string" calcext:value-type="string">
            <text:p>João Pessoa</text:p>
          </table:table-cell>
          <table:table-cell table:style-name="ce3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785.88" calcext:value-type="float">
            <text:p>785.88</text:p>
          </table:table-cell>
          <table:table-cell table:style-name="ce6" table:number-columns-repeated="2"/>
          <table:table-cell table:style-name="ce6" office:value-type="float" office:value="790.72" calcext:value-type="float">
            <text:p>790.72</text:p>
          </table:table-cell>
          <table:table-cell table:style-name="ce6" office:value-type="float" office:value="788.22" calcext:value-type="float">
            <text:p>788.22</text:p>
          </table:table-cell>
          <table:table-cell table:style-name="ce6" table:formula="of:=[.N51]-[.M51]" office:value-type="float" office:value="-2.5" calcext:value-type="float">
            <text:p>-2.5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PE</text:p>
          </table:table-cell>
          <table:table-cell table:style-name="ce3" office:value-type="string" calcext:value-type="string">
            <text:p>Caruaru</text:p>
          </table:table-cell>
          <table:table-cell table:style-name="ce3" office:value-type="string" calcext:value-type="string">
            <text:p>PE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847.88" calcext:value-type="float">
            <text:p>847.88</text:p>
          </table:table-cell>
          <table:table-cell table:style-name="ce6" table:number-columns-repeated="2"/>
          <table:table-cell table:style-name="ce6" office:value-type="float" office:value="853.09" calcext:value-type="float">
            <text:p>853.09</text:p>
          </table:table-cell>
          <table:table-cell table:style-name="ce6" office:value-type="float" office:value="852.49" calcext:value-type="float">
            <text:p>852.49</text:p>
          </table:table-cell>
          <table:table-cell table:style-name="ce6" table:formula="of:=[.N52]-[.M52]" office:value-type="float" office:value="-0.600000000000023" calcext:value-type="float">
            <text:p>-0.6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PE</text:p>
          </table:table-cell>
          <table:table-cell table:style-name="ce3" office:value-type="string" calcext:value-type="string">
            <text:p>Garanhuns</text:p>
          </table:table-cell>
          <table:table-cell table:style-name="ce3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778.64" calcext:value-type="float">
            <text:p>778.64</text:p>
          </table:table-cell>
          <table:table-cell table:style-name="ce6" table:number-columns-repeated="2"/>
          <table:table-cell table:style-name="ce6" office:value-type="float" office:value="784.6" calcext:value-type="float">
            <text:p>784.60</text:p>
          </table:table-cell>
          <table:table-cell table:style-name="ce6" office:value-type="float" office:value="778.2" calcext:value-type="float">
            <text:p>778.20</text:p>
          </table:table-cell>
          <table:table-cell table:style-name="ce6" table:formula="of:=[.N53]-[.M53]" office:value-type="float" office:value="-6.39999999999998" calcext:value-type="float">
            <text:p>-6.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IVASF</text:p>
          </table:table-cell>
          <table:table-cell table:style-name="ce3" office:value-type="string" calcext:value-type="string">
            <text:p>Petrolina</text:p>
          </table:table-cell>
          <table:table-cell table:style-name="ce3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780" calcext:value-type="float">
            <text:p>780.00</text:p>
          </table:table-cell>
          <table:table-cell table:style-name="ce6" table:number-columns-repeated="2"/>
          <table:table-cell table:style-name="ce6" office:value-type="float" office:value="785.26" calcext:value-type="float">
            <text:p>785.26</text:p>
          </table:table-cell>
          <table:table-cell table:style-name="ce6" office:value-type="float" office:value="784.72" calcext:value-type="float">
            <text:p>784.72</text:p>
          </table:table-cell>
          <table:table-cell table:style-name="ce6" table:formula="of:=[.N54]-[.M54]" office:value-type="float" office:value="-0.539999999999964" calcext:value-type="float">
            <text:p>-0.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PE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P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789.47" calcext:value-type="float">
            <text:p>789.47</text:p>
          </table:table-cell>
          <table:table-cell table:style-name="ce6" table:number-columns-repeated="2"/>
          <table:table-cell table:style-name="ce6" office:value-type="float" office:value="787.32" calcext:value-type="float">
            <text:p>787.32</text:p>
          </table:table-cell>
          <table:table-cell table:style-name="ce6" office:value-type="float" office:value="779.32" calcext:value-type="float">
            <text:p>779.32</text:p>
          </table:table-cell>
          <table:table-cell table:style-name="ce6" table:formula="of:=[.N55]-[.M55]" office:value-type="float" office:value="-8" calcext:value-type="float">
            <text:p>-8.0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PE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782.06" calcext:value-type="float">
            <text:p>782.06</text:p>
          </table:table-cell>
          <table:table-cell table:style-name="ce6" table:number-columns-repeated="2"/>
          <table:table-cell table:style-name="ce6" office:value-type="float" office:value="788.36" calcext:value-type="float">
            <text:p>788.36</text:p>
          </table:table-cell>
          <table:table-cell table:style-name="ce6" office:value-type="float" office:value="783.38" calcext:value-type="float">
            <text:p>783.38</text:p>
          </table:table-cell>
          <table:table-cell table:style-name="ce6" table:formula="of:=[.N56]-[.M56]" office:value-type="float" office:value="-4.98000000000002" calcext:value-type="float">
            <text:p>-4.9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PE</text:p>
          </table:table-cell>
          <table:table-cell table:style-name="ce3" office:value-type="string" calcext:value-type="string">
            <text:p>Serra Talhada</text:p>
          </table:table-cell>
          <table:table-cell table:style-name="ce3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777.32" calcext:value-type="float">
            <text:p>777.32</text:p>
          </table:table-cell>
          <table:table-cell table:style-name="ce6" table:number-columns-repeated="2"/>
          <table:table-cell table:style-name="ce6" office:value-type="float" office:value="783.98" calcext:value-type="float">
            <text:p>783.98</text:p>
          </table:table-cell>
          <table:table-cell table:style-name="ce6" office:value-type="float" office:value="782.88" calcext:value-type="float">
            <text:p>782.88</text:p>
          </table:table-cell>
          <table:table-cell table:style-name="ce6" table:formula="of:=[.N57]-[.M57]" office:value-type="float" office:value="-1.10000000000002" calcext:value-type="float">
            <text:p>-1.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PI</text:p>
          </table:table-cell>
          <table:table-cell table:style-name="ce3" office:value-type="string" calcext:value-type="string">
            <text:p>Parnaíba</text:p>
          </table:table-cell>
          <table:table-cell table:style-name="ce3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72.8" calcext:value-type="float">
            <text:p>772.80</text:p>
          </table:table-cell>
          <table:table-cell table:style-name="ce6" table:number-columns-repeated="2"/>
          <table:table-cell table:style-name="ce6" office:value-type="float" office:value="779.25" calcext:value-type="float">
            <text:p>779.25</text:p>
          </table:table-cell>
          <table:table-cell table:style-name="ce6" office:value-type="float" office:value="777.94" calcext:value-type="float">
            <text:p>777.94</text:p>
          </table:table-cell>
          <table:table-cell table:style-name="ce6" table:formula="of:=[.N58]-[.M58]" office:value-type="float" office:value="-1.30999999999995" calcext:value-type="float">
            <text:p>-1.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ESPI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769.79" calcext:value-type="float">
            <text:p>769.79</text:p>
          </table:table-cell>
          <table:table-cell table:style-name="ce6" table:number-columns-repeated="2"/>
          <table:table-cell table:style-name="ce6" office:value-type="float" office:value="780.86" calcext:value-type="float">
            <text:p>780.86</text:p>
          </table:table-cell>
          <table:table-cell table:style-name="ce6" office:value-type="float" office:value="761.33" calcext:value-type="float">
            <text:p>761.33</text:p>
          </table:table-cell>
          <table:table-cell table:style-name="ce6" table:formula="of:=[.N59]-[.M59]" office:value-type="float" office:value="-19.53" calcext:value-type="float">
            <text:p>-19.5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PI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88.83" calcext:value-type="float">
            <text:p>788.83</text:p>
          </table:table-cell>
          <table:table-cell table:style-name="ce6" table:number-columns-repeated="2"/>
          <table:table-cell table:style-name="ce6" office:value-type="float" office:value="802.11" calcext:value-type="float">
            <text:p>802.11</text:p>
          </table:table-cell>
          <table:table-cell table:style-name="ce6" office:value-type="float" office:value="782.25" calcext:value-type="float">
            <text:p>782.25</text:p>
          </table:table-cell>
          <table:table-cell table:style-name="ce6" table:formula="of:=[.N60]-[.M60]" office:value-type="float" office:value="-19.86" calcext:value-type="float">
            <text:p>-19.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IOESTE</text:p>
          </table:table-cell>
          <table:table-cell table:style-name="ce3" office:value-type="string" calcext:value-type="string">
            <text:p>Cascavel</text:p>
          </table:table-cell>
          <table:table-cell table:style-name="ce3" office:value-type="string" calcext:value-type="string">
            <text:p>PR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794.57" calcext:value-type="float">
            <text:p>794.57</text:p>
          </table:table-cell>
          <table:table-cell table:style-name="ce6" table:number-columns-repeated="2"/>
          <table:table-cell table:style-name="ce6" office:value-type="float" office:value="806.43" calcext:value-type="float">
            <text:p>806.43</text:p>
          </table:table-cell>
          <table:table-cell table:style-name="ce6" office:value-type="float" office:value="792.79" calcext:value-type="float">
            <text:p>792.79</text:p>
          </table:table-cell>
          <table:table-cell table:style-name="ce6" table:formula="of:=[.N61]-[.M61]" office:value-type="float" office:value="-13.64" calcext:value-type="float">
            <text:p>-13.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PR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802.22" calcext:value-type="float">
            <text:p>802.22</text:p>
          </table:table-cell>
          <table:table-cell table:style-name="ce6" table:number-columns-repeated="2"/>
          <table:table-cell table:style-name="ce6" office:value-type="float" office:value="828.36" calcext:value-type="float">
            <text:p>828.36</text:p>
          </table:table-cell>
          <table:table-cell table:style-name="ce6"/>
          <table:table-cell table:style-name="ce6" table:formula="of:=[.N62]-[.M62]" office:value-type="float" office:value="-828.36" calcext:value-type="float">
            <text:p>-828.3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ILA</text:p>
          </table:table-cell>
          <table:table-cell table:style-name="ce3" office:value-type="string" calcext:value-type="string">
            <text:p>Foz do Iguaçu</text:p>
          </table:table-cell>
          <table:table-cell table:style-name="ce3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781.76" calcext:value-type="float">
            <text:p>781.76</text:p>
          </table:table-cell>
          <table:table-cell table:style-name="ce6" table:number-columns-repeated="2"/>
          <table:table-cell table:style-name="ce6" office:value-type="float" office:value="788.54" calcext:value-type="float">
            <text:p>788.54</text:p>
          </table:table-cell>
          <table:table-cell table:style-name="ce6" office:value-type="float" office:value="780.96" calcext:value-type="float">
            <text:p>780.96</text:p>
          </table:table-cell>
          <table:table-cell table:style-name="ce6" table:formula="of:=[.N63]-[.M63]" office:value-type="float" office:value="-7.57999999999993" calcext:value-type="float">
            <text:p>-7.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IOESTE</text:p>
          </table:table-cell>
          <table:table-cell table:style-name="ce3" office:value-type="string" calcext:value-type="string">
            <text:p>Francisco Beltrão</text:p>
          </table:table-cell>
          <table:table-cell table:style-name="ce3" office:value-type="string" calcext:value-type="string">
            <text:p>PR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791.13" calcext:value-type="float">
            <text:p>791.13</text:p>
          </table:table-cell>
          <table:table-cell table:style-name="ce6" table:number-columns-repeated="2"/>
          <table:table-cell table:style-name="ce6" office:value-type="float" office:value="801.28" calcext:value-type="float">
            <text:p>801.28</text:p>
          </table:table-cell>
          <table:table-cell table:style-name="ce6" office:value-type="float" office:value="794.57" calcext:value-type="float">
            <text:p>794.57</text:p>
          </table:table-cell>
          <table:table-cell table:style-name="ce6" table:formula="of:=[.N64]-[.M64]" office:value-type="float" office:value="-6.70999999999992" calcext:value-type="float">
            <text:p>-6.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PR</text:p>
          </table:table-cell>
          <table:table-cell table:style-name="ce3" office:value-type="string" calcext:value-type="string">
            <text:p>Toledo</text:p>
          </table:table-cell>
          <table:table-cell table:style-name="ce3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795.12" calcext:value-type="float">
            <text:p>795.12</text:p>
          </table:table-cell>
          <table:table-cell table:style-name="ce6" table:number-columns-repeated="4"/>
          <table:table-cell table:style-name="ce6" table:formula="of:=[.N65]-[.M65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>
            <text:p>UFRJ</text:p>
          </table:table-cell>
          <table:table-cell table:style-name="ce3" office:value-type="string" calcext:value-type="string">
            <text:p>Macaé</text:p>
          </table:table-cell>
          <table:table-cell table:style-name="ce3" office:value-type="string" calcext:value-type="string">
            <text:p>RJ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807.29" calcext:value-type="float">
            <text:p>807.29</text:p>
          </table:table-cell>
          <table:table-cell table:style-name="ce6" table:number-columns-repeated="2"/>
          <table:table-cell table:style-name="ce6" office:value-type="float" office:value="808.94" calcext:value-type="float">
            <text:p>808.94</text:p>
          </table:table-cell>
          <table:table-cell table:style-name="ce6" office:value-type="float" office:value="800.95" calcext:value-type="float">
            <text:p>800.95</text:p>
          </table:table-cell>
          <table:table-cell table:style-name="ce6" table:formula="of:=[.N66]-[.M66]" office:value-type="float" office:value="-7.99000000000001" calcext:value-type="float">
            <text:p>-7.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Niterói</text:p>
          </table:table-cell>
          <table:table-cell table:style-name="ce3" office:value-type="string" calcext:value-type="string">
            <text:p>RJ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office:value-type="float" office:value="794.2" calcext:value-type="float">
            <text:p>794.20</text:p>
          </table:table-cell>
          <table:table-cell table:style-name="ce6" table:number-columns-repeated="2"/>
          <table:table-cell table:style-name="ce6" office:value-type="float" office:value="794.86" calcext:value-type="float">
            <text:p>794.86</text:p>
          </table:table-cell>
          <table:table-cell table:style-name="ce6" office:value-type="float" office:value="793.31" calcext:value-type="float">
            <text:p>793.31</text:p>
          </table:table-cell>
          <table:table-cell table:style-name="ce6" table:formula="of:=[.N67]-[.M67]" office:value-type="float" office:value="-1.55000000000007" calcext:value-type="float">
            <text:p>-1.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RJ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RJ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819.23" calcext:value-type="float">
            <text:p>819.23</text:p>
          </table:table-cell>
          <table:table-cell table:style-name="ce6" table:number-columns-repeated="2"/>
          <table:table-cell table:style-name="ce6" office:value-type="float" office:value="822.46" calcext:value-type="float">
            <text:p>822.46</text:p>
          </table:table-cell>
          <table:table-cell table:style-name="ce6" office:value-type="float" office:value="811.43" calcext:value-type="float">
            <text:p>811.43</text:p>
          </table:table-cell>
          <table:table-cell table:style-name="ce6" table:formula="of:=[.N68]-[.M68]" office:value-type="float" office:value="-11.0300000000001" calcext:value-type="float">
            <text:p>-11.0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IRIO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RJ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790.98" calcext:value-type="float">
            <text:p>790.98</text:p>
          </table:table-cell>
          <table:table-cell table:style-name="ce6" table:number-columns-repeated="2"/>
          <table:table-cell table:style-name="ce6" office:value-type="float" office:value="797.82" calcext:value-type="float">
            <text:p>797.82</text:p>
          </table:table-cell>
          <table:table-cell table:style-name="ce6" office:value-type="float" office:value="797.02" calcext:value-type="float">
            <text:p>797.02</text:p>
          </table:table-cell>
          <table:table-cell table:style-name="ce6" table:formula="of:=[.N69]-[.M69]" office:value-type="float" office:value="-0.800000000000068" calcext:value-type="float">
            <text:p>-0.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RN</text:p>
          </table:table-cell>
          <table:table-cell table:style-name="ce3" office:value-type="string" calcext:value-type="string">
            <text:p>Caicó</text:p>
          </table:table-cell>
          <table:table-cell table:style-name="ce3" office:value-type="string" calcext:value-type="string">
            <text:p>RN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87.15" calcext:value-type="float">
            <text:p>887.15</text:p>
          </table:table-cell>
          <table:table-cell table:style-name="ce6" table:number-columns-repeated="2"/>
          <table:table-cell table:style-name="ce6" office:value-type="float" office:value="901.5" calcext:value-type="float">
            <text:p>901.50</text:p>
          </table:table-cell>
          <table:table-cell table:style-name="ce6" office:value-type="float" office:value="900.06" calcext:value-type="float">
            <text:p>900.06</text:p>
          </table:table-cell>
          <table:table-cell table:style-name="ce6" table:formula="of:=[.N70]-[.M70]" office:value-type="float" office:value="-1.44000000000005" calcext:value-type="float">
            <text:p>-1.4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ERN</text:p>
          </table:table-cell>
          <table:table-cell table:style-name="ce3" office:value-type="string" calcext:value-type="string">
            <text:p>Mossoró</text:p>
          </table:table-cell>
          <table:table-cell table:style-name="ce3" office:value-type="string" calcext:value-type="string">
            <text:p>RN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844.59" calcext:value-type="float">
            <text:p>844.59</text:p>
          </table:table-cell>
          <table:table-cell table:style-name="ce6" table:number-columns-repeated="2"/>
          <table:table-cell table:style-name="ce6" office:value-type="float" office:value="789.19" calcext:value-type="float">
            <text:p>789.19</text:p>
          </table:table-cell>
          <table:table-cell table:style-name="ce6" office:value-type="float" office:value="788.29" calcext:value-type="float">
            <text:p>788.29</text:p>
          </table:table-cell>
          <table:table-cell table:style-name="ce6" table:formula="of:=[.N71]-[.M71]" office:value-type="float" office:value="-0.900000000000091" calcext:value-type="float">
            <text:p>-0.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ERSA</text:p>
          </table:table-cell>
          <table:table-cell table:style-name="ce3" office:value-type="string" calcext:value-type="string">
            <text:p>Mossoró</text:p>
          </table:table-cell>
          <table:table-cell table:style-name="ce3" office:value-type="string" calcext:value-type="string">
            <text:p>RN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57.84" calcext:value-type="float">
            <text:p>757.84</text:p>
          </table:table-cell>
          <table:table-cell table:style-name="ce6" table:number-columns-repeated="2"/>
          <table:table-cell table:style-name="ce6" office:value-type="float" office:value="769.73" calcext:value-type="float">
            <text:p>769.73</text:p>
          </table:table-cell>
          <table:table-cell table:style-name="ce6" office:value-type="float" office:value="769.47" calcext:value-type="float">
            <text:p>769.47</text:p>
          </table:table-cell>
          <table:table-cell table:style-name="ce6" table:formula="of:=[.N72]-[.M72]" office:value-type="float" office:value="-0.259999999999991" calcext:value-type="float">
            <text:p>-0.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RN</text:p>
          </table:table-cell>
          <table:table-cell table:style-name="ce3" office:value-type="string" calcext:value-type="string">
            <text:p>Natal</text:p>
          </table:table-cell>
          <table:table-cell table:style-name="ce3" office:value-type="string" calcext:value-type="string">
            <text:p>RN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773.02" calcext:value-type="float">
            <text:p>773.02</text:p>
          </table:table-cell>
          <table:table-cell table:style-name="ce6" table:number-columns-repeated="2"/>
          <table:table-cell table:style-name="ce6" office:value-type="float" office:value="782.34" calcext:value-type="float">
            <text:p>782.34</text:p>
          </table:table-cell>
          <table:table-cell table:style-name="ce6" office:value-type="float" office:value="778.14" calcext:value-type="float">
            <text:p>778.14</text:p>
          </table:table-cell>
          <table:table-cell table:style-name="ce6" table:formula="of:=[.N73]-[.M73]" office:value-type="float" office:value="-4.20000000000005" calcext:value-type="float">
            <text:p>-4.2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RR</text:p>
          </table:table-cell>
          <table:table-cell table:style-name="ce3" office:value-type="string" calcext:value-type="string">
            <text:p>Boa Vista</text:p>
          </table:table-cell>
          <table:table-cell table:style-name="ce3" office:value-type="string" calcext:value-type="string">
            <text:p>RR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765.91" calcext:value-type="float">
            <text:p>765.91</text:p>
          </table:table-cell>
          <table:table-cell table:style-name="ce6" table:number-columns-repeated="2"/>
          <table:table-cell table:style-name="ce6" office:value-type="float" office:value="779.33" calcext:value-type="float">
            <text:p>779.33</text:p>
          </table:table-cell>
          <table:table-cell table:style-name="ce6" office:value-type="float" office:value="775.5" calcext:value-type="float">
            <text:p>775.50</text:p>
          </table:table-cell>
          <table:table-cell table:style-name="ce6" table:formula="of:=[.N74]-[.M74]" office:value-type="float" office:value="-3.83000000000004" calcext:value-type="float">
            <text:p>-3.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FS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13.52" calcext:value-type="float">
            <text:p>813.52</text:p>
          </table:table-cell>
          <table:table-cell table:style-name="ce6" table:number-columns-repeated="2"/>
          <table:table-cell table:style-name="ce6" office:value-type="float" office:value="793.78" calcext:value-type="float">
            <text:p>793.78</text:p>
          </table:table-cell>
          <table:table-cell table:style-name="ce6"/>
          <table:table-cell table:style-name="ce6" table:formula="of:=[.N75]-[.M75]" office:value-type="float" office:value="-793.78" calcext:value-type="float">
            <text:p>-793.78</text:p>
          </table:table-cell>
          <table:table-cell table:style-name="ce3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>
            <text:p>UFPEL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85.18" calcext:value-type="float">
            <text:p>785.18</text:p>
          </table:table-cell>
          <table:table-cell table:style-name="ce6" table:number-columns-repeated="2"/>
          <table:table-cell table:style-name="ce6" office:value-type="float" office:value="793.96" calcext:value-type="float">
            <text:p>793.96</text:p>
          </table:table-cell>
          <table:table-cell table:style-name="ce6"/>
          <table:table-cell table:style-name="ce6" table:formula="of:=[.N76]-[.M76]" office:value-type="float" office:value="-793.96" calcext:value-type="float">
            <text:p>-793.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CSPA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789.32" calcext:value-type="float">
            <text:p>789.32</text:p>
          </table:table-cell>
          <table:table-cell table:style-name="ce6" table:number-columns-repeated="2"/>
          <table:table-cell table:style-name="ce6" office:value-type="float" office:value="799.44" calcext:value-type="float">
            <text:p>799.44</text:p>
          </table:table-cell>
          <table:table-cell table:style-name="ce6" office:value-type="float" office:value="790.24" calcext:value-type="float">
            <text:p>790.24</text:p>
          </table:table-cell>
          <table:table-cell table:style-name="ce6" table:formula="of:=[.N77]-[.M77]" office:value-type="float" office:value="-9.20000000000005" calcext:value-type="float">
            <text:p>-9.2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RGS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RS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787.04" calcext:value-type="float">
            <text:p>787.04</text:p>
          </table:table-cell>
          <table:table-cell table:style-name="ce6" table:number-columns-repeated="2"/>
          <table:table-cell table:style-name="ce6" office:value-type="float" office:value="790.74" calcext:value-type="float">
            <text:p>790.74</text:p>
          </table:table-cell>
          <table:table-cell table:style-name="ce6" office:value-type="float" office:value="781.83" calcext:value-type="float">
            <text:p>781.83</text:p>
          </table:table-cell>
          <table:table-cell table:style-name="ce6" table:formula="of:=[.N78]-[.M78]" office:value-type="float" office:value="-8.90999999999997" calcext:value-type="float">
            <text:p>-8.9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FURG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RS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791.84" calcext:value-type="float">
            <text:p>791.84</text:p>
          </table:table-cell>
          <table:table-cell table:style-name="ce6" table:number-columns-repeated="2"/>
          <table:table-cell table:style-name="ce6" office:value-type="float" office:value="802.84" calcext:value-type="float">
            <text:p>802.84</text:p>
          </table:table-cell>
          <table:table-cell table:style-name="ce6" office:value-type="float" office:value="802.15" calcext:value-type="float">
            <text:p>802.15</text:p>
          </table:table-cell>
          <table:table-cell table:style-name="ce6" table:formula="of:=[.N79]-[.M79]" office:value-type="float" office:value="-0.690000000000055" calcext:value-type="float">
            <text:p>-0.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SM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786.6" calcext:value-type="float">
            <text:p>786.60</text:p>
          </table:table-cell>
          <table:table-cell table:style-name="ce6" table:number-columns-repeated="2"/>
          <table:table-cell table:style-name="ce6" office:value-type="float" office:value="796.5" calcext:value-type="float">
            <text:p>796.50</text:p>
          </table:table-cell>
          <table:table-cell table:style-name="ce6" office:value-type="float" office:value="789.28" calcext:value-type="float">
            <text:p>789.28</text:p>
          </table:table-cell>
          <table:table-cell table:style-name="ce6" table:formula="of:=[.N80]-[.M80]" office:value-type="float" office:value="-7.22000000000003" calcext:value-type="float">
            <text:p>-7.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NIPAMPA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779.86" calcext:value-type="float">
            <text:p>779.86</text:p>
          </table:table-cell>
          <table:table-cell table:style-name="ce6" table:number-columns-repeated="2"/>
          <table:table-cell table:style-name="ce6" office:value-type="float" office:value="784.14" calcext:value-type="float">
            <text:p>784.14</text:p>
          </table:table-cell>
          <table:table-cell table:style-name="ce6" office:value-type="float" office:value="780.98" calcext:value-type="float">
            <text:p>780.98</text:p>
          </table:table-cell>
          <table:table-cell table:style-name="ce6" table:formula="of:=[.N81]-[.M81]" office:value-type="float" office:value="-3.15999999999997" calcext:value-type="float">
            <text:p>-3.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SC</text:p>
          </table:table-cell>
          <table:table-cell table:style-name="ce3" office:value-type="string" calcext:value-type="string">
            <text:p>Florianópolis</text:p>
          </table:table-cell>
          <table:table-cell table:style-name="ce3" office:value-type="string" calcext:value-type="string">
            <text:p>SC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814.53" calcext:value-type="float">
            <text:p>814.53</text:p>
          </table:table-cell>
          <table:table-cell table:style-name="ce6" table:number-columns-repeated="2"/>
          <table:table-cell table:style-name="ce6" office:value-type="float" office:value="820.67" calcext:value-type="float">
            <text:p>820.67</text:p>
          </table:table-cell>
          <table:table-cell table:style-name="ce6"/>
          <table:table-cell table:style-name="ce6" table:formula="of:=[.N82]-[.M82]" office:value-type="float" office:value="-820.67" calcext:value-type="float">
            <text:p>-820.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S</text:p>
          </table:table-cell>
          <table:table-cell table:style-name="ce3" office:value-type="string" calcext:value-type="string">
            <text:p>Aracaju</text:p>
          </table:table-cell>
          <table:table-cell table:style-name="ce3" office:value-type="string" calcext:value-type="string">
            <text:p>S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777.36" calcext:value-type="float">
            <text:p>777.36</text:p>
          </table:table-cell>
          <table:table-cell table:style-name="ce6" table:number-columns-repeated="2"/>
          <table:table-cell table:style-name="ce6" office:value-type="float" office:value="786.94" calcext:value-type="float">
            <text:p>786.94</text:p>
          </table:table-cell>
          <table:table-cell table:style-name="ce6" office:value-type="float" office:value="778.83" calcext:value-type="float">
            <text:p>778.83</text:p>
          </table:table-cell>
          <table:table-cell table:style-name="ce6" table:formula="of:=[.N83]-[.M83]" office:value-type="float" office:value="-8.11000000000001" calcext:value-type="float">
            <text:p>-8.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SP</text:p>
          </table:table-cell>
          <table:table-cell table:style-name="ce3" office:value-type="string" calcext:value-type="string">
            <text:p>Bauru</text:p>
          </table:table-cell>
          <table:table-cell table:style-name="ce3" office:value-type="string" calcext:value-type="string">
            <text:p>SP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846.19" calcext:value-type="float">
            <text:p>846.19</text:p>
          </table:table-cell>
          <table:table-cell table:style-name="ce6" table:number-columns-repeated="2"/>
          <table:table-cell table:style-name="ce6" office:value-type="float" office:value="858.44" calcext:value-type="float">
            <text:p>858.44</text:p>
          </table:table-cell>
          <table:table-cell table:style-name="ce6"/>
          <table:table-cell table:style-name="ce6" table:formula="of:=[.N84]-[.M84]" office:value-type="float" office:value="-858.44" calcext:value-type="float">
            <text:p>-858.44</text:p>
          </table:table-cell>
          <table:table-cell table:style-name="ce3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>
            <text:p>USP</text:p>
          </table:table-cell>
          <table:table-cell table:style-name="ce3" office:value-type="string" calcext:value-type="string">
            <text:p>Ribeirão Preto</text:p>
          </table:table-cell>
          <table:table-cell table:style-name="ce3" office:value-type="string" calcext:value-type="string">
            <text:p>SP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6" table:number-columns-repeated="4"/>
          <table:table-cell table:style-name="ce6" table:formula="of:=[.N85]-[.M85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>
            <text:p>UFSCAR</text:p>
          </table:table-cell>
          <table:table-cell table:style-name="ce3" office:value-type="string" calcext:value-type="string">
            <text:p>São Carlos</text:p>
          </table:table-cell>
          <table:table-cell table:style-name="ce3" office:value-type="string" calcext:value-type="string">
            <text:p>SP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78.89" calcext:value-type="float">
            <text:p>778.89</text:p>
          </table:table-cell>
          <table:table-cell table:style-name="ce6" table:number-columns-repeated="2"/>
          <table:table-cell table:style-name="ce6" office:value-type="float" office:value="787.41" calcext:value-type="float">
            <text:p>787.41</text:p>
          </table:table-cell>
          <table:table-cell table:style-name="ce6" office:value-type="float" office:value="778.21" calcext:value-type="float">
            <text:p>778.21</text:p>
          </table:table-cell>
          <table:table-cell table:style-name="ce6" table:formula="of:=[.N86]-[.M86]" office:value-type="float" office:value="-9.19999999999993" calcext:value-type="float">
            <text:p>-9.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SP</text:p>
          </table:table-cell>
          <table:table-cell table:style-name="ce3" office:value-type="string" calcext:value-type="string">
            <text:p>São Paulo</text:p>
          </table:table-cell>
          <table:table-cell table:style-name="ce3" office:value-type="string" calcext:value-type="string">
            <text:p>SP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822.06" calcext:value-type="float">
            <text:p>822.06</text:p>
          </table:table-cell>
          <table:table-cell table:style-name="ce6" table:number-columns-repeated="4"/>
          <table:table-cell table:style-name="ce6" table:formula="of:=[.N87]-[.M87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>
            <text:p>UFT</text:p>
          </table:table-cell>
          <table:table-cell table:style-name="ce3" office:value-type="string" calcext:value-type="string">
            <text:p>Araguaína</text:p>
          </table:table-cell>
          <table:table-cell table:style-name="ce3" office:value-type="string" calcext:value-type="string">
            <text:p>TO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774.63" calcext:value-type="float">
            <text:p>774.63</text:p>
          </table:table-cell>
          <table:table-cell table:style-name="ce6" table:number-columns-repeated="2"/>
          <table:table-cell table:style-name="ce6" office:value-type="float" office:value="783.36" calcext:value-type="float">
            <text:p>783.36</text:p>
          </table:table-cell>
          <table:table-cell table:style-name="ce6" office:value-type="float" office:value="779.99" calcext:value-type="float">
            <text:p>779.99</text:p>
          </table:table-cell>
          <table:table-cell table:style-name="ce6" table:formula="of:=[.N88]-[.M88]" office:value-type="float" office:value="-3.37" calcext:value-type="float">
            <text:p>-3.3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UFT</text:p>
          </table:table-cell>
          <table:table-cell table:style-name="ce3" office:value-type="string" calcext:value-type="string">
            <text:p>Palmas</text:p>
          </table:table-cell>
          <table:table-cell table:style-name="ce3" office:value-type="string" calcext:value-type="string">
            <text:p>TO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778.73" calcext:value-type="float">
            <text:p>778.73</text:p>
          </table:table-cell>
          <table:table-cell table:style-name="ce6" table:number-columns-repeated="2"/>
          <table:table-cell table:style-name="ce6" office:value-type="float" office:value="788.21" calcext:value-type="float">
            <text:p>788.21</text:p>
          </table:table-cell>
          <table:table-cell table:style-name="ce6" office:value-type="float" office:value="781.19" calcext:value-type="float">
            <text:p>781.19</text:p>
          </table:table-cell>
          <table:table-cell table:style-name="ce6" table:formula="of:=[.N89]-[.M89]" office:value-type="float" office:value="-7.01999999999998" calcext:value-type="float">
            <text:p>-7.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7"/>
        </table:table-row>
        <table:table-row table:style-name="ro1" table:number-rows-repeated="10484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volução" table:style-name="ta1" table:print-ranges="evolução.A1:evolução.K93">
        <office:forms form:automatic-focus="false" form:apply-design-mode="false"/>
        <table:table-column table:style-name="co20" table:default-cell-style-name="ce63"/>
        <table:table-column table:style-name="co21" table:default-cell-style-name="ce63"/>
        <table:table-column table:style-name="co22" table:default-cell-style-name="ce66"/>
        <table:table-column table:style-name="co23" table:default-cell-style-name="ce66"/>
        <table:table-column table:style-name="co24" table:number-columns-repeated="3" table:default-cell-style-name="ce71"/>
        <table:table-column table:style-name="co25" table:number-columns-repeated="2" table:default-cell-style-name="ce71"/>
        <table:table-column table:style-name="co26" table:number-columns-repeated="4" table:default-cell-style-name="ce25"/>
        <table:table-column table:style-name="co27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15" table:number-columns-repeated="48" table:default-cell-style-name="ce63"/>
        <table:table-header-rows>
          <table:table-row table:style-name="ro3">
            <table:table-cell table:style-name="ce29" office:value-type="string" calcext:value-type="string">
              <text:p>Universidade</text:p>
            </table:table-cell>
            <table:table-cell table:style-name="ce29" office:value-type="string" calcext:value-type="string">
              <text:p>Cidade</text:p>
            </table:table-cell>
            <table:table-cell table:style-name="ce33" office:value-type="string" calcext:value-type="string">
              <text:p>UF</text:p>
            </table:table-cell>
            <table:table-cell table:style-name="ce33" office:value-type="string" calcext:value-type="string">
              <text:p>Vagas</text:p>
            </table:table-cell>
            <table:table-cell table:style-name="ce36" office:value-type="string" calcext:value-type="string">
              <text:p>Dia 1</text:p>
            </table:table-cell>
            <table:table-cell table:style-name="ce36" office:value-type="string" calcext:value-type="string">
              <text:p>Dia 2</text:p>
            </table:table-cell>
            <table:table-cell table:style-name="ce36" office:value-type="string" calcext:value-type="string">
              <text:p>Dia 3</text:p>
            </table:table-cell>
            <table:table-cell table:style-name="ce36" office:value-type="string" calcext:value-type="string">
              <text:p>Dia4</text:p>
            </table:table-cell>
            <table:table-cell table:style-name="ce36" office:value-type="string" calcext:value-type="string">
              <text:p>Dia5</text:p>
            </table:table-cell>
            <table:table-cell table:style-name="ce39" office:value-type="string" calcext:value-type="string">
              <text:p>Dia2 – Dia1</text:p>
            </table:table-cell>
            <table:table-cell table:style-name="ce39" office:value-type="string" calcext:value-type="string">
              <text:p>Dia3 – Dia2</text:p>
            </table:table-cell>
            <table:table-cell table:style-name="ce39" office:value-type="string" calcext:value-type="string">
              <text:p>Dia4 – Dia3</text:p>
            </table:table-cell>
            <table:table-cell table:style-name="ce39" office:value-type="string" calcext:value-type="string">
              <text:p>Dia5 – Dia4</text:p>
            </table:table-cell>
            <table:table-cell table:number-columns-repeated="3"/>
            <table:table-cell table:style-name="ce79" table:number-columns-repeated="48"/>
          </table:table-row>
        </table:table-header-rows>
        <table:table-row table:style-name="ro3">
          <table:table-cell table:style-name="ce62" office:value-type="string" calcext:value-type="string">
            <text:p>UFAC</text:p>
          </table:table-cell>
          <table:table-cell table:style-name="ce62" office:value-type="string" calcext:value-type="string">
            <text:p>Rio Branco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float" office:value="19" calcext:value-type="float">
            <text:p>19</text:p>
          </table:table-cell>
          <table:table-cell table:style-name="ce70" office:value-type="float" office:value="845.15" calcext:value-type="float">
            <text:p>845.15</text:p>
          </table:table-cell>
          <table:table-cell table:style-name="ce70" office:value-type="float" office:value="854.44" calcext:value-type="float">
            <text:p>854.44</text:p>
          </table:table-cell>
          <table:table-cell table:style-name="ce70" office:value-type="float" office:value="726.4" calcext:value-type="float">
            <text:p>726.40</text:p>
          </table:table-cell>
          <table:table-cell table:style-name="ce70" office:value-type="float" office:value="853.84" calcext:value-type="float">
            <text:p>853.84</text:p>
          </table:table-cell>
          <table:table-cell table:style-name="ce70" office:value-type="float" office:value="853.17" calcext:value-type="float">
            <text:p>853.17</text:p>
          </table:table-cell>
          <table:table-cell table:style-name="ce74" table:formula="of:=[.F2]-[.E2]" office:value-type="float" office:value="9.29000000000008" calcext:value-type="float">
            <text:p>9.29</text:p>
          </table:table-cell>
          <table:table-cell table:style-name="ce74" table:formula="of:=[.G2]-[.F2]" office:value-type="float" office:value="-128.04" calcext:value-type="float">
            <text:p>-128.04</text:p>
          </table:table-cell>
          <table:table-cell table:style-name="ce74" table:formula="of:=[.H2]-[.G2]" office:value-type="float" office:value="127.44" calcext:value-type="float">
            <text:p>127.44</text:p>
          </table:table-cell>
          <table:table-cell table:style-name="ce74" table:formula="of:=[.I2]-[.H2]" office:value-type="float" office:value="-0.670000000000073" calcext:value-type="float">
            <text:p>-0.67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AL</text:p>
          </table:table-cell>
          <table:table-cell table:style-name="ce62" office:value-type="string" calcext:value-type="string">
            <text:p>Arapiraca</text:p>
          </table:table-cell>
          <table:table-cell table:style-name="ce65" office:value-type="string" calcext:value-type="string">
            <text:p>AL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815.43" calcext:value-type="float">
            <text:p>815.43</text:p>
          </table:table-cell>
          <table:table-cell table:style-name="ce70" office:value-type="float" office:value="819.32" calcext:value-type="float">
            <text:p>819.32</text:p>
          </table:table-cell>
          <table:table-cell table:style-name="ce70" office:value-type="float" office:value="720.82" calcext:value-type="float">
            <text:p>720.82</text:p>
          </table:table-cell>
          <table:table-cell table:number-columns-repeated="2" table:style-name="ce70" office:value-type="float" office:value="821.13" calcext:value-type="float">
            <text:p>821.13</text:p>
          </table:table-cell>
          <table:table-cell table:style-name="ce74" table:formula="of:=[.F3]-[.E3]" office:value-type="float" office:value="3.8900000000001" calcext:value-type="float">
            <text:p>3.89</text:p>
          </table:table-cell>
          <table:table-cell table:style-name="ce74" table:formula="of:=[.G3]-[.F3]" office:value-type="float" office:value="-98.5" calcext:value-type="float">
            <text:p>-98.50</text:p>
          </table:table-cell>
          <table:table-cell table:style-name="ce74" table:formula="of:=[.H3]-[.G3]" office:value-type="float" office:value="100.31" calcext:value-type="float">
            <text:p>100.31</text:p>
          </table:table-cell>
          <table:table-cell table:style-name="ce74" table:formula="of:=[.I3]-[.H3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AL</text:p>
          </table:table-cell>
          <table:table-cell table:style-name="ce62" office:value-type="string" calcext:value-type="string">
            <text:p>Maceió</text:p>
          </table:table-cell>
          <table:table-cell table:style-name="ce65" office:value-type="string" calcext:value-type="string">
            <text:p>AL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770.14" calcext:value-type="float">
            <text:p>770.14</text:p>
          </table:table-cell>
          <table:table-cell table:style-name="ce70" office:value-type="float" office:value="774.74" calcext:value-type="float">
            <text:p>774.74</text:p>
          </table:table-cell>
          <table:table-cell table:style-name="ce70" office:value-type="float" office:value="779.62" calcext:value-type="float">
            <text:p>779.62</text:p>
          </table:table-cell>
          <table:table-cell table:style-name="ce70" office:value-type="float" office:value="780.72" calcext:value-type="float">
            <text:p>780.72</text:p>
          </table:table-cell>
          <table:table-cell table:style-name="ce70" office:value-type="float" office:value="781.5" calcext:value-type="float">
            <text:p>781.50</text:p>
          </table:table-cell>
          <table:table-cell table:style-name="ce74" table:formula="of:=[.F4]-[.E4]" office:value-type="float" office:value="4.60000000000002" calcext:value-type="float">
            <text:p>4.60</text:p>
          </table:table-cell>
          <table:table-cell table:style-name="ce74" table:formula="of:=[.G4]-[.F4]" office:value-type="float" office:value="4.88" calcext:value-type="float">
            <text:p>4.88</text:p>
          </table:table-cell>
          <table:table-cell table:style-name="ce74" table:formula="of:=[.H4]-[.G4]" office:value-type="float" office:value="1.10000000000002" calcext:value-type="float">
            <text:p>1.10</text:p>
          </table:table-cell>
          <table:table-cell table:style-name="ce74" table:formula="of:=[.I4]-[.H4]" office:value-type="float" office:value="0.779999999999973" calcext:value-type="float">
            <text:p>0.7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AM</text:p>
          </table:table-cell>
          <table:table-cell table:style-name="ce62" office:value-type="string" calcext:value-type="string">
            <text:p>Manaus</text:p>
          </table:table-cell>
          <table:table-cell table:style-name="ce65" office:value-type="string" calcext:value-type="string">
            <text:p>AM</text:p>
          </table:table-cell>
          <table:table-cell table:style-name="ce65" office:value-type="float" office:value="28" calcext:value-type="float">
            <text:p>28</text:p>
          </table:table-cell>
          <table:table-cell table:style-name="ce70" office:value-type="float" office:value="791.72" calcext:value-type="float">
            <text:p>791.72</text:p>
          </table:table-cell>
          <table:table-cell table:style-name="ce70" office:value-type="float" office:value="796.11" calcext:value-type="float">
            <text:p>796.11</text:p>
          </table:table-cell>
          <table:table-cell table:style-name="ce70" office:value-type="float" office:value="737.54" calcext:value-type="float">
            <text:p>737.54</text:p>
          </table:table-cell>
          <table:table-cell table:style-name="ce70" office:value-type="float" office:value="795.71" calcext:value-type="float">
            <text:p>795.71</text:p>
          </table:table-cell>
          <table:table-cell table:style-name="ce70" office:value-type="float" office:value="796.95" calcext:value-type="float">
            <text:p>796.95</text:p>
          </table:table-cell>
          <table:table-cell table:style-name="ce74" table:formula="of:=[.F5]-[.E5]" office:value-type="float" office:value="4.38999999999999" calcext:value-type="float">
            <text:p>4.39</text:p>
          </table:table-cell>
          <table:table-cell table:style-name="ce74" table:formula="of:=[.G5]-[.F5]" office:value-type="float" office:value="-58.57" calcext:value-type="float">
            <text:p>-58.57</text:p>
          </table:table-cell>
          <table:table-cell table:style-name="ce74" table:formula="of:=[.H5]-[.G5]" office:value-type="float" office:value="58.1700000000001" calcext:value-type="float">
            <text:p>58.17</text:p>
          </table:table-cell>
          <table:table-cell table:style-name="ce74" table:formula="of:=[.I5]-[.H5]" office:value-type="float" office:value="1.24000000000001" calcext:value-type="float">
            <text:p>1.2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FAP</text:p>
          </table:table-cell>
          <table:table-cell table:style-name="ce62" office:value-type="string" calcext:value-type="string">
            <text:p>Macapá</text:p>
          </table:table-cell>
          <table:table-cell table:style-name="ce65" office:value-type="string" calcext:value-type="string">
            <text:p>AP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898.8" calcext:value-type="float">
            <text:p>898.80</text:p>
          </table:table-cell>
          <table:table-cell table:style-name="ce70" office:value-type="float" office:value="909.46" calcext:value-type="float">
            <text:p>909.46</text:p>
          </table:table-cell>
          <table:table-cell table:style-name="ce70" office:value-type="float" office:value="734.9" calcext:value-type="float">
            <text:p>734.90</text:p>
          </table:table-cell>
          <table:table-cell table:style-name="ce70" office:value-type="float" office:value="909.84" calcext:value-type="float">
            <text:p>909.84</text:p>
          </table:table-cell>
          <table:table-cell table:style-name="ce70" office:value-type="float" office:value="907.73" calcext:value-type="float">
            <text:p>907.73</text:p>
          </table:table-cell>
          <table:table-cell table:style-name="ce74" table:formula="of:=[.F6]-[.E6]" office:value-type="float" office:value="10.6600000000001" calcext:value-type="float">
            <text:p>10.66</text:p>
          </table:table-cell>
          <table:table-cell table:style-name="ce74" table:formula="of:=[.G6]-[.F6]" office:value-type="float" office:value="-174.56" calcext:value-type="float">
            <text:p>-174.56</text:p>
          </table:table-cell>
          <table:table-cell table:style-name="ce74" table:formula="of:=[.H6]-[.G6]" office:value-type="float" office:value="174.94" calcext:value-type="float">
            <text:p>174.94</text:p>
          </table:table-cell>
          <table:table-cell table:style-name="ce74" table:formula="of:=[.I6]-[.H6]" office:value-type="float" office:value="-2.11000000000001" calcext:value-type="float">
            <text:p>-2.11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OB</text:p>
          </table:table-cell>
          <table:table-cell table:style-name="ce62" office:value-type="string" calcext:value-type="string">
            <text:p>Barreiras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16" calcext:value-type="float">
            <text:p>16</text:p>
          </table:table-cell>
          <table:table-cell table:style-name="ce70" office:value-type="float" office:value="774.31" calcext:value-type="float">
            <text:p>774.31</text:p>
          </table:table-cell>
          <table:table-cell table:style-name="ce70" office:value-type="float" office:value="780.13" calcext:value-type="float">
            <text:p>780.13</text:p>
          </table:table-cell>
          <table:table-cell table:style-name="ce70" office:value-type="float" office:value="782.25" calcext:value-type="float">
            <text:p>782.25</text:p>
          </table:table-cell>
          <table:table-cell table:style-name="ce70" office:value-type="float" office:value="783.94" calcext:value-type="float">
            <text:p>783.94</text:p>
          </table:table-cell>
          <table:table-cell table:style-name="ce70" office:value-type="float" office:value="784.61" calcext:value-type="float">
            <text:p>784.61</text:p>
          </table:table-cell>
          <table:table-cell table:style-name="ce74" table:formula="of:=[.F7]-[.E7]" office:value-type="float" office:value="5.82000000000005" calcext:value-type="float">
            <text:p>5.82</text:p>
          </table:table-cell>
          <table:table-cell table:style-name="ce74" table:formula="of:=[.G7]-[.F7]" office:value-type="float" office:value="2.12" calcext:value-type="float">
            <text:p>2.12</text:p>
          </table:table-cell>
          <table:table-cell table:style-name="ce74" table:formula="of:=[.H7]-[.G7]" office:value-type="float" office:value="1.69000000000005" calcext:value-type="float">
            <text:p>1.69</text:p>
          </table:table-cell>
          <table:table-cell table:style-name="ce74" table:formula="of:=[.I7]-[.H7]" office:value-type="float" office:value="0.669999999999959" calcext:value-type="float">
            <text:p>0.67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ESC</text:p>
          </table:table-cell>
          <table:table-cell table:style-name="ce62" office:value-type="string" calcext:value-type="string">
            <text:p>Ilhéus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5.43" calcext:value-type="float">
            <text:p>775.43</text:p>
          </table:table-cell>
          <table:table-cell table:style-name="ce70" office:value-type="float" office:value="778.84" calcext:value-type="float">
            <text:p>778.84</text:p>
          </table:table-cell>
          <table:table-cell table:style-name="ce70" office:value-type="float" office:value="783.21" calcext:value-type="float">
            <text:p>783.21</text:p>
          </table:table-cell>
          <table:table-cell table:style-name="ce70" office:value-type="float" office:value="782.93" calcext:value-type="float">
            <text:p>782.93</text:p>
          </table:table-cell>
          <table:table-cell table:style-name="ce70" office:value-type="float" office:value="784.42" calcext:value-type="float">
            <text:p>784.42</text:p>
          </table:table-cell>
          <table:table-cell table:style-name="ce74" table:formula="of:=[.F8]-[.E8]" office:value-type="float" office:value="3.41000000000008" calcext:value-type="float">
            <text:p>3.41</text:p>
          </table:table-cell>
          <table:table-cell table:style-name="ce74" table:formula="of:=[.G8]-[.F8]" office:value-type="float" office:value="4.37" calcext:value-type="float">
            <text:p>4.37</text:p>
          </table:table-cell>
          <table:table-cell table:style-name="ce74" table:formula="of:=[.H8]-[.G8]" office:value-type="float" office:value="-0.280000000000086" calcext:value-type="float">
            <text:p>-0.28</text:p>
          </table:table-cell>
          <table:table-cell table:style-name="ce74" table:formula="of:=[.I8]-[.H8]" office:value-type="float" office:value="1.49000000000001" calcext:value-type="float">
            <text:p>1.49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ESB</text:p>
          </table:table-cell>
          <table:table-cell table:style-name="ce62" office:value-type="string" calcext:value-type="string">
            <text:p>Jequié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783.37" calcext:value-type="float">
            <text:p>783.37</text:p>
          </table:table-cell>
          <table:table-cell table:style-name="ce70" office:value-type="float" office:value="783.7" calcext:value-type="float">
            <text:p>783.70</text:p>
          </table:table-cell>
          <table:table-cell table:style-name="ce70" office:value-type="float" office:value="788.86" calcext:value-type="float">
            <text:p>788.86</text:p>
          </table:table-cell>
          <table:table-cell table:style-name="ce70" office:value-type="float" office:value="790.62" calcext:value-type="float">
            <text:p>790.62</text:p>
          </table:table-cell>
          <table:table-cell table:style-name="ce70" office:value-type="float" office:value="788.26" calcext:value-type="float">
            <text:p>788.26</text:p>
          </table:table-cell>
          <table:table-cell table:style-name="ce74" table:formula="of:=[.F9]-[.E9]" office:value-type="float" office:value="0.330000000000041" calcext:value-type="float">
            <text:p>0.33</text:p>
          </table:table-cell>
          <table:table-cell table:style-name="ce74" table:formula="of:=[.G9]-[.F9]" office:value-type="float" office:value="5.15999999999997" calcext:value-type="float">
            <text:p>5.16</text:p>
          </table:table-cell>
          <table:table-cell table:style-name="ce74" table:formula="of:=[.H9]-[.G9]" office:value-type="float" office:value="1.75999999999999" calcext:value-type="float">
            <text:p>1.76</text:p>
          </table:table-cell>
          <table:table-cell table:style-name="ce74" table:formula="of:=[.I9]-[.H9]" office:value-type="float" office:value="-2.36000000000001" calcext:value-type="float">
            <text:p>-2.3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VASF</text:p>
          </table:table-cell>
          <table:table-cell table:style-name="ce62" office:value-type="string" calcext:value-type="string">
            <text:p>Paulo Afonso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64.4" calcext:value-type="float">
            <text:p>764.40</text:p>
          </table:table-cell>
          <table:table-cell table:style-name="ce70" office:value-type="float" office:value="771.12" calcext:value-type="float">
            <text:p>771.12</text:p>
          </table:table-cell>
          <table:table-cell table:style-name="ce70" office:value-type="float" office:value="774.06" calcext:value-type="float">
            <text:p>774.06</text:p>
          </table:table-cell>
          <table:table-cell table:style-name="ce70" office:value-type="float" office:value="777.96" calcext:value-type="float">
            <text:p>777.96</text:p>
          </table:table-cell>
          <table:table-cell table:style-name="ce70" office:value-type="float" office:value="778.84" calcext:value-type="float">
            <text:p>778.84</text:p>
          </table:table-cell>
          <table:table-cell table:style-name="ce74" table:formula="of:=[.F10]-[.E10]" office:value-type="float" office:value="6.72000000000003" calcext:value-type="float">
            <text:p>6.72</text:p>
          </table:table-cell>
          <table:table-cell table:style-name="ce74" table:formula="of:=[.G10]-[.F10]" office:value-type="float" office:value="2.93999999999994" calcext:value-type="float">
            <text:p>2.94</text:p>
          </table:table-cell>
          <table:table-cell table:style-name="ce74" table:formula="of:=[.H10]-[.G10]" office:value-type="float" office:value="3.90000000000009" calcext:value-type="float">
            <text:p>3.90</text:p>
          </table:table-cell>
          <table:table-cell table:style-name="ce74" table:formula="of:=[.I10]-[.H10]" office:value-type="float" office:value="0.879999999999995" calcext:value-type="float">
            <text:p>0.8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EB</text:p>
          </table:table-cell>
          <table:table-cell table:style-name="ce62" office:value-type="string" calcext:value-type="string">
            <text:p>Salvador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9" calcext:value-type="float">
            <text:p>9</text:p>
          </table:table-cell>
          <table:table-cell table:style-name="ce70" office:value-type="float" office:value="762.01" calcext:value-type="float">
            <text:p>762.01</text:p>
          </table:table-cell>
          <table:table-cell table:style-name="ce70" office:value-type="float" office:value="767.38" calcext:value-type="float">
            <text:p>767.38</text:p>
          </table:table-cell>
          <table:table-cell table:style-name="ce70" office:value-type="float" office:value="773.74" calcext:value-type="float">
            <text:p>773.74</text:p>
          </table:table-cell>
          <table:table-cell table:number-columns-repeated="2" table:style-name="ce70" office:value-type="float" office:value="774.14" calcext:value-type="float">
            <text:p>774.14</text:p>
          </table:table-cell>
          <table:table-cell table:style-name="ce74" table:formula="of:=[.F11]-[.E11]" office:value-type="float" office:value="5.37" calcext:value-type="float">
            <text:p>5.37</text:p>
          </table:table-cell>
          <table:table-cell table:style-name="ce74" table:formula="of:=[.G11]-[.F11]" office:value-type="float" office:value="6.36000000000001" calcext:value-type="float">
            <text:p>6.36</text:p>
          </table:table-cell>
          <table:table-cell table:style-name="ce74" table:formula="of:=[.H11]-[.G11]" office:value-type="float" office:value="0.399999999999977" calcext:value-type="float">
            <text:p>0.40</text:p>
          </table:table-cell>
          <table:table-cell table:style-name="ce74" table:formula="of:=[.I11]-[.H11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BA</text:p>
          </table:table-cell>
          <table:table-cell table:style-name="ce62" office:value-type="string" calcext:value-type="string">
            <text:p>Salvador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32" calcext:value-type="float">
            <text:p>32</text:p>
          </table:table-cell>
          <table:table-cell table:style-name="ce70" office:value-type="float" office:value="769.84" calcext:value-type="float">
            <text:p>769.84</text:p>
          </table:table-cell>
          <table:table-cell table:style-name="ce70" office:value-type="float" office:value="772.72" calcext:value-type="float">
            <text:p>772.72</text:p>
          </table:table-cell>
          <table:table-cell table:style-name="ce70" office:value-type="float" office:value="774.9" calcext:value-type="float">
            <text:p>774.90</text:p>
          </table:table-cell>
          <table:table-cell table:style-name="ce70" office:value-type="float" office:value="776.39" calcext:value-type="float">
            <text:p>776.39</text:p>
          </table:table-cell>
          <table:table-cell table:style-name="ce70" office:value-type="float" office:value="777.05" calcext:value-type="float">
            <text:p>777.05</text:p>
          </table:table-cell>
          <table:table-cell table:style-name="ce74" table:formula="of:=[.F12]-[.E12]" office:value-type="float" office:value="2.88" calcext:value-type="float">
            <text:p>2.88</text:p>
          </table:table-cell>
          <table:table-cell table:style-name="ce74" table:formula="of:=[.G12]-[.F12]" office:value-type="float" office:value="2.17999999999995" calcext:value-type="float">
            <text:p>2.18</text:p>
          </table:table-cell>
          <table:table-cell table:style-name="ce74" table:formula="of:=[.H12]-[.G12]" office:value-type="float" office:value="1.49000000000001" calcext:value-type="float">
            <text:p>1.49</text:p>
          </table:table-cell>
          <table:table-cell table:style-name="ce74" table:formula="of:=[.I12]-[.H12]" office:value-type="float" office:value="0.659999999999968" calcext:value-type="float">
            <text:p>0.6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RB</text:p>
          </table:table-cell>
          <table:table-cell table:style-name="ce62" office:value-type="string" calcext:value-type="string">
            <text:p>Santo Antônio de Jesus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14" calcext:value-type="float">
            <text:p>14</text:p>
          </table:table-cell>
          <table:table-cell table:style-name="ce70" office:value-type="float" office:value="762.12" calcext:value-type="float">
            <text:p>762.12</text:p>
          </table:table-cell>
          <table:table-cell table:style-name="ce70" office:value-type="float" office:value="770.9" calcext:value-type="float">
            <text:p>770.90</text:p>
          </table:table-cell>
          <table:table-cell table:style-name="ce70" office:value-type="float" office:value="774.44" calcext:value-type="float">
            <text:p>774.44</text:p>
          </table:table-cell>
          <table:table-cell table:style-name="ce70" office:value-type="float" office:value="775.58" calcext:value-type="float">
            <text:p>775.58</text:p>
          </table:table-cell>
          <table:table-cell table:style-name="ce70" office:value-type="float" office:value="777.96" calcext:value-type="float">
            <text:p>777.96</text:p>
          </table:table-cell>
          <table:table-cell table:style-name="ce74" table:formula="of:=[.F13]-[.E13]" office:value-type="float" office:value="8.77999999999997" calcext:value-type="float">
            <text:p>8.78</text:p>
          </table:table-cell>
          <table:table-cell table:style-name="ce74" table:formula="of:=[.G13]-[.F13]" office:value-type="float" office:value="3.54000000000008" calcext:value-type="float">
            <text:p>3.54</text:p>
          </table:table-cell>
          <table:table-cell table:style-name="ce74" table:formula="of:=[.H13]-[.G13]" office:value-type="float" office:value="1.13999999999999" calcext:value-type="float">
            <text:p>1.14</text:p>
          </table:table-cell>
          <table:table-cell table:style-name="ce74" table:formula="of:=[.I13]-[.H13]" office:value-type="float" office:value="2.38" calcext:value-type="float">
            <text:p>2.3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BA</text:p>
          </table:table-cell>
          <table:table-cell table:style-name="ce62" office:value-type="string" calcext:value-type="string">
            <text:p>Vitória da Conquista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18" calcext:value-type="float">
            <text:p>18</text:p>
          </table:table-cell>
          <table:table-cell table:style-name="ce70" office:value-type="float" office:value="752.33" calcext:value-type="float">
            <text:p>752.33</text:p>
          </table:table-cell>
          <table:table-cell table:style-name="ce70" office:value-type="float" office:value="765.63" calcext:value-type="float">
            <text:p>765.63</text:p>
          </table:table-cell>
          <table:table-cell table:style-name="ce70" office:value-type="float" office:value="770.11" calcext:value-type="float">
            <text:p>770.11</text:p>
          </table:table-cell>
          <table:table-cell table:style-name="ce70" office:value-type="float" office:value="770.2" calcext:value-type="float">
            <text:p>770.20</text:p>
          </table:table-cell>
          <table:table-cell table:style-name="ce70" office:value-type="float" office:value="772.79" calcext:value-type="float">
            <text:p>772.79</text:p>
          </table:table-cell>
          <table:table-cell table:style-name="ce74" table:formula="of:=[.F14]-[.E14]" office:value-type="float" office:value="13.3" calcext:value-type="float">
            <text:p>13.30</text:p>
          </table:table-cell>
          <table:table-cell table:style-name="ce74" table:formula="of:=[.G14]-[.F14]" office:value-type="float" office:value="4.48000000000002" calcext:value-type="float">
            <text:p>4.48</text:p>
          </table:table-cell>
          <table:table-cell table:style-name="ce74" table:formula="of:=[.H14]-[.G14]" office:value-type="float" office:value="0.0900000000000318" calcext:value-type="float">
            <text:p>0.09</text:p>
          </table:table-cell>
          <table:table-cell table:style-name="ce74" table:formula="of:=[.I14]-[.H14]" office:value-type="float" office:value="2.58999999999992" calcext:value-type="float">
            <text:p>2.59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CA</text:p>
          </table:table-cell>
          <table:table-cell table:style-name="ce62" office:value-type="string" calcext:value-type="string">
            <text:p>Barbalha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0.49" calcext:value-type="float">
            <text:p>770.49</text:p>
          </table:table-cell>
          <table:table-cell table:style-name="ce70" office:value-type="float" office:value="772.06" calcext:value-type="float">
            <text:p>772.06</text:p>
          </table:table-cell>
          <table:table-cell table:style-name="ce70" office:value-type="float" office:value="774.92" calcext:value-type="float">
            <text:p>774.92</text:p>
          </table:table-cell>
          <table:table-cell table:style-name="ce70" office:value-type="float" office:value="778.71" calcext:value-type="float">
            <text:p>778.71</text:p>
          </table:table-cell>
          <table:table-cell table:style-name="ce70" office:value-type="float" office:value="777.23" calcext:value-type="float">
            <text:p>777.23</text:p>
          </table:table-cell>
          <table:table-cell table:style-name="ce74" table:formula="of:=[.F15]-[.E15]" office:value-type="float" office:value="1.56999999999994" calcext:value-type="float">
            <text:p>1.57</text:p>
          </table:table-cell>
          <table:table-cell table:style-name="ce74" table:formula="of:=[.G15]-[.F15]" office:value-type="float" office:value="2.86000000000001" calcext:value-type="float">
            <text:p>2.86</text:p>
          </table:table-cell>
          <table:table-cell table:style-name="ce74" table:formula="of:=[.H15]-[.G15]" office:value-type="float" office:value="3.79000000000008" calcext:value-type="float">
            <text:p>3.79</text:p>
          </table:table-cell>
          <table:table-cell table:style-name="ce74" table:formula="of:=[.I15]-[.H15]" office:value-type="float" office:value="-1.48000000000002" calcext:value-type="float">
            <text:p>-1.4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C</text:p>
          </table:table-cell>
          <table:table-cell table:style-name="ce62" office:value-type="string" calcext:value-type="string">
            <text:p>Fortaleza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float" office:value="80" calcext:value-type="float">
            <text:p>80</text:p>
          </table:table-cell>
          <table:table-cell table:style-name="ce70" office:value-type="float" office:value="785.34" calcext:value-type="float">
            <text:p>785.34</text:p>
          </table:table-cell>
          <table:table-cell table:style-name="ce70" office:value-type="float" office:value="786.02" calcext:value-type="float">
            <text:p>786.02</text:p>
          </table:table-cell>
          <table:table-cell table:style-name="ce70" office:value-type="float" office:value="788.28" calcext:value-type="float">
            <text:p>788.28</text:p>
          </table:table-cell>
          <table:table-cell table:style-name="ce70" office:value-type="float" office:value="788.52" calcext:value-type="float">
            <text:p>788.52</text:p>
          </table:table-cell>
          <table:table-cell table:style-name="ce70" office:value-type="float" office:value="789.14" calcext:value-type="float">
            <text:p>789.14</text:p>
          </table:table-cell>
          <table:table-cell table:style-name="ce74" table:formula="of:=[.F16]-[.E16]" office:value-type="float" office:value="0.67999999999995" calcext:value-type="float">
            <text:p>0.68</text:p>
          </table:table-cell>
          <table:table-cell table:style-name="ce74" table:formula="of:=[.G16]-[.F16]" office:value-type="float" office:value="2.25999999999999" calcext:value-type="float">
            <text:p>2.26</text:p>
          </table:table-cell>
          <table:table-cell table:style-name="ce74" table:formula="of:=[.H16]-[.G16]" office:value-type="float" office:value="0.240000000000009" calcext:value-type="float">
            <text:p>0.24</text:p>
          </table:table-cell>
          <table:table-cell table:style-name="ce74" table:formula="of:=[.I16]-[.H16]" office:value-type="float" office:value="0.620000000000005" calcext:value-type="float">
            <text:p>0.6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C</text:p>
          </table:table-cell>
          <table:table-cell table:style-name="ce62" office:value-type="string" calcext:value-type="string">
            <text:p>Sobral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80.46" calcext:value-type="float">
            <text:p>780.46</text:p>
          </table:table-cell>
          <table:table-cell table:style-name="ce70" office:value-type="float" office:value="782.06" calcext:value-type="float">
            <text:p>782.06</text:p>
          </table:table-cell>
          <table:table-cell table:style-name="ce70" office:value-type="float" office:value="787.56" calcext:value-type="float">
            <text:p>787.56</text:p>
          </table:table-cell>
          <table:table-cell table:style-name="ce70" office:value-type="float" office:value="788.46" calcext:value-type="float">
            <text:p>788.46</text:p>
          </table:table-cell>
          <table:table-cell table:style-name="ce70" office:value-type="float" office:value="785.34" calcext:value-type="float">
            <text:p>785.34</text:p>
          </table:table-cell>
          <table:table-cell table:style-name="ce74" table:formula="of:=[.F17]-[.E17]" office:value-type="float" office:value="1.59999999999991" calcext:value-type="float">
            <text:p>1.60</text:p>
          </table:table-cell>
          <table:table-cell table:style-name="ce74" table:formula="of:=[.G17]-[.F17]" office:value-type="float" office:value="5.5" calcext:value-type="float">
            <text:p>5.50</text:p>
          </table:table-cell>
          <table:table-cell table:style-name="ce74" table:formula="of:=[.H17]-[.G17]" office:value-type="float" office:value="0.900000000000091" calcext:value-type="float">
            <text:p>0.90</text:p>
          </table:table-cell>
          <table:table-cell table:style-name="ce74" table:formula="of:=[.I17]-[.H17]" office:value-type="float" office:value="-3.12" calcext:value-type="float">
            <text:p>-3.1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ESCS</text:p>
          </table:table-cell>
          <table:table-cell table:style-name="ce62" office:value-type="string" calcext:value-type="string">
            <text:p>Brasília</text:p>
          </table:table-cell>
          <table:table-cell table:style-name="ce65" office:value-type="string" calcext:value-type="string">
            <text:p>DF</text:p>
          </table:table-cell>
          <table:table-cell table:style-name="ce65" office:value-type="float" office:value="48" calcext:value-type="float">
            <text:p>48</text:p>
          </table:table-cell>
          <table:table-cell table:style-name="ce70" office:value-type="float" office:value="770.87" calcext:value-type="float">
            <text:p>770.87</text:p>
          </table:table-cell>
          <table:table-cell table:style-name="ce70" office:value-type="float" office:value="770.54" calcext:value-type="float">
            <text:p>770.54</text:p>
          </table:table-cell>
          <table:table-cell table:style-name="ce70" office:value-type="float" office:value="773.13" calcext:value-type="float">
            <text:p>773.13</text:p>
          </table:table-cell>
          <table:table-cell table:style-name="ce70" office:value-type="float" office:value="773.21" calcext:value-type="float">
            <text:p>773.21</text:p>
          </table:table-cell>
          <table:table-cell table:style-name="ce70" office:value-type="float" office:value="773.33" calcext:value-type="float">
            <text:p>773.33</text:p>
          </table:table-cell>
          <table:table-cell table:style-name="ce74" table:formula="of:=[.F18]-[.E18]" office:value-type="float" office:value="-0.330000000000041" calcext:value-type="float">
            <text:p>-0.33</text:p>
          </table:table-cell>
          <table:table-cell table:style-name="ce74" table:formula="of:=[.G18]-[.F18]" office:value-type="float" office:value="2.59000000000003" calcext:value-type="float">
            <text:p>2.59</text:p>
          </table:table-cell>
          <table:table-cell table:style-name="ce74" table:formula="of:=[.H18]-[.G18]" office:value-type="float" office:value="0.0800000000000409" calcext:value-type="float">
            <text:p>0.08</text:p>
          </table:table-cell>
          <table:table-cell table:style-name="ce74" table:formula="of:=[.I18]-[.H18]" office:value-type="float" office:value="0.120000000000005" calcext:value-type="float">
            <text:p>0.1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ES</text:p>
          </table:table-cell>
          <table:table-cell table:style-name="ce62" office:value-type="string" calcext:value-type="string">
            <text:p>Vitória</text:p>
          </table:table-cell>
          <table:table-cell table:style-name="ce65" office:value-type="string" calcext:value-type="string">
            <text:p>ES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90.95" calcext:value-type="float">
            <text:p>790.95</text:p>
          </table:table-cell>
          <table:table-cell table:number-columns-repeated="2" table:style-name="ce70" office:value-type="float" office:value="793" calcext:value-type="float">
            <text:p>793.00</text:p>
          </table:table-cell>
          <table:table-cell table:style-name="ce70" office:value-type="float" office:value="794.57" calcext:value-type="float">
            <text:p>794.57</text:p>
          </table:table-cell>
          <table:table-cell table:style-name="ce70" office:value-type="float" office:value="795.74" calcext:value-type="float">
            <text:p>795.74</text:p>
          </table:table-cell>
          <table:table-cell table:style-name="ce74" table:formula="of:=[.F19]-[.E19]" office:value-type="float" office:value="2.04999999999995" calcext:value-type="float">
            <text:p>2.05</text:p>
          </table:table-cell>
          <table:table-cell table:style-name="ce74" table:formula="of:=[.G19]-[.F19]" office:value-type="float" office:value="0" calcext:value-type="float">
            <text:p>0.00</text:p>
          </table:table-cell>
          <table:table-cell table:style-name="ce74" table:formula="of:=[.H19]-[.G19]" office:value-type="float" office:value="1.57000000000005" calcext:value-type="float">
            <text:p>1.57</text:p>
          </table:table-cell>
          <table:table-cell table:style-name="ce74" table:formula="of:=[.I19]-[.H19]" office:value-type="float" office:value="1.16999999999996" calcext:value-type="float">
            <text:p>1.17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G</text:p>
          </table:table-cell>
          <table:table-cell table:style-name="ce62" office:value-type="string" calcext:value-type="string">
            <text:p>Catalão</text:p>
          </table:table-cell>
          <table:table-cell table:style-name="ce65" office:value-type="string" calcext:value-type="string">
            <text:p>GO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762.71" calcext:value-type="float">
            <text:p>762.71</text:p>
          </table:table-cell>
          <table:table-cell table:style-name="ce70" office:value-type="float" office:value="773.09" calcext:value-type="float">
            <text:p>773.09</text:p>
          </table:table-cell>
          <table:table-cell table:style-name="ce70" office:value-type="float" office:value="776.08" calcext:value-type="float">
            <text:p>776.08</text:p>
          </table:table-cell>
          <table:table-cell table:style-name="ce70" office:value-type="float" office:value="777.88" calcext:value-type="float">
            <text:p>777.88</text:p>
          </table:table-cell>
          <table:table-cell table:style-name="ce70" office:value-type="float" office:value="777.78" calcext:value-type="float">
            <text:p>777.78</text:p>
          </table:table-cell>
          <table:table-cell table:style-name="ce74" table:formula="of:=[.F20]-[.E20]" office:value-type="float" office:value="10.38" calcext:value-type="float">
            <text:p>10.38</text:p>
          </table:table-cell>
          <table:table-cell table:style-name="ce74" table:formula="of:=[.G20]-[.F20]" office:value-type="float" office:value="2.99000000000001" calcext:value-type="float">
            <text:p>2.99</text:p>
          </table:table-cell>
          <table:table-cell table:style-name="ce74" table:formula="of:=[.H20]-[.G20]" office:value-type="float" office:value="1.79999999999995" calcext:value-type="float">
            <text:p>1.80</text:p>
          </table:table-cell>
          <table:table-cell table:style-name="ce74" table:formula="of:=[.I20]-[.H20]" office:value-type="float" office:value="-0.100000000000023" calcext:value-type="float">
            <text:p>-0.1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G</text:p>
          </table:table-cell>
          <table:table-cell table:style-name="ce62" office:value-type="string" calcext:value-type="string">
            <text:p>Goiânia</text:p>
          </table:table-cell>
          <table:table-cell table:style-name="ce65" office:value-type="string" calcext:value-type="string">
            <text:p>GO</text:p>
          </table:table-cell>
          <table:table-cell table:style-name="ce65" office:value-type="float" office:value="55" calcext:value-type="float">
            <text:p>55</text:p>
          </table:table-cell>
          <table:table-cell table:style-name="ce70" office:value-type="float" office:value="781.08" calcext:value-type="float">
            <text:p>781.08</text:p>
          </table:table-cell>
          <table:table-cell table:style-name="ce70" office:value-type="float" office:value="782.41" calcext:value-type="float">
            <text:p>782.41</text:p>
          </table:table-cell>
          <table:table-cell table:style-name="ce70" office:value-type="float" office:value="786.33" calcext:value-type="float">
            <text:p>786.33</text:p>
          </table:table-cell>
          <table:table-cell table:style-name="ce70" office:value-type="float" office:value="787.02" calcext:value-type="float">
            <text:p>787.02</text:p>
          </table:table-cell>
          <table:table-cell table:style-name="ce70" office:value-type="float" office:value="786.98" calcext:value-type="float">
            <text:p>786.98</text:p>
          </table:table-cell>
          <table:table-cell table:style-name="ce74" table:formula="of:=[.F21]-[.E21]" office:value-type="float" office:value="1.32999999999993" calcext:value-type="float">
            <text:p>1.33</text:p>
          </table:table-cell>
          <table:table-cell table:style-name="ce74" table:formula="of:=[.G21]-[.F21]" office:value-type="float" office:value="3.92000000000007" calcext:value-type="float">
            <text:p>3.92</text:p>
          </table:table-cell>
          <table:table-cell table:style-name="ce74" table:formula="of:=[.H21]-[.G21]" office:value-type="float" office:value="0.689999999999941" calcext:value-type="float">
            <text:p>0.69</text:p>
          </table:table-cell>
          <table:table-cell table:style-name="ce74" table:formula="of:=[.I21]-[.H21]" office:value-type="float" office:value="-0.0399999999999636" calcext:value-type="float">
            <text:p>-0.0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G</text:p>
          </table:table-cell>
          <table:table-cell table:style-name="ce62" office:value-type="string" calcext:value-type="string">
            <text:p>Jataí</text:p>
          </table:table-cell>
          <table:table-cell table:style-name="ce65" office:value-type="string" calcext:value-type="string">
            <text:p>GO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67.4" calcext:value-type="float">
            <text:p>767.40</text:p>
          </table:table-cell>
          <table:table-cell table:style-name="ce70" office:value-type="float" office:value="771.3" calcext:value-type="float">
            <text:p>771.30</text:p>
          </table:table-cell>
          <table:table-cell table:style-name="ce70" office:value-type="float" office:value="775.83" calcext:value-type="float">
            <text:p>775.83</text:p>
          </table:table-cell>
          <table:table-cell table:style-name="ce70" office:value-type="float" office:value="776.69" calcext:value-type="float">
            <text:p>776.69</text:p>
          </table:table-cell>
          <table:table-cell table:style-name="ce70" office:value-type="float" office:value="777.71" calcext:value-type="float">
            <text:p>777.71</text:p>
          </table:table-cell>
          <table:table-cell table:style-name="ce74" table:formula="of:=[.F22]-[.E22]" office:value-type="float" office:value="3.89999999999998" calcext:value-type="float">
            <text:p>3.90</text:p>
          </table:table-cell>
          <table:table-cell table:style-name="ce74" table:formula="of:=[.G22]-[.F22]" office:value-type="float" office:value="4.53000000000009" calcext:value-type="float">
            <text:p>4.53</text:p>
          </table:table-cell>
          <table:table-cell table:style-name="ce74" table:formula="of:=[.H22]-[.G22]" office:value-type="float" office:value="0.860000000000014" calcext:value-type="float">
            <text:p>0.86</text:p>
          </table:table-cell>
          <table:table-cell table:style-name="ce74" table:formula="of:=[.I22]-[.H22]" office:value-type="float" office:value="1.01999999999998" calcext:value-type="float">
            <text:p>1.0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A</text:p>
          </table:table-cell>
          <table:table-cell table:style-name="ce62" office:value-type="string" calcext:value-type="string">
            <text:p>Imperatriz</text:p>
          </table:table-cell>
          <table:table-cell table:style-name="ce65" office:value-type="string" calcext:value-type="string">
            <text:p>MA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913.85" calcext:value-type="float">
            <text:p>913.85</text:p>
          </table:table-cell>
          <table:table-cell table:style-name="ce70" office:value-type="float" office:value="918.74" calcext:value-type="float">
            <text:p>918.74</text:p>
          </table:table-cell>
          <table:table-cell table:style-name="ce70" office:value-type="float" office:value="702.8" calcext:value-type="float">
            <text:p>702.80</text:p>
          </table:table-cell>
          <table:table-cell table:style-name="ce70" office:value-type="float" office:value="923.18" calcext:value-type="float">
            <text:p>923.18</text:p>
          </table:table-cell>
          <table:table-cell table:style-name="ce70" office:value-type="float" office:value="921.98" calcext:value-type="float">
            <text:p>921.98</text:p>
          </table:table-cell>
          <table:table-cell table:style-name="ce74" table:formula="of:=[.F23]-[.E23]" office:value-type="float" office:value="4.88999999999999" calcext:value-type="float">
            <text:p>4.89</text:p>
          </table:table-cell>
          <table:table-cell table:style-name="ce74" table:formula="of:=[.G23]-[.F23]" office:value-type="float" office:value="-215.94" calcext:value-type="float">
            <text:p>-215.94</text:p>
          </table:table-cell>
          <table:table-cell table:style-name="ce74" table:formula="of:=[.H23]-[.G23]" office:value-type="float" office:value="220.38" calcext:value-type="float">
            <text:p>220.38</text:p>
          </table:table-cell>
          <table:table-cell table:style-name="ce74" table:formula="of:=[.I23]-[.H23]" office:value-type="float" office:value="-1.19999999999993" calcext:value-type="float">
            <text:p>-1.2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A</text:p>
          </table:table-cell>
          <table:table-cell table:style-name="ce62" office:value-type="string" calcext:value-type="string">
            <text:p>Pinheiro</text:p>
          </table:table-cell>
          <table:table-cell table:style-name="ce65" office:value-type="string" calcext:value-type="string">
            <text:p>MA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906.89" calcext:value-type="float">
            <text:p>906.89</text:p>
          </table:table-cell>
          <table:table-cell table:style-name="ce70" office:value-type="float" office:value="908.06" calcext:value-type="float">
            <text:p>908.06</text:p>
          </table:table-cell>
          <table:table-cell table:style-name="ce70" office:value-type="float" office:value="701.34" calcext:value-type="float">
            <text:p>701.34</text:p>
          </table:table-cell>
          <table:table-cell table:style-name="ce70" office:value-type="float" office:value="913.85" calcext:value-type="float">
            <text:p>913.85</text:p>
          </table:table-cell>
          <table:table-cell table:style-name="ce70" office:value-type="float" office:value="913.44" calcext:value-type="float">
            <text:p>913.44</text:p>
          </table:table-cell>
          <table:table-cell table:style-name="ce74" table:formula="of:=[.F24]-[.E24]" office:value-type="float" office:value="1.16999999999996" calcext:value-type="float">
            <text:p>1.17</text:p>
          </table:table-cell>
          <table:table-cell table:style-name="ce74" table:formula="of:=[.G24]-[.F24]" office:value-type="float" office:value="-206.72" calcext:value-type="float">
            <text:p>-206.72</text:p>
          </table:table-cell>
          <table:table-cell table:style-name="ce74" table:formula="of:=[.H24]-[.G24]" office:value-type="float" office:value="212.51" calcext:value-type="float">
            <text:p>212.51</text:p>
          </table:table-cell>
          <table:table-cell table:style-name="ce74" table:formula="of:=[.I24]-[.H24]" office:value-type="float" office:value="-0.409999999999968" calcext:value-type="float">
            <text:p>-0.41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A</text:p>
          </table:table-cell>
          <table:table-cell table:style-name="ce62" office:value-type="string" calcext:value-type="string">
            <text:p>São Luís</text:p>
          </table:table-cell>
          <table:table-cell table:style-name="ce65" office:value-type="string" calcext:value-type="string">
            <text:p>MA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928.13" calcext:value-type="float">
            <text:p>928.13</text:p>
          </table:table-cell>
          <table:table-cell table:style-name="ce70" office:value-type="float" office:value="927.94" calcext:value-type="float">
            <text:p>927.94</text:p>
          </table:table-cell>
          <table:table-cell table:style-name="ce70" office:value-type="float" office:value="703.76" calcext:value-type="float">
            <text:p>703.76</text:p>
          </table:table-cell>
          <table:table-cell table:number-columns-repeated="2" table:style-name="ce70" office:value-type="float" office:value="929.28" calcext:value-type="float">
            <text:p>929.28</text:p>
          </table:table-cell>
          <table:table-cell table:style-name="ce74" table:formula="of:=[.F25]-[.E25]" office:value-type="float" office:value="-0.189999999999941" calcext:value-type="float">
            <text:p>-0.19</text:p>
          </table:table-cell>
          <table:table-cell table:style-name="ce74" table:formula="of:=[.G25]-[.F25]" office:value-type="float" office:value="-224.18" calcext:value-type="float">
            <text:p>-224.18</text:p>
          </table:table-cell>
          <table:table-cell table:style-name="ce74" table:formula="of:=[.H25]-[.G25]" office:value-type="float" office:value="225.52" calcext:value-type="float">
            <text:p>225.52</text:p>
          </table:table-cell>
          <table:table-cell table:style-name="ce74" table:formula="of:=[.I25]-[.H25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FAL-MG</text:p>
          </table:table-cell>
          <table:table-cell table:style-name="ce62" office:value-type="string" calcext:value-type="string">
            <text:p>Alfena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94.45" calcext:value-type="float">
            <text:p>794.45</text:p>
          </table:table-cell>
          <table:table-cell table:style-name="ce70" office:value-type="float" office:value="790.82" calcext:value-type="float">
            <text:p>790.82</text:p>
          </table:table-cell>
          <table:table-cell table:style-name="ce70" office:value-type="float" office:value="794.92" calcext:value-type="float">
            <text:p>794.92</text:p>
          </table:table-cell>
          <table:table-cell table:style-name="ce70" office:value-type="float" office:value="796.46" calcext:value-type="float">
            <text:p>796.46</text:p>
          </table:table-cell>
          <table:table-cell table:style-name="ce70" office:value-type="float" office:value="796.95" calcext:value-type="float">
            <text:p>796.95</text:p>
          </table:table-cell>
          <table:table-cell table:style-name="ce74" table:formula="of:=[.F26]-[.E26]" office:value-type="float" office:value="-3.63" calcext:value-type="float">
            <text:p>-3.63</text:p>
          </table:table-cell>
          <table:table-cell table:style-name="ce74" table:formula="of:=[.G26]-[.F26]" office:value-type="float" office:value="4.09999999999991" calcext:value-type="float">
            <text:p>4.10</text:p>
          </table:table-cell>
          <table:table-cell table:style-name="ce74" table:formula="of:=[.H26]-[.G26]" office:value-type="float" office:value="1.54000000000008" calcext:value-type="float">
            <text:p>1.54</text:p>
          </table:table-cell>
          <table:table-cell table:style-name="ce74" table:formula="of:=[.I26]-[.H26]" office:value-type="float" office:value="0.490000000000009" calcext:value-type="float">
            <text:p>0.49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G</text:p>
          </table:table-cell>
          <table:table-cell table:style-name="ce62" office:value-type="string" calcext:value-type="string">
            <text:p>Belo Horizonte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60" calcext:value-type="float">
            <text:p>160</text:p>
          </table:table-cell>
          <table:table-cell table:style-name="ce70" office:value-type="float" office:value="794.52" calcext:value-type="float">
            <text:p>794.52</text:p>
          </table:table-cell>
          <table:table-cell table:style-name="ce70" office:value-type="float" office:value="794.96" calcext:value-type="float">
            <text:p>794.96</text:p>
          </table:table-cell>
          <table:table-cell table:style-name="ce70" office:value-type="float" office:value="799.08" calcext:value-type="float">
            <text:p>799.08</text:p>
          </table:table-cell>
          <table:table-cell table:style-name="ce70" office:value-type="float" office:value="799.42" calcext:value-type="float">
            <text:p>799.42</text:p>
          </table:table-cell>
          <table:table-cell table:style-name="ce70" office:value-type="float" office:value="799.1" calcext:value-type="float">
            <text:p>799.10</text:p>
          </table:table-cell>
          <table:table-cell table:style-name="ce74" table:formula="of:=[.F27]-[.E27]" office:value-type="float" office:value="0.440000000000055" calcext:value-type="float">
            <text:p>0.44</text:p>
          </table:table-cell>
          <table:table-cell table:style-name="ce74" table:formula="of:=[.G27]-[.F27]" office:value-type="float" office:value="4.12" calcext:value-type="float">
            <text:p>4.12</text:p>
          </table:table-cell>
          <table:table-cell table:style-name="ce74" table:formula="of:=[.H27]-[.G27]" office:value-type="float" office:value="0.339999999999918" calcext:value-type="float">
            <text:p>0.34</text:p>
          </table:table-cell>
          <table:table-cell table:style-name="ce74" table:formula="of:=[.I27]-[.H27]" office:value-type="float" office:value="-0.319999999999936" calcext:value-type="float">
            <text:p>-0.3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VJM</text:p>
          </table:table-cell>
          <table:table-cell table:style-name="ce62" office:value-type="string" calcext:value-type="string">
            <text:p>Diamantin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784.53" calcext:value-type="float">
            <text:p>784.53</text:p>
          </table:table-cell>
          <table:table-cell table:style-name="ce70" office:value-type="float" office:value="789.83" calcext:value-type="float">
            <text:p>789.83</text:p>
          </table:table-cell>
          <table:table-cell table:style-name="ce70" office:value-type="float" office:value="792.83" calcext:value-type="float">
            <text:p>792.83</text:p>
          </table:table-cell>
          <table:table-cell table:style-name="ce70" office:value-type="float" office:value="793.36" calcext:value-type="float">
            <text:p>793.36</text:p>
          </table:table-cell>
          <table:table-cell table:style-name="ce70" office:value-type="float" office:value="794.3" calcext:value-type="float">
            <text:p>794.30</text:p>
          </table:table-cell>
          <table:table-cell table:style-name="ce74" table:formula="of:=[.F28]-[.E28]" office:value-type="float" office:value="5.30000000000007" calcext:value-type="float">
            <text:p>5.30</text:p>
          </table:table-cell>
          <table:table-cell table:style-name="ce74" table:formula="of:=[.G28]-[.F28]" office:value-type="float" office:value="3" calcext:value-type="float">
            <text:p>3.00</text:p>
          </table:table-cell>
          <table:table-cell table:style-name="ce74" table:formula="of:=[.H28]-[.G28]" office:value-type="float" office:value="0.529999999999973" calcext:value-type="float">
            <text:p>0.53</text:p>
          </table:table-cell>
          <table:table-cell table:style-name="ce74" table:formula="of:=[.I28]-[.H28]" office:value-type="float" office:value="0.939999999999941" calcext:value-type="float">
            <text:p>0.9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SJ</text:p>
          </table:table-cell>
          <table:table-cell table:style-name="ce62" office:value-type="string" calcext:value-type="string">
            <text:p>Divinópoli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774.68" calcext:value-type="float">
            <text:p>774.68</text:p>
          </table:table-cell>
          <table:table-cell table:style-name="ce70" office:value-type="float" office:value="782.35" calcext:value-type="float">
            <text:p>782.35</text:p>
          </table:table-cell>
          <table:table-cell table:style-name="ce70" office:value-type="float" office:value="783.73" calcext:value-type="float">
            <text:p>783.73</text:p>
          </table:table-cell>
          <table:table-cell table:style-name="ce70" office:value-type="float" office:value="785.84" calcext:value-type="float">
            <text:p>785.84</text:p>
          </table:table-cell>
          <table:table-cell table:style-name="ce70" office:value-type="float" office:value="785.46" calcext:value-type="float">
            <text:p>785.46</text:p>
          </table:table-cell>
          <table:table-cell table:style-name="ce74" table:formula="of:=[.F29]-[.E29]" office:value-type="float" office:value="7.67000000000007" calcext:value-type="float">
            <text:p>7.67</text:p>
          </table:table-cell>
          <table:table-cell table:style-name="ce74" table:formula="of:=[.G29]-[.F29]" office:value-type="float" office:value="1.38" calcext:value-type="float">
            <text:p>1.38</text:p>
          </table:table-cell>
          <table:table-cell table:style-name="ce74" table:formula="of:=[.H29]-[.G29]" office:value-type="float" office:value="2.11000000000001" calcext:value-type="float">
            <text:p>2.11</text:p>
          </table:table-cell>
          <table:table-cell table:style-name="ce74" table:formula="of:=[.I29]-[.H29]" office:value-type="float" office:value="-0.379999999999995" calcext:value-type="float">
            <text:p>-0.3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JF</text:p>
          </table:table-cell>
          <table:table-cell table:style-name="ce62" office:value-type="string" calcext:value-type="string">
            <text:p>Governador Valadare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2" calcext:value-type="float">
            <text:p>12</text:p>
          </table:table-cell>
          <table:table-cell table:style-name="ce70" office:value-type="float" office:value="775.42" calcext:value-type="float">
            <text:p>775.42</text:p>
          </table:table-cell>
          <table:table-cell table:style-name="ce70" office:value-type="float" office:value="779.76" calcext:value-type="float">
            <text:p>779.76</text:p>
          </table:table-cell>
          <table:table-cell table:style-name="ce70" office:value-type="float" office:value="783.3" calcext:value-type="float">
            <text:p>783.30</text:p>
          </table:table-cell>
          <table:table-cell table:number-columns-repeated="2" table:style-name="ce70" office:value-type="float" office:value="785.8" calcext:value-type="float">
            <text:p>785.80</text:p>
          </table:table-cell>
          <table:table-cell table:style-name="ce74" table:formula="of:=[.F30]-[.E30]" office:value-type="float" office:value="4.34000000000003" calcext:value-type="float">
            <text:p>4.34</text:p>
          </table:table-cell>
          <table:table-cell table:style-name="ce74" table:formula="of:=[.G30]-[.F30]" office:value-type="float" office:value="3.53999999999996" calcext:value-type="float">
            <text:p>3.54</text:p>
          </table:table-cell>
          <table:table-cell table:style-name="ce74" table:formula="of:=[.H30]-[.G30]" office:value-type="float" office:value="2.5" calcext:value-type="float">
            <text:p>2.50</text:p>
          </table:table-cell>
          <table:table-cell table:style-name="ce74" table:formula="of:=[.I30]-[.H30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JF</text:p>
          </table:table-cell>
          <table:table-cell table:style-name="ce62" office:value-type="string" calcext:value-type="string">
            <text:p>Juiz de For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2" calcext:value-type="float">
            <text:p>22</text:p>
          </table:table-cell>
          <table:table-cell table:style-name="ce70" office:value-type="float" office:value="788.36" calcext:value-type="float">
            <text:p>788.36</text:p>
          </table:table-cell>
          <table:table-cell table:style-name="ce70" office:value-type="float" office:value="790.46" calcext:value-type="float">
            <text:p>790.46</text:p>
          </table:table-cell>
          <table:table-cell table:style-name="ce70" office:value-type="float" office:value="794.16" calcext:value-type="float">
            <text:p>794.16</text:p>
          </table:table-cell>
          <table:table-cell table:style-name="ce70" office:value-type="float" office:value="794.52" calcext:value-type="float">
            <text:p>794.52</text:p>
          </table:table-cell>
          <table:table-cell table:style-name="ce70" office:value-type="float" office:value="793.36" calcext:value-type="float">
            <text:p>793.36</text:p>
          </table:table-cell>
          <table:table-cell table:style-name="ce74" table:formula="of:=[.F31]-[.E31]" office:value-type="float" office:value="2.10000000000002" calcext:value-type="float">
            <text:p>2.10</text:p>
          </table:table-cell>
          <table:table-cell table:style-name="ce74" table:formula="of:=[.G31]-[.F31]" office:value-type="float" office:value="3.69999999999993" calcext:value-type="float">
            <text:p>3.70</text:p>
          </table:table-cell>
          <table:table-cell table:style-name="ce74" table:formula="of:=[.H31]-[.G31]" office:value-type="float" office:value="0.360000000000014" calcext:value-type="float">
            <text:p>0.36</text:p>
          </table:table-cell>
          <table:table-cell table:style-name="ce74" table:formula="of:=[.I31]-[.H31]" office:value-type="float" office:value="-1.15999999999997" calcext:value-type="float">
            <text:p>-1.1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LA</text:p>
          </table:table-cell>
          <table:table-cell table:style-name="ce62" office:value-type="string" calcext:value-type="string">
            <text:p>Lavra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9" calcext:value-type="float">
            <text:p>9</text:p>
          </table:table-cell>
          <table:table-cell table:style-name="ce70" office:value-type="float" office:value="781.54" calcext:value-type="float">
            <text:p>781.54</text:p>
          </table:table-cell>
          <table:table-cell table:style-name="ce70" office:value-type="float" office:value="784.08" calcext:value-type="float">
            <text:p>784.08</text:p>
          </table:table-cell>
          <table:table-cell table:style-name="ce70" office:value-type="float" office:value="789.74" calcext:value-type="float">
            <text:p>789.74</text:p>
          </table:table-cell>
          <table:table-cell table:style-name="ce70" office:value-type="float" office:value="789.8" calcext:value-type="float">
            <text:p>789.80</text:p>
          </table:table-cell>
          <table:table-cell table:style-name="ce70" office:value-type="float" office:value="788.58" calcext:value-type="float">
            <text:p>788.58</text:p>
          </table:table-cell>
          <table:table-cell table:style-name="ce74" table:formula="of:=[.F32]-[.E32]" office:value-type="float" office:value="2.54000000000008" calcext:value-type="float">
            <text:p>2.54</text:p>
          </table:table-cell>
          <table:table-cell table:style-name="ce74" table:formula="of:=[.G32]-[.F32]" office:value-type="float" office:value="5.65999999999997" calcext:value-type="float">
            <text:p>5.66</text:p>
          </table:table-cell>
          <table:table-cell table:style-name="ce74" table:formula="of:=[.H32]-[.G32]" office:value-type="float" office:value="0.0599999999999454" calcext:value-type="float">
            <text:p>0.06</text:p>
          </table:table-cell>
          <table:table-cell table:style-name="ce74" table:formula="of:=[.I32]-[.H32]" office:value-type="float" office:value="-1.21999999999991" calcext:value-type="float">
            <text:p>-1.2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MONTES</text:p>
          </table:table-cell>
          <table:table-cell table:style-name="ce62" office:value-type="string" calcext:value-type="string">
            <text:p>Montes Claro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63.83" calcext:value-type="float">
            <text:p>763.83</text:p>
          </table:table-cell>
          <table:table-cell table:style-name="ce70" office:value-type="float" office:value="771.39" calcext:value-type="float">
            <text:p>771.39</text:p>
          </table:table-cell>
          <table:table-cell table:style-name="ce70" office:value-type="float" office:value="773.46" calcext:value-type="float">
            <text:p>773.46</text:p>
          </table:table-cell>
          <table:table-cell table:style-name="ce70" office:value-type="float" office:value="776.71" calcext:value-type="float">
            <text:p>776.71</text:p>
          </table:table-cell>
          <table:table-cell table:style-name="ce70" office:value-type="float" office:value="773.53" calcext:value-type="float">
            <text:p>773.53</text:p>
          </table:table-cell>
          <table:table-cell table:style-name="ce74" table:formula="of:=[.F33]-[.E33]" office:value-type="float" office:value="7.55999999999995" calcext:value-type="float">
            <text:p>7.56</text:p>
          </table:table-cell>
          <table:table-cell table:style-name="ce74" table:formula="of:=[.G33]-[.F33]" office:value-type="float" office:value="2.07000000000005" calcext:value-type="float">
            <text:p>2.07</text:p>
          </table:table-cell>
          <table:table-cell table:style-name="ce74" table:formula="of:=[.H33]-[.G33]" office:value-type="float" office:value="3.25" calcext:value-type="float">
            <text:p>3.25</text:p>
          </table:table-cell>
          <table:table-cell table:style-name="ce74" table:formula="of:=[.I33]-[.H33]" office:value-type="float" office:value="-3.18000000000006" calcext:value-type="float">
            <text:p>-3.1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OP</text:p>
          </table:table-cell>
          <table:table-cell table:style-name="ce62" office:value-type="string" calcext:value-type="string">
            <text:p>Ouro Preto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801.6" calcext:value-type="float">
            <text:p>801.60</text:p>
          </table:table-cell>
          <table:table-cell table:style-name="ce70" office:value-type="float" office:value="802.84" calcext:value-type="float">
            <text:p>802.84</text:p>
          </table:table-cell>
          <table:table-cell table:style-name="ce70" office:value-type="float" office:value="808.37" calcext:value-type="float">
            <text:p>808.37</text:p>
          </table:table-cell>
          <table:table-cell table:style-name="ce70" office:value-type="float" office:value="805.43" calcext:value-type="float">
            <text:p>805.43</text:p>
          </table:table-cell>
          <table:table-cell table:style-name="ce70" office:value-type="float" office:value="806.27" calcext:value-type="float">
            <text:p>806.27</text:p>
          </table:table-cell>
          <table:table-cell table:style-name="ce74" table:formula="of:=[.F34]-[.E34]" office:value-type="float" office:value="1.24000000000001" calcext:value-type="float">
            <text:p>1.24</text:p>
          </table:table-cell>
          <table:table-cell table:style-name="ce74" table:formula="of:=[.G34]-[.F34]" office:value-type="float" office:value="5.52999999999997" calcext:value-type="float">
            <text:p>5.53</text:p>
          </table:table-cell>
          <table:table-cell table:style-name="ce74" table:formula="of:=[.H34]-[.G34]" office:value-type="float" office:value="-2.94000000000005" calcext:value-type="float">
            <text:p>-2.94</text:p>
          </table:table-cell>
          <table:table-cell table:style-name="ce74" table:formula="of:=[.I34]-[.H34]" office:value-type="float" office:value="0.840000000000032" calcext:value-type="float">
            <text:p>0.8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EMG</text:p>
          </table:table-cell>
          <table:table-cell table:style-name="ce62" office:value-type="string" calcext:value-type="string">
            <text:p>Passo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887.04" calcext:value-type="float">
            <text:p>887.04</text:p>
          </table:table-cell>
          <table:table-cell table:style-name="ce70" office:value-type="float" office:value="892.1" calcext:value-type="float">
            <text:p>892.10</text:p>
          </table:table-cell>
          <table:table-cell table:style-name="ce70" office:value-type="float" office:value="733.56" calcext:value-type="float">
            <text:p>733.56</text:p>
          </table:table-cell>
          <table:table-cell table:style-name="ce70" office:value-type="float" office:value="892.91" calcext:value-type="float">
            <text:p>892.91</text:p>
          </table:table-cell>
          <table:table-cell table:style-name="ce70" office:value-type="float" office:value="898.68" calcext:value-type="float">
            <text:p>898.68</text:p>
          </table:table-cell>
          <table:table-cell table:style-name="ce74" table:formula="of:=[.F35]-[.E35]" office:value-type="float" office:value="5.06000000000006" calcext:value-type="float">
            <text:p>5.06</text:p>
          </table:table-cell>
          <table:table-cell table:style-name="ce74" table:formula="of:=[.G35]-[.F35]" office:value-type="float" office:value="-158.54" calcext:value-type="float">
            <text:p>-158.54</text:p>
          </table:table-cell>
          <table:table-cell table:style-name="ce74" table:formula="of:=[.H35]-[.G35]" office:value-type="float" office:value="159.35" calcext:value-type="float">
            <text:p>159.35</text:p>
          </table:table-cell>
          <table:table-cell table:style-name="ce74" table:formula="of:=[.I35]-[.H35]" office:value-type="float" office:value="5.76999999999998" calcext:value-type="float">
            <text:p>5.77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SJ</text:p>
          </table:table-cell>
          <table:table-cell table:style-name="ce62" office:value-type="string" calcext:value-type="string">
            <text:p>São João del Rei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67.23" calcext:value-type="float">
            <text:p>767.23</text:p>
          </table:table-cell>
          <table:table-cell table:style-name="ce70" office:value-type="float" office:value="781.31" calcext:value-type="float">
            <text:p>781.31</text:p>
          </table:table-cell>
          <table:table-cell table:style-name="ce70" office:value-type="float" office:value="782.94" calcext:value-type="float">
            <text:p>782.94</text:p>
          </table:table-cell>
          <table:table-cell table:style-name="ce70" office:value-type="float" office:value="785.31" calcext:value-type="float">
            <text:p>785.31</text:p>
          </table:table-cell>
          <table:table-cell table:style-name="ce70" office:value-type="float" office:value="784.1" calcext:value-type="float">
            <text:p>784.10</text:p>
          </table:table-cell>
          <table:table-cell table:style-name="ce74" table:formula="of:=[.F36]-[.E36]" office:value-type="float" office:value="14.0799999999999" calcext:value-type="float">
            <text:p>14.08</text:p>
          </table:table-cell>
          <table:table-cell table:style-name="ce74" table:formula="of:=[.G36]-[.F36]" office:value-type="float" office:value="1.63000000000011" calcext:value-type="float">
            <text:p>1.63</text:p>
          </table:table-cell>
          <table:table-cell table:style-name="ce74" table:formula="of:=[.H36]-[.G36]" office:value-type="float" office:value="2.36999999999989" calcext:value-type="float">
            <text:p>2.37</text:p>
          </table:table-cell>
          <table:table-cell table:style-name="ce74" table:formula="of:=[.I36]-[.H36]" office:value-type="float" office:value="-1.20999999999992" calcext:value-type="float">
            <text:p>-1.21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VJM</text:p>
          </table:table-cell>
          <table:table-cell table:style-name="ce62" office:value-type="string" calcext:value-type="string">
            <text:p>Teófilo Otoni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782.18" calcext:value-type="float">
            <text:p>782.18</text:p>
          </table:table-cell>
          <table:table-cell table:style-name="ce70" office:value-type="float" office:value="788.53" calcext:value-type="float">
            <text:p>788.53</text:p>
          </table:table-cell>
          <table:table-cell table:style-name="ce70" office:value-type="float" office:value="790.35" calcext:value-type="float">
            <text:p>790.35</text:p>
          </table:table-cell>
          <table:table-cell table:style-name="ce70" office:value-type="float" office:value="791.68" calcext:value-type="float">
            <text:p>791.68</text:p>
          </table:table-cell>
          <table:table-cell table:style-name="ce70" office:value-type="float" office:value="792.83" calcext:value-type="float">
            <text:p>792.83</text:p>
          </table:table-cell>
          <table:table-cell table:style-name="ce74" table:formula="of:=[.F37]-[.E37]" office:value-type="float" office:value="6.35000000000002" calcext:value-type="float">
            <text:p>6.35</text:p>
          </table:table-cell>
          <table:table-cell table:style-name="ce74" table:formula="of:=[.G37]-[.F37]" office:value-type="float" office:value="1.82000000000005" calcext:value-type="float">
            <text:p>1.82</text:p>
          </table:table-cell>
          <table:table-cell table:style-name="ce74" table:formula="of:=[.H37]-[.G37]" office:value-type="float" office:value="1.32999999999993" calcext:value-type="float">
            <text:p>1.33</text:p>
          </table:table-cell>
          <table:table-cell table:style-name="ce74" table:formula="of:=[.I37]-[.H37]" office:value-type="float" office:value="1.15000000000009" calcext:value-type="float">
            <text:p>1.15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TM</text:p>
          </table:table-cell>
          <table:table-cell table:style-name="ce62" office:value-type="string" calcext:value-type="string">
            <text:p>Uberab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761.64" calcext:value-type="float">
            <text:p>761.64</text:p>
          </table:table-cell>
          <table:table-cell table:style-name="ce70" office:value-type="float" office:value="772.33" calcext:value-type="float">
            <text:p>772.33</text:p>
          </table:table-cell>
          <table:table-cell table:style-name="ce70" office:value-type="float" office:value="775.47" calcext:value-type="float">
            <text:p>775.47</text:p>
          </table:table-cell>
          <table:table-cell table:style-name="ce70" office:value-type="float" office:value="776.07" calcext:value-type="float">
            <text:p>776.07</text:p>
          </table:table-cell>
          <table:table-cell table:style-name="ce70" office:value-type="float" office:value="777.26" calcext:value-type="float">
            <text:p>777.26</text:p>
          </table:table-cell>
          <table:table-cell table:style-name="ce74" table:formula="of:=[.F38]-[.E38]" office:value-type="float" office:value="10.6900000000001" calcext:value-type="float">
            <text:p>10.69</text:p>
          </table:table-cell>
          <table:table-cell table:style-name="ce74" table:formula="of:=[.G38]-[.F38]" office:value-type="float" office:value="3.13999999999999" calcext:value-type="float">
            <text:p>3.14</text:p>
          </table:table-cell>
          <table:table-cell table:style-name="ce74" table:formula="of:=[.H38]-[.G38]" office:value-type="float" office:value="0.600000000000023" calcext:value-type="float">
            <text:p>0.60</text:p>
          </table:table-cell>
          <table:table-cell table:style-name="ce74" table:formula="of:=[.I38]-[.H38]" office:value-type="float" office:value="1.18999999999994" calcext:value-type="float">
            <text:p>1.19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U</text:p>
          </table:table-cell>
          <table:table-cell table:style-name="ce62" office:value-type="string" calcext:value-type="string">
            <text:p>Uberlândi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78.97" calcext:value-type="float">
            <text:p>778.97</text:p>
          </table:table-cell>
          <table:table-cell table:style-name="ce70" office:value-type="float" office:value="782.75" calcext:value-type="float">
            <text:p>782.75</text:p>
          </table:table-cell>
          <table:table-cell table:style-name="ce70" office:value-type="float" office:value="787.78" calcext:value-type="float">
            <text:p>787.78</text:p>
          </table:table-cell>
          <table:table-cell table:style-name="ce70" office:value-type="float" office:value="788.28" calcext:value-type="float">
            <text:p>788.28</text:p>
          </table:table-cell>
          <table:table-cell table:style-name="ce70" office:value-type="float" office:value="788.25" calcext:value-type="float">
            <text:p>788.25</text:p>
          </table:table-cell>
          <table:table-cell table:style-name="ce74" table:formula="of:=[.F39]-[.E39]" office:value-type="float" office:value="3.77999999999997" calcext:value-type="float">
            <text:p>3.78</text:p>
          </table:table-cell>
          <table:table-cell table:style-name="ce74" table:formula="of:=[.G39]-[.F39]" office:value-type="float" office:value="5.02999999999997" calcext:value-type="float">
            <text:p>5.03</text:p>
          </table:table-cell>
          <table:table-cell table:style-name="ce74" table:formula="of:=[.H39]-[.G39]" office:value-type="float" office:value="0.5" calcext:value-type="float">
            <text:p>0.50</text:p>
          </table:table-cell>
          <table:table-cell table:style-name="ce74" table:formula="of:=[.I39]-[.H39]" office:value-type="float" office:value="-0.0299999999999727" calcext:value-type="float">
            <text:p>-0.03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V</text:p>
          </table:table-cell>
          <table:table-cell table:style-name="ce62" office:value-type="string" calcext:value-type="string">
            <text:p>Viços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783.88" calcext:value-type="float">
            <text:p>783.88</text:p>
          </table:table-cell>
          <table:table-cell table:style-name="ce70" office:value-type="float" office:value="787.08" calcext:value-type="float">
            <text:p>787.08</text:p>
          </table:table-cell>
          <table:table-cell table:style-name="ce70" office:value-type="float" office:value="788.36" calcext:value-type="float">
            <text:p>788.36</text:p>
          </table:table-cell>
          <table:table-cell table:style-name="ce70" office:value-type="float" office:value="790.32" calcext:value-type="float">
            <text:p>790.32</text:p>
          </table:table-cell>
          <table:table-cell table:style-name="ce70" office:value-type="float" office:value="790.12" calcext:value-type="float">
            <text:p>790.12</text:p>
          </table:table-cell>
          <table:table-cell table:style-name="ce74" table:formula="of:=[.F40]-[.E40]" office:value-type="float" office:value="3.20000000000005" calcext:value-type="float">
            <text:p>3.20</text:p>
          </table:table-cell>
          <table:table-cell table:style-name="ce74" table:formula="of:=[.G40]-[.F40]" office:value-type="float" office:value="1.27999999999997" calcext:value-type="float">
            <text:p>1.28</text:p>
          </table:table-cell>
          <table:table-cell table:style-name="ce74" table:formula="of:=[.H40]-[.G40]" office:value-type="float" office:value="1.96000000000004" calcext:value-type="float">
            <text:p>1.96</text:p>
          </table:table-cell>
          <table:table-cell table:style-name="ce74" table:formula="of:=[.I40]-[.H40]" office:value-type="float" office:value="-0.200000000000045" calcext:value-type="float">
            <text:p>-0.2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S</text:p>
          </table:table-cell>
          <table:table-cell table:style-name="ce62" office:value-type="string" calcext:value-type="string">
            <text:p>Campo Grande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16" calcext:value-type="float">
            <text:p>16</text:p>
          </table:table-cell>
          <table:table-cell table:style-name="ce70" office:value-type="float" office:value="779.15" calcext:value-type="float">
            <text:p>779.15</text:p>
          </table:table-cell>
          <table:table-cell table:style-name="ce70" office:value-type="float" office:value="782.05" calcext:value-type="float">
            <text:p>782.05</text:p>
          </table:table-cell>
          <table:table-cell table:style-name="ce70" office:value-type="float" office:value="785.45" calcext:value-type="float">
            <text:p>785.45</text:p>
          </table:table-cell>
          <table:table-cell table:style-name="ce70" office:value-type="float" office:value="789.26" calcext:value-type="float">
            <text:p>789.26</text:p>
          </table:table-cell>
          <table:table-cell table:style-name="ce70" office:value-type="float" office:value="789.71" calcext:value-type="float">
            <text:p>789.71</text:p>
          </table:table-cell>
          <table:table-cell table:style-name="ce74" table:formula="of:=[.F41]-[.E41]" office:value-type="float" office:value="2.89999999999998" calcext:value-type="float">
            <text:p>2.90</text:p>
          </table:table-cell>
          <table:table-cell table:style-name="ce74" table:formula="of:=[.G41]-[.F41]" office:value-type="float" office:value="3.40000000000009" calcext:value-type="float">
            <text:p>3.40</text:p>
          </table:table-cell>
          <table:table-cell table:style-name="ce74" table:formula="of:=[.H41]-[.G41]" office:value-type="float" office:value="3.80999999999995" calcext:value-type="float">
            <text:p>3.81</text:p>
          </table:table-cell>
          <table:table-cell table:style-name="ce74" table:formula="of:=[.I41]-[.H41]" office:value-type="float" office:value="0.450000000000046" calcext:value-type="float">
            <text:p>0.45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EMS</text:p>
          </table:table-cell>
          <table:table-cell table:style-name="ce62" office:value-type="string" calcext:value-type="string">
            <text:p>Campo Grande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33" calcext:value-type="float">
            <text:p>33</text:p>
          </table:table-cell>
          <table:table-cell table:style-name="ce70" office:value-type="float" office:value="797.18" calcext:value-type="float">
            <text:p>797.18</text:p>
          </table:table-cell>
          <table:table-cell table:style-name="ce70" office:value-type="float" office:value="793.96" calcext:value-type="float">
            <text:p>793.96</text:p>
          </table:table-cell>
          <table:table-cell table:style-name="ce70" office:value-type="float" office:value="800.64" calcext:value-type="float">
            <text:p>800.64</text:p>
          </table:table-cell>
          <table:table-cell table:style-name="ce70" office:value-type="float" office:value="802.32" calcext:value-type="float">
            <text:p>802.32</text:p>
          </table:table-cell>
          <table:table-cell table:style-name="ce70" office:value-type="float" office:value="804.18" calcext:value-type="float">
            <text:p>804.18</text:p>
          </table:table-cell>
          <table:table-cell table:style-name="ce74" table:formula="of:=[.F42]-[.E42]" office:value-type="float" office:value="-3.21999999999991" calcext:value-type="float">
            <text:p>-3.22</text:p>
          </table:table-cell>
          <table:table-cell table:style-name="ce74" table:formula="of:=[.G42]-[.F42]" office:value-type="float" office:value="6.67999999999995" calcext:value-type="float">
            <text:p>6.68</text:p>
          </table:table-cell>
          <table:table-cell table:style-name="ce74" table:formula="of:=[.H42]-[.G42]" office:value-type="float" office:value="1.68000000000006" calcext:value-type="float">
            <text:p>1.68</text:p>
          </table:table-cell>
          <table:table-cell table:style-name="ce74" table:formula="of:=[.I42]-[.H42]" office:value-type="float" office:value="1.8599999999999" calcext:value-type="float">
            <text:p>1.8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GD</text:p>
          </table:table-cell>
          <table:table-cell table:style-name="ce62" office:value-type="string" calcext:value-type="string">
            <text:p>Dourados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75.6" calcext:value-type="float">
            <text:p>775.60</text:p>
          </table:table-cell>
          <table:table-cell table:style-name="ce70" office:value-type="float" office:value="775.04" calcext:value-type="float">
            <text:p>775.04</text:p>
          </table:table-cell>
          <table:table-cell table:style-name="ce70" office:value-type="float" office:value="780.24" calcext:value-type="float">
            <text:p>780.24</text:p>
          </table:table-cell>
          <table:table-cell table:style-name="ce70" office:value-type="float" office:value="785.16" calcext:value-type="float">
            <text:p>785.16</text:p>
          </table:table-cell>
          <table:table-cell table:style-name="ce70" office:value-type="float" office:value="782.8" calcext:value-type="float">
            <text:p>782.80</text:p>
          </table:table-cell>
          <table:table-cell table:style-name="ce74" table:formula="of:=[.F43]-[.E43]" office:value-type="float" office:value="-0.560000000000059" calcext:value-type="float">
            <text:p>-0.56</text:p>
          </table:table-cell>
          <table:table-cell table:style-name="ce74" table:formula="of:=[.G43]-[.F43]" office:value-type="float" office:value="5.20000000000005" calcext:value-type="float">
            <text:p>5.20</text:p>
          </table:table-cell>
          <table:table-cell table:style-name="ce74" table:formula="of:=[.H43]-[.G43]" office:value-type="float" office:value="4.91999999999996" calcext:value-type="float">
            <text:p>4.92</text:p>
          </table:table-cell>
          <table:table-cell table:style-name="ce74" table:formula="of:=[.I43]-[.H43]" office:value-type="float" office:value="-2.36000000000001" calcext:value-type="float">
            <text:p>-2.3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S</text:p>
          </table:table-cell>
          <table:table-cell table:style-name="ce62" office:value-type="string" calcext:value-type="string">
            <text:p>Três Lagoas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12" calcext:value-type="float">
            <text:p>12</text:p>
          </table:table-cell>
          <table:table-cell table:style-name="ce70" office:value-type="float" office:value="807.4" calcext:value-type="float">
            <text:p>807.40</text:p>
          </table:table-cell>
          <table:table-cell table:style-name="ce70" office:value-type="float" office:value="805.15" calcext:value-type="float">
            <text:p>805.15</text:p>
          </table:table-cell>
          <table:table-cell table:style-name="ce70" office:value-type="float" office:value="813.23" calcext:value-type="float">
            <text:p>813.23</text:p>
          </table:table-cell>
          <table:table-cell table:style-name="ce70" office:value-type="float" office:value="812.48" calcext:value-type="float">
            <text:p>812.48</text:p>
          </table:table-cell>
          <table:table-cell table:style-name="ce70" office:value-type="float" office:value="813.63" calcext:value-type="float">
            <text:p>813.63</text:p>
          </table:table-cell>
          <table:table-cell table:style-name="ce74" table:formula="of:=[.F44]-[.E44]" office:value-type="float" office:value="-2.25" calcext:value-type="float">
            <text:p>-2.25</text:p>
          </table:table-cell>
          <table:table-cell table:style-name="ce74" table:formula="of:=[.G44]-[.F44]" office:value-type="float" office:value="8.08000000000004" calcext:value-type="float">
            <text:p>8.08</text:p>
          </table:table-cell>
          <table:table-cell table:style-name="ce74" table:formula="of:=[.H44]-[.G44]" office:value-type="float" office:value="-0.75" calcext:value-type="float">
            <text:p>-0.75</text:p>
          </table:table-cell>
          <table:table-cell table:style-name="ce74" table:formula="of:=[.I44]-[.H44]" office:value-type="float" office:value="1.14999999999998" calcext:value-type="float">
            <text:p>1.15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EMAT</text:p>
          </table:table-cell>
          <table:table-cell table:style-name="ce62" office:value-type="string" calcext:value-type="string">
            <text:p>Cáceres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12" calcext:value-type="float">
            <text:p>12</text:p>
          </table:table-cell>
          <table:table-cell table:style-name="ce70" office:value-type="float" office:value="757.09" calcext:value-type="float">
            <text:p>757.09</text:p>
          </table:table-cell>
          <table:table-cell table:style-name="ce70" office:value-type="float" office:value="760.87" calcext:value-type="float">
            <text:p>760.87</text:p>
          </table:table-cell>
          <table:table-cell table:style-name="ce70" office:value-type="float" office:value="765.89" calcext:value-type="float">
            <text:p>765.89</text:p>
          </table:table-cell>
          <table:table-cell table:style-name="ce70" office:value-type="float" office:value="766.24" calcext:value-type="float">
            <text:p>766.24</text:p>
          </table:table-cell>
          <table:table-cell table:style-name="ce70" office:value-type="float" office:value="768.13" calcext:value-type="float">
            <text:p>768.13</text:p>
          </table:table-cell>
          <table:table-cell table:style-name="ce74" table:formula="of:=[.F45]-[.E45]" office:value-type="float" office:value="3.77999999999997" calcext:value-type="float">
            <text:p>3.78</text:p>
          </table:table-cell>
          <table:table-cell table:style-name="ce74" table:formula="of:=[.G45]-[.F45]" office:value-type="float" office:value="5.01999999999998" calcext:value-type="float">
            <text:p>5.02</text:p>
          </table:table-cell>
          <table:table-cell table:style-name="ce74" table:formula="of:=[.H45]-[.G45]" office:value-type="float" office:value="0.350000000000023" calcext:value-type="float">
            <text:p>0.35</text:p>
          </table:table-cell>
          <table:table-cell table:style-name="ce74" table:formula="of:=[.I45]-[.H45]" office:value-type="float" office:value="1.88999999999999" calcext:value-type="float">
            <text:p>1.89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T</text:p>
          </table:table-cell>
          <table:table-cell table:style-name="ce62" office:value-type="string" calcext:value-type="string">
            <text:p>Cuiabá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66.66" calcext:value-type="float">
            <text:p>766.66</text:p>
          </table:table-cell>
          <table:table-cell table:style-name="ce70" office:value-type="float" office:value="774.06" calcext:value-type="float">
            <text:p>774.06</text:p>
          </table:table-cell>
          <table:table-cell table:style-name="ce70" office:value-type="float" office:value="777.96" calcext:value-type="float">
            <text:p>777.96</text:p>
          </table:table-cell>
          <table:table-cell table:style-name="ce70" office:value-type="float" office:value="780.7" calcext:value-type="float">
            <text:p>780.70</text:p>
          </table:table-cell>
          <table:table-cell table:style-name="ce70" office:value-type="float" office:value="781.24" calcext:value-type="float">
            <text:p>781.24</text:p>
          </table:table-cell>
          <table:table-cell table:style-name="ce74" table:formula="of:=[.F46]-[.E46]" office:value-type="float" office:value="7.39999999999998" calcext:value-type="float">
            <text:p>7.40</text:p>
          </table:table-cell>
          <table:table-cell table:style-name="ce74" table:formula="of:=[.G46]-[.F46]" office:value-type="float" office:value="3.90000000000009" calcext:value-type="float">
            <text:p>3.90</text:p>
          </table:table-cell>
          <table:table-cell table:style-name="ce74" table:formula="of:=[.H46]-[.G46]" office:value-type="float" office:value="2.74000000000001" calcext:value-type="float">
            <text:p>2.74</text:p>
          </table:table-cell>
          <table:table-cell table:style-name="ce74" table:formula="of:=[.I46]-[.H46]" office:value-type="float" office:value="0.539999999999964" calcext:value-type="float">
            <text:p>0.5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T</text:p>
          </table:table-cell>
          <table:table-cell table:style-name="ce62" office:value-type="string" calcext:value-type="string">
            <text:p>Rondonópolis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54.7" calcext:value-type="float">
            <text:p>754.70</text:p>
          </table:table-cell>
          <table:table-cell table:style-name="ce70" office:value-type="float" office:value="772.06" calcext:value-type="float">
            <text:p>772.06</text:p>
          </table:table-cell>
          <table:table-cell table:style-name="ce70" office:value-type="float" office:value="773.18" calcext:value-type="float">
            <text:p>773.18</text:p>
          </table:table-cell>
          <table:table-cell table:style-name="ce70" office:value-type="float" office:value="777.66" calcext:value-type="float">
            <text:p>777.66</text:p>
          </table:table-cell>
          <table:table-cell table:style-name="ce70" office:value-type="float" office:value="778.64" calcext:value-type="float">
            <text:p>778.64</text:p>
          </table:table-cell>
          <table:table-cell table:style-name="ce74" table:formula="of:=[.F47]-[.E47]" office:value-type="float" office:value="17.3599999999999" calcext:value-type="float">
            <text:p>17.36</text:p>
          </table:table-cell>
          <table:table-cell table:style-name="ce74" table:formula="of:=[.G47]-[.F47]" office:value-type="float" office:value="1.12" calcext:value-type="float">
            <text:p>1.12</text:p>
          </table:table-cell>
          <table:table-cell table:style-name="ce74" table:formula="of:=[.H47]-[.G47]" office:value-type="float" office:value="4.48000000000002" calcext:value-type="float">
            <text:p>4.48</text:p>
          </table:table-cell>
          <table:table-cell table:style-name="ce74" table:formula="of:=[.I47]-[.H47]" office:value-type="float" office:value="0.980000000000018" calcext:value-type="float">
            <text:p>0.9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MT</text:p>
          </table:table-cell>
          <table:table-cell table:style-name="ce62" office:value-type="string" calcext:value-type="string">
            <text:p>Sinop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64.46" calcext:value-type="float">
            <text:p>764.46</text:p>
          </table:table-cell>
          <table:table-cell table:style-name="ce70" office:value-type="float" office:value="769.78" calcext:value-type="float">
            <text:p>769.78</text:p>
          </table:table-cell>
          <table:table-cell table:style-name="ce70" office:value-type="float" office:value="774.64" calcext:value-type="float">
            <text:p>774.64</text:p>
          </table:table-cell>
          <table:table-cell table:style-name="ce70" office:value-type="float" office:value="776.48" calcext:value-type="float">
            <text:p>776.48</text:p>
          </table:table-cell>
          <table:table-cell table:style-name="ce70" office:value-type="float" office:value="777.76" calcext:value-type="float">
            <text:p>777.76</text:p>
          </table:table-cell>
          <table:table-cell table:style-name="ce74" table:formula="of:=[.F48]-[.E48]" office:value-type="float" office:value="5.31999999999994" calcext:value-type="float">
            <text:p>5.32</text:p>
          </table:table-cell>
          <table:table-cell table:style-name="ce74" table:formula="of:=[.G48]-[.F48]" office:value-type="float" office:value="4.86000000000001" calcext:value-type="float">
            <text:p>4.86</text:p>
          </table:table-cell>
          <table:table-cell table:style-name="ce74" table:formula="of:=[.H48]-[.G48]" office:value-type="float" office:value="1.84000000000003" calcext:value-type="float">
            <text:p>1.84</text:p>
          </table:table-cell>
          <table:table-cell table:style-name="ce74" table:formula="of:=[.I48]-[.H48]" office:value-type="float" office:value="1.27999999999997" calcext:value-type="float">
            <text:p>1.2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CG</text:p>
          </table:table-cell>
          <table:table-cell table:style-name="ce62" office:value-type="string" calcext:value-type="string">
            <text:p>Cajazeiras</text:p>
          </table:table-cell>
          <table:table-cell table:style-name="ce65" office:value-type="string" calcext:value-type="string">
            <text:p>PB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772.18" calcext:value-type="float">
            <text:p>772.18</text:p>
          </table:table-cell>
          <table:table-cell table:style-name="ce70" office:value-type="float" office:value="773.3" calcext:value-type="float">
            <text:p>773.30</text:p>
          </table:table-cell>
          <table:table-cell table:style-name="ce70" office:value-type="float" office:value="777.12" calcext:value-type="float">
            <text:p>777.12</text:p>
          </table:table-cell>
          <table:table-cell table:style-name="ce70" office:value-type="float" office:value="780.4" calcext:value-type="float">
            <text:p>780.40</text:p>
          </table:table-cell>
          <table:table-cell table:style-name="ce70" office:value-type="float" office:value="777.14" calcext:value-type="float">
            <text:p>777.14</text:p>
          </table:table-cell>
          <table:table-cell table:style-name="ce74" table:formula="of:=[.F49]-[.E49]" office:value-type="float" office:value="1.12" calcext:value-type="float">
            <text:p>1.12</text:p>
          </table:table-cell>
          <table:table-cell table:style-name="ce74" table:formula="of:=[.G49]-[.F49]" office:value-type="float" office:value="3.82000000000005" calcext:value-type="float">
            <text:p>3.82</text:p>
          </table:table-cell>
          <table:table-cell table:style-name="ce74" table:formula="of:=[.H49]-[.G49]" office:value-type="float" office:value="3.27999999999997" calcext:value-type="float">
            <text:p>3.28</text:p>
          </table:table-cell>
          <table:table-cell table:style-name="ce74" table:formula="of:=[.I49]-[.H49]" office:value-type="float" office:value="-3.25999999999999" calcext:value-type="float">
            <text:p>-3.2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CG</text:p>
          </table:table-cell>
          <table:table-cell table:style-name="ce62" office:value-type="string" calcext:value-type="string">
            <text:p>Campina Grande</text:p>
          </table:table-cell>
          <table:table-cell table:style-name="ce65" office:value-type="string" calcext:value-type="string">
            <text:p>PB</text:p>
          </table:table-cell>
          <table:table-cell table:style-name="ce65" office:value-type="float" office:value="22" calcext:value-type="float">
            <text:p>22</text:p>
          </table:table-cell>
          <table:table-cell table:number-columns-repeated="2" table:style-name="ce70" office:value-type="float" office:value="778.22" calcext:value-type="float">
            <text:p>778.22</text:p>
          </table:table-cell>
          <table:table-cell table:style-name="ce70" office:value-type="float" office:value="787.78" calcext:value-type="float">
            <text:p>787.78</text:p>
          </table:table-cell>
          <table:table-cell table:style-name="ce70" office:value-type="float" office:value="786.92" calcext:value-type="float">
            <text:p>786.92</text:p>
          </table:table-cell>
          <table:table-cell table:style-name="ce70" office:value-type="float" office:value="786.5" calcext:value-type="float">
            <text:p>786.50</text:p>
          </table:table-cell>
          <table:table-cell table:style-name="ce74" table:formula="of:=[.F50]-[.E50]" office:value-type="float" office:value="0" calcext:value-type="float">
            <text:p>0.00</text:p>
          </table:table-cell>
          <table:table-cell table:style-name="ce74" table:formula="of:=[.G50]-[.F50]" office:value-type="float" office:value="9.55999999999995" calcext:value-type="float">
            <text:p>9.56</text:p>
          </table:table-cell>
          <table:table-cell table:style-name="ce74" table:formula="of:=[.H50]-[.G50]" office:value-type="float" office:value="-0.860000000000014" calcext:value-type="float">
            <text:p>-0.86</text:p>
          </table:table-cell>
          <table:table-cell table:style-name="ce74" table:formula="of:=[.I50]-[.H50]" office:value-type="float" office:value="-0.419999999999959" calcext:value-type="float">
            <text:p>-0.4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B</text:p>
          </table:table-cell>
          <table:table-cell table:style-name="ce62" office:value-type="string" calcext:value-type="string">
            <text:p>João Pessoa</text:p>
          </table:table-cell>
          <table:table-cell table:style-name="ce65" office:value-type="string" calcext:value-type="string">
            <text:p>PB</text:p>
          </table:table-cell>
          <table:table-cell table:style-name="ce65" office:value-type="float" office:value="60" calcext:value-type="float">
            <text:p>60</text:p>
          </table:table-cell>
          <table:table-cell table:style-name="ce70" office:value-type="float" office:value="775.84" calcext:value-type="float">
            <text:p>775.84</text:p>
          </table:table-cell>
          <table:table-cell table:style-name="ce70" office:value-type="float" office:value="776.68" calcext:value-type="float">
            <text:p>776.68</text:p>
          </table:table-cell>
          <table:table-cell table:style-name="ce70" office:value-type="float" office:value="784.04" calcext:value-type="float">
            <text:p>784.04</text:p>
          </table:table-cell>
          <table:table-cell table:style-name="ce70" office:value-type="float" office:value="784.84" calcext:value-type="float">
            <text:p>784.84</text:p>
          </table:table-cell>
          <table:table-cell table:style-name="ce70" office:value-type="float" office:value="785.88" calcext:value-type="float">
            <text:p>785.88</text:p>
          </table:table-cell>
          <table:table-cell table:style-name="ce74" table:formula="of:=[.F51]-[.E51]" office:value-type="float" office:value="0.839999999999918" calcext:value-type="float">
            <text:p>0.84</text:p>
          </table:table-cell>
          <table:table-cell table:style-name="ce74" table:formula="of:=[.G51]-[.F51]" office:value-type="float" office:value="7.36000000000001" calcext:value-type="float">
            <text:p>7.36</text:p>
          </table:table-cell>
          <table:table-cell table:style-name="ce74" table:formula="of:=[.H51]-[.G51]" office:value-type="float" office:value="0.800000000000068" calcext:value-type="float">
            <text:p>0.80</text:p>
          </table:table-cell>
          <table:table-cell table:style-name="ce74" table:formula="of:=[.I51]-[.H51]" office:value-type="float" office:value="1.03999999999996" calcext:value-type="float">
            <text:p>1.0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E</text:p>
          </table:table-cell>
          <table:table-cell table:style-name="ce62" office:value-type="string" calcext:value-type="string">
            <text:p>Caruaru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842.91" calcext:value-type="float">
            <text:p>842.91</text:p>
          </table:table-cell>
          <table:table-cell table:style-name="ce70" office:value-type="float" office:value="844.79" calcext:value-type="float">
            <text:p>844.79</text:p>
          </table:table-cell>
          <table:table-cell table:style-name="ce70" office:value-type="float" office:value="706.11" calcext:value-type="float">
            <text:p>706.11</text:p>
          </table:table-cell>
          <table:table-cell table:style-name="ce70" office:value-type="float" office:value="846.65" calcext:value-type="float">
            <text:p>846.65</text:p>
          </table:table-cell>
          <table:table-cell table:style-name="ce70" office:value-type="float" office:value="847.88" calcext:value-type="float">
            <text:p>847.88</text:p>
          </table:table-cell>
          <table:table-cell table:style-name="ce74" table:formula="of:=[.F52]-[.E52]" office:value-type="float" office:value="1.88" calcext:value-type="float">
            <text:p>1.88</text:p>
          </table:table-cell>
          <table:table-cell table:style-name="ce74" table:formula="of:=[.G52]-[.F52]" office:value-type="float" office:value="-138.68" calcext:value-type="float">
            <text:p>-138.68</text:p>
          </table:table-cell>
          <table:table-cell table:style-name="ce74" table:formula="of:=[.H52]-[.G52]" office:value-type="float" office:value="140.54" calcext:value-type="float">
            <text:p>140.54</text:p>
          </table:table-cell>
          <table:table-cell table:style-name="ce74" table:formula="of:=[.I52]-[.H52]" office:value-type="float" office:value="1.23000000000002" calcext:value-type="float">
            <text:p>1.23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PE</text:p>
          </table:table-cell>
          <table:table-cell table:style-name="ce62" office:value-type="string" calcext:value-type="string">
            <text:p>Garanhuns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16" calcext:value-type="float">
            <text:p>16</text:p>
          </table:table-cell>
          <table:table-cell table:style-name="ce70" office:value-type="float" office:value="760.68" calcext:value-type="float">
            <text:p>760.68</text:p>
          </table:table-cell>
          <table:table-cell table:style-name="ce70" office:value-type="float" office:value="771.88" calcext:value-type="float">
            <text:p>771.88</text:p>
          </table:table-cell>
          <table:table-cell table:style-name="ce70" office:value-type="float" office:value="774.98" calcext:value-type="float">
            <text:p>774.98</text:p>
          </table:table-cell>
          <table:table-cell table:style-name="ce70" office:value-type="float" office:value="777.42" calcext:value-type="float">
            <text:p>777.42</text:p>
          </table:table-cell>
          <table:table-cell table:style-name="ce70" office:value-type="float" office:value="778.64" calcext:value-type="float">
            <text:p>778.64</text:p>
          </table:table-cell>
          <table:table-cell table:style-name="ce74" table:formula="of:=[.F53]-[.E53]" office:value-type="float" office:value="11.2" calcext:value-type="float">
            <text:p>11.20</text:p>
          </table:table-cell>
          <table:table-cell table:style-name="ce74" table:formula="of:=[.G53]-[.F53]" office:value-type="float" office:value="3.10000000000002" calcext:value-type="float">
            <text:p>3.10</text:p>
          </table:table-cell>
          <table:table-cell table:style-name="ce74" table:formula="of:=[.H53]-[.G53]" office:value-type="float" office:value="2.43999999999994" calcext:value-type="float">
            <text:p>2.44</text:p>
          </table:table-cell>
          <table:table-cell table:style-name="ce74" table:formula="of:=[.I53]-[.H53]" office:value-type="float" office:value="1.22000000000003" calcext:value-type="float">
            <text:p>1.2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VASF</text:p>
          </table:table-cell>
          <table:table-cell table:style-name="ce62" office:value-type="string" calcext:value-type="string">
            <text:p>Petrolina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66.92" calcext:value-type="float">
            <text:p>766.92</text:p>
          </table:table-cell>
          <table:table-cell table:style-name="ce70" office:value-type="float" office:value="772.56" calcext:value-type="float">
            <text:p>772.56</text:p>
          </table:table-cell>
          <table:table-cell table:style-name="ce70" office:value-type="float" office:value="776.22" calcext:value-type="float">
            <text:p>776.22</text:p>
          </table:table-cell>
          <table:table-cell table:style-name="ce70" office:value-type="float" office:value="777.76" calcext:value-type="float">
            <text:p>777.76</text:p>
          </table:table-cell>
          <table:table-cell table:style-name="ce70" office:value-type="float" office:value="780" calcext:value-type="float">
            <text:p>780.00</text:p>
          </table:table-cell>
          <table:table-cell table:style-name="ce74" table:formula="of:=[.F54]-[.E54]" office:value-type="float" office:value="5.63999999999999" calcext:value-type="float">
            <text:p>5.64</text:p>
          </table:table-cell>
          <table:table-cell table:style-name="ce74" table:formula="of:=[.G54]-[.F54]" office:value-type="float" office:value="3.66000000000008" calcext:value-type="float">
            <text:p>3.66</text:p>
          </table:table-cell>
          <table:table-cell table:style-name="ce74" table:formula="of:=[.H54]-[.G54]" office:value-type="float" office:value="1.53999999999996" calcext:value-type="float">
            <text:p>1.54</text:p>
          </table:table-cell>
          <table:table-cell table:style-name="ce74" table:formula="of:=[.I54]-[.H54]" office:value-type="float" office:value="2.24000000000001" calcext:value-type="float">
            <text:p>2.2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E</text:p>
          </table:table-cell>
          <table:table-cell table:style-name="ce62" office:value-type="string" calcext:value-type="string">
            <text:p>Recife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70" calcext:value-type="float">
            <text:p>70</text:p>
          </table:table-cell>
          <table:table-cell table:style-name="ce70" office:value-type="float" office:value="779.5" calcext:value-type="float">
            <text:p>779.50</text:p>
          </table:table-cell>
          <table:table-cell table:style-name="ce70" office:value-type="float" office:value="781.61" calcext:value-type="float">
            <text:p>781.61</text:p>
          </table:table-cell>
          <table:table-cell table:style-name="ce70" office:value-type="float" office:value="788.36" calcext:value-type="float">
            <text:p>788.36</text:p>
          </table:table-cell>
          <table:table-cell table:style-name="ce70" office:value-type="float" office:value="789.22" calcext:value-type="float">
            <text:p>789.22</text:p>
          </table:table-cell>
          <table:table-cell table:style-name="ce70" office:value-type="float" office:value="789.47" calcext:value-type="float">
            <text:p>789.47</text:p>
          </table:table-cell>
          <table:table-cell table:style-name="ce74" table:formula="of:=[.F55]-[.E55]" office:value-type="float" office:value="2.11000000000001" calcext:value-type="float">
            <text:p>2.11</text:p>
          </table:table-cell>
          <table:table-cell table:style-name="ce74" table:formula="of:=[.G55]-[.F55]" office:value-type="float" office:value="6.75" calcext:value-type="float">
            <text:p>6.75</text:p>
          </table:table-cell>
          <table:table-cell table:style-name="ce74" table:formula="of:=[.H55]-[.G55]" office:value-type="float" office:value="0.860000000000014" calcext:value-type="float">
            <text:p>0.86</text:p>
          </table:table-cell>
          <table:table-cell table:style-name="ce74" table:formula="of:=[.I55]-[.H55]" office:value-type="float" office:value="0.25" calcext:value-type="float">
            <text:p>0.25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PE</text:p>
          </table:table-cell>
          <table:table-cell table:style-name="ce62" office:value-type="string" calcext:value-type="string">
            <text:p>Recife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60" calcext:value-type="float">
            <text:p>60</text:p>
          </table:table-cell>
          <table:table-cell table:style-name="ce70" office:value-type="float" office:value="769.52" calcext:value-type="float">
            <text:p>769.52</text:p>
          </table:table-cell>
          <table:table-cell table:style-name="ce70" office:value-type="float" office:value="774.46" calcext:value-type="float">
            <text:p>774.46</text:p>
          </table:table-cell>
          <table:table-cell table:style-name="ce70" office:value-type="float" office:value="779.42" calcext:value-type="float">
            <text:p>779.42</text:p>
          </table:table-cell>
          <table:table-cell table:style-name="ce70" office:value-type="float" office:value="781.1" calcext:value-type="float">
            <text:p>781.10</text:p>
          </table:table-cell>
          <table:table-cell table:style-name="ce70" office:value-type="float" office:value="782.06" calcext:value-type="float">
            <text:p>782.06</text:p>
          </table:table-cell>
          <table:table-cell table:style-name="ce74" table:formula="of:=[.F56]-[.E56]" office:value-type="float" office:value="4.94000000000005" calcext:value-type="float">
            <text:p>4.94</text:p>
          </table:table-cell>
          <table:table-cell table:style-name="ce74" table:formula="of:=[.G56]-[.F56]" office:value-type="float" office:value="4.95999999999992" calcext:value-type="float">
            <text:p>4.96</text:p>
          </table:table-cell>
          <table:table-cell table:style-name="ce74" table:formula="of:=[.H56]-[.G56]" office:value-type="float" office:value="1.68000000000006" calcext:value-type="float">
            <text:p>1.68</text:p>
          </table:table-cell>
          <table:table-cell table:style-name="ce74" table:formula="of:=[.I56]-[.H56]" office:value-type="float" office:value="0.959999999999923" calcext:value-type="float">
            <text:p>0.9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PE</text:p>
          </table:table-cell>
          <table:table-cell table:style-name="ce62" office:value-type="string" calcext:value-type="string">
            <text:p>Serra Talhada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8" calcext:value-type="float">
            <text:p>8</text:p>
          </table:table-cell>
          <table:table-cell table:style-name="ce70" office:value-type="float" office:value="759.72" calcext:value-type="float">
            <text:p>759.72</text:p>
          </table:table-cell>
          <table:table-cell table:style-name="ce70" office:value-type="float" office:value="770.34" calcext:value-type="float">
            <text:p>770.34</text:p>
          </table:table-cell>
          <table:table-cell table:style-name="ce70" office:value-type="float" office:value="773.4" calcext:value-type="float">
            <text:p>773.40</text:p>
          </table:table-cell>
          <table:table-cell table:number-columns-repeated="2" table:style-name="ce70" office:value-type="float" office:value="777.32" calcext:value-type="float">
            <text:p>777.32</text:p>
          </table:table-cell>
          <table:table-cell table:style-name="ce74" table:formula="of:=[.F57]-[.E57]" office:value-type="float" office:value="10.62" calcext:value-type="float">
            <text:p>10.62</text:p>
          </table:table-cell>
          <table:table-cell table:style-name="ce74" table:formula="of:=[.G57]-[.F57]" office:value-type="float" office:value="3.05999999999995" calcext:value-type="float">
            <text:p>3.06</text:p>
          </table:table-cell>
          <table:table-cell table:style-name="ce74" table:formula="of:=[.H57]-[.G57]" office:value-type="float" office:value="3.92000000000007" calcext:value-type="float">
            <text:p>3.92</text:p>
          </table:table-cell>
          <table:table-cell table:style-name="ce74" table:formula="of:=[.I57]-[.H57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I</text:p>
          </table:table-cell>
          <table:table-cell table:style-name="ce62" office:value-type="string" calcext:value-type="string">
            <text:p>Parnaíba</text:p>
          </table:table-cell>
          <table:table-cell table:style-name="ce65" office:value-type="string" calcext:value-type="string">
            <text:p>PI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66.78" calcext:value-type="float">
            <text:p>766.78</text:p>
          </table:table-cell>
          <table:table-cell table:style-name="ce70" office:value-type="float" office:value="768.21" calcext:value-type="float">
            <text:p>768.21</text:p>
          </table:table-cell>
          <table:table-cell table:number-columns-repeated="2" table:style-name="ce70" office:value-type="float" office:value="772.76" calcext:value-type="float">
            <text:p>772.76</text:p>
          </table:table-cell>
          <table:table-cell table:style-name="ce70" office:value-type="float" office:value="772.8" calcext:value-type="float">
            <text:p>772.80</text:p>
          </table:table-cell>
          <table:table-cell table:style-name="ce74" table:formula="of:=[.F58]-[.E58]" office:value-type="float" office:value="1.43000000000006" calcext:value-type="float">
            <text:p>1.43</text:p>
          </table:table-cell>
          <table:table-cell table:style-name="ce74" table:formula="of:=[.G58]-[.F58]" office:value-type="float" office:value="4.54999999999995" calcext:value-type="float">
            <text:p>4.55</text:p>
          </table:table-cell>
          <table:table-cell table:style-name="ce74" table:formula="of:=[.H58]-[.G58]" office:value-type="float" office:value="0" calcext:value-type="float">
            <text:p>0.00</text:p>
          </table:table-cell>
          <table:table-cell table:style-name="ce74" table:formula="of:=[.I58]-[.H58]" office:value-type="float" office:value="0.0399999999999636" calcext:value-type="float">
            <text:p>0.0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ESPI</text:p>
          </table:table-cell>
          <table:table-cell table:style-name="ce62" office:value-type="string" calcext:value-type="string">
            <text:p>Teresina</text:p>
          </table:table-cell>
          <table:table-cell table:style-name="ce65" office:value-type="string" calcext:value-type="string">
            <text:p>PI</text:p>
          </table:table-cell>
          <table:table-cell table:style-name="ce65" office:value-type="float" office:value="34" calcext:value-type="float">
            <text:p>34</text:p>
          </table:table-cell>
          <table:table-cell table:style-name="ce70" office:value-type="float" office:value="765.69" calcext:value-type="float">
            <text:p>765.69</text:p>
          </table:table-cell>
          <table:table-cell table:style-name="ce70" office:value-type="float" office:value="765.78" calcext:value-type="float">
            <text:p>765.78</text:p>
          </table:table-cell>
          <table:table-cell table:number-columns-repeated="2" table:style-name="ce70" office:value-type="float" office:value="770.08" calcext:value-type="float">
            <text:p>770.08</text:p>
          </table:table-cell>
          <table:table-cell table:style-name="ce70" office:value-type="float" office:value="769.79" calcext:value-type="float">
            <text:p>769.79</text:p>
          </table:table-cell>
          <table:table-cell table:style-name="ce74" table:formula="of:=[.F59]-[.E59]" office:value-type="float" office:value="0.0899999999999181" calcext:value-type="float">
            <text:p>0.09</text:p>
          </table:table-cell>
          <table:table-cell table:style-name="ce74" table:formula="of:=[.G59]-[.F59]" office:value-type="float" office:value="4.30000000000007" calcext:value-type="float">
            <text:p>4.30</text:p>
          </table:table-cell>
          <table:table-cell table:style-name="ce74" table:formula="of:=[.H59]-[.G59]" office:value-type="float" office:value="0" calcext:value-type="float">
            <text:p>0.00</text:p>
          </table:table-cell>
          <table:table-cell table:style-name="ce74" table:formula="of:=[.I59]-[.H59]" office:value-type="float" office:value="-0.290000000000077" calcext:value-type="float">
            <text:p>-0.29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I</text:p>
          </table:table-cell>
          <table:table-cell table:style-name="ce62" office:value-type="string" calcext:value-type="string">
            <text:p>Teresina</text:p>
          </table:table-cell>
          <table:table-cell table:style-name="ce65" office:value-type="string" calcext:value-type="string">
            <text:p>PI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86.39" calcext:value-type="float">
            <text:p>786.39</text:p>
          </table:table-cell>
          <table:table-cell table:style-name="ce70" office:value-type="float" office:value="785.44" calcext:value-type="float">
            <text:p>785.44</text:p>
          </table:table-cell>
          <table:table-cell table:style-name="ce70" office:value-type="float" office:value="787.25" calcext:value-type="float">
            <text:p>787.25</text:p>
          </table:table-cell>
          <table:table-cell table:number-columns-repeated="2" table:style-name="ce70" office:value-type="float" office:value="788.83" calcext:value-type="float">
            <text:p>788.83</text:p>
          </table:table-cell>
          <table:table-cell table:style-name="ce74" table:formula="of:=[.F60]-[.E60]" office:value-type="float" office:value="-0.949999999999932" calcext:value-type="float">
            <text:p>-0.95</text:p>
          </table:table-cell>
          <table:table-cell table:style-name="ce74" table:formula="of:=[.G60]-[.F60]" office:value-type="float" office:value="1.80999999999995" calcext:value-type="float">
            <text:p>1.81</text:p>
          </table:table-cell>
          <table:table-cell table:style-name="ce74" table:formula="of:=[.H60]-[.G60]" office:value-type="float" office:value="1.58000000000004" calcext:value-type="float">
            <text:p>1.58</text:p>
          </table:table-cell>
          <table:table-cell table:style-name="ce74" table:formula="of:=[.I60]-[.H60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OESTE</text:p>
          </table:table-cell>
          <table:table-cell table:style-name="ce62" office:value-type="string" calcext:value-type="string">
            <text:p>Cascavel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82.52" calcext:value-type="float">
            <text:p>782.52</text:p>
          </table:table-cell>
          <table:table-cell table:style-name="ce70" office:value-type="float" office:value="794.29" calcext:value-type="float">
            <text:p>794.29</text:p>
          </table:table-cell>
          <table:table-cell table:style-name="ce70" office:value-type="float" office:value="794.3" calcext:value-type="float">
            <text:p>794.30</text:p>
          </table:table-cell>
          <table:table-cell table:style-name="ce70" office:value-type="float" office:value="795.4" calcext:value-type="float">
            <text:p>795.40</text:p>
          </table:table-cell>
          <table:table-cell table:style-name="ce70" office:value-type="float" office:value="794.57" calcext:value-type="float">
            <text:p>794.57</text:p>
          </table:table-cell>
          <table:table-cell table:style-name="ce74" table:formula="of:=[.F61]-[.E61]" office:value-type="float" office:value="11.77" calcext:value-type="float">
            <text:p>11.77</text:p>
          </table:table-cell>
          <table:table-cell table:style-name="ce74" table:formula="of:=[.G61]-[.F61]" office:value-type="float" office:value="0.00999999999999091" calcext:value-type="float">
            <text:p>0.01</text:p>
          </table:table-cell>
          <table:table-cell table:style-name="ce74" table:formula="of:=[.H61]-[.G61]" office:value-type="float" office:value="1.10000000000002" calcext:value-type="float">
            <text:p>1.10</text:p>
          </table:table-cell>
          <table:table-cell table:style-name="ce74" table:formula="of:=[.I61]-[.H61]" office:value-type="float" office:value="-0.829999999999927" calcext:value-type="float">
            <text:p>-0.83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R</text:p>
          </table:table-cell>
          <table:table-cell table:style-name="ce62" office:value-type="string" calcext:value-type="string">
            <text:p>Curitiba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9" calcext:value-type="float">
            <text:p>19</text:p>
          </table:table-cell>
          <table:table-cell table:style-name="ce70" office:value-type="float" office:value="792.44" calcext:value-type="float">
            <text:p>792.44</text:p>
          </table:table-cell>
          <table:table-cell table:style-name="ce70" office:value-type="float" office:value="795.14" calcext:value-type="float">
            <text:p>795.14</text:p>
          </table:table-cell>
          <table:table-cell table:style-name="ce70" office:value-type="float" office:value="801.82" calcext:value-type="float">
            <text:p>801.82</text:p>
          </table:table-cell>
          <table:table-cell table:number-columns-repeated="2" table:style-name="ce70" office:value-type="float" office:value="802.22" calcext:value-type="float">
            <text:p>802.22</text:p>
          </table:table-cell>
          <table:table-cell table:style-name="ce74" table:formula="of:=[.F62]-[.E62]" office:value-type="float" office:value="2.69999999999993" calcext:value-type="float">
            <text:p>2.70</text:p>
          </table:table-cell>
          <table:table-cell table:style-name="ce74" table:formula="of:=[.G62]-[.F62]" office:value-type="float" office:value="6.68000000000006" calcext:value-type="float">
            <text:p>6.68</text:p>
          </table:table-cell>
          <table:table-cell table:style-name="ce74" table:formula="of:=[.H62]-[.G62]" office:value-type="float" office:value="0.399999999999977" calcext:value-type="float">
            <text:p>0.40</text:p>
          </table:table-cell>
          <table:table-cell table:style-name="ce74" table:formula="of:=[.I62]-[.H62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LA</text:p>
          </table:table-cell>
          <table:table-cell table:style-name="ce62" office:value-type="string" calcext:value-type="string">
            <text:p>Foz do Iguaçu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4" calcext:value-type="float">
            <text:p>14</text:p>
          </table:table-cell>
          <table:table-cell table:style-name="ce70" office:value-type="float" office:value="770.04" calcext:value-type="float">
            <text:p>770.04</text:p>
          </table:table-cell>
          <table:table-cell table:style-name="ce70" office:value-type="float" office:value="775.28" calcext:value-type="float">
            <text:p>775.28</text:p>
          </table:table-cell>
          <table:table-cell table:style-name="ce70" office:value-type="float" office:value="779.72" calcext:value-type="float">
            <text:p>779.72</text:p>
          </table:table-cell>
          <table:table-cell table:style-name="ce70" office:value-type="float" office:value="782.02" calcext:value-type="float">
            <text:p>782.02</text:p>
          </table:table-cell>
          <table:table-cell table:style-name="ce70" office:value-type="float" office:value="781.76" calcext:value-type="float">
            <text:p>781.76</text:p>
          </table:table-cell>
          <table:table-cell table:style-name="ce74" table:formula="of:=[.F63]-[.E63]" office:value-type="float" office:value="5.24000000000001" calcext:value-type="float">
            <text:p>5.24</text:p>
          </table:table-cell>
          <table:table-cell table:style-name="ce74" table:formula="of:=[.G63]-[.F63]" office:value-type="float" office:value="4.44000000000005" calcext:value-type="float">
            <text:p>4.44</text:p>
          </table:table-cell>
          <table:table-cell table:style-name="ce74" table:formula="of:=[.H63]-[.G63]" office:value-type="float" office:value="2.29999999999995" calcext:value-type="float">
            <text:p>2.30</text:p>
          </table:table-cell>
          <table:table-cell table:style-name="ce74" table:formula="of:=[.I63]-[.H63]" office:value-type="float" office:value="-0.259999999999991" calcext:value-type="float">
            <text:p>-0.2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OESTE</text:p>
          </table:table-cell>
          <table:table-cell table:style-name="ce62" office:value-type="string" calcext:value-type="string">
            <text:p>Francisco Beltrão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79.68" calcext:value-type="float">
            <text:p>779.68</text:p>
          </table:table-cell>
          <table:table-cell table:style-name="ce70" office:value-type="float" office:value="785.01" calcext:value-type="float">
            <text:p>785.01</text:p>
          </table:table-cell>
          <table:table-cell table:number-columns-repeated="3" table:style-name="ce70" office:value-type="float" office:value="791.13" calcext:value-type="float">
            <text:p>791.13</text:p>
          </table:table-cell>
          <table:table-cell table:style-name="ce74" table:formula="of:=[.F64]-[.E64]" office:value-type="float" office:value="5.33000000000004" calcext:value-type="float">
            <text:p>5.33</text:p>
          </table:table-cell>
          <table:table-cell table:style-name="ce74" table:formula="of:=[.G64]-[.F64]" office:value-type="float" office:value="6.12" calcext:value-type="float">
            <text:p>6.12</text:p>
          </table:table-cell>
          <table:table-cell table:style-name="ce74" table:formula="of:=[.H64]-[.G64]" office:value-type="float" office:value="0" calcext:value-type="float">
            <text:p>0.00</text:p>
          </table:table-cell>
          <table:table-cell table:style-name="ce74" table:formula="of:=[.I64]-[.H64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R</text:p>
          </table:table-cell>
          <table:table-cell table:style-name="ce62" office:value-type="string" calcext:value-type="string">
            <text:p>Toledo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6" calcext:value-type="float">
            <text:p>6</text:p>
          </table:table-cell>
          <table:table-cell table:style-name="ce70" office:value-type="float" office:value="770.92" calcext:value-type="float">
            <text:p>770.92</text:p>
          </table:table-cell>
          <table:table-cell table:style-name="ce70" office:value-type="float" office:value="785.52" calcext:value-type="float">
            <text:p>785.52</text:p>
          </table:table-cell>
          <table:table-cell table:style-name="ce70" office:value-type="float" office:value="790.78" calcext:value-type="float">
            <text:p>790.78</text:p>
          </table:table-cell>
          <table:table-cell table:style-name="ce70" office:value-type="float" office:value="795.14" calcext:value-type="float">
            <text:p>795.14</text:p>
          </table:table-cell>
          <table:table-cell table:style-name="ce70" office:value-type="float" office:value="795.12" calcext:value-type="float">
            <text:p>795.12</text:p>
          </table:table-cell>
          <table:table-cell table:style-name="ce74" table:formula="of:=[.F65]-[.E65]" office:value-type="float" office:value="14.6" calcext:value-type="float">
            <text:p>14.60</text:p>
          </table:table-cell>
          <table:table-cell table:style-name="ce74" table:formula="of:=[.G65]-[.F65]" office:value-type="float" office:value="5.25999999999999" calcext:value-type="float">
            <text:p>5.26</text:p>
          </table:table-cell>
          <table:table-cell table:style-name="ce74" table:formula="of:=[.H65]-[.G65]" office:value-type="float" office:value="4.36000000000001" calcext:value-type="float">
            <text:p>4.36</text:p>
          </table:table-cell>
          <table:table-cell table:style-name="ce74" table:formula="of:=[.I65]-[.H65]" office:value-type="float" office:value="-0.0199999999999818" calcext:value-type="float">
            <text:p>-0.02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RJ</text:p>
          </table:table-cell>
          <table:table-cell table:style-name="ce62" office:value-type="string" calcext:value-type="string">
            <text:p>Macaé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803.22" calcext:value-type="float">
            <text:p>803.22</text:p>
          </table:table-cell>
          <table:table-cell table:style-name="ce70" office:value-type="float" office:value="804.02" calcext:value-type="float">
            <text:p>804.02</text:p>
          </table:table-cell>
          <table:table-cell table:style-name="ce70" office:value-type="float" office:value="804.76" calcext:value-type="float">
            <text:p>804.76</text:p>
          </table:table-cell>
          <table:table-cell table:style-name="ce70" office:value-type="float" office:value="806.13" calcext:value-type="float">
            <text:p>806.13</text:p>
          </table:table-cell>
          <table:table-cell table:style-name="ce70" office:value-type="float" office:value="807.29" calcext:value-type="float">
            <text:p>807.29</text:p>
          </table:table-cell>
          <table:table-cell table:style-name="ce74" table:formula="of:=[.F66]-[.E66]" office:value-type="float" office:value="0.799999999999955" calcext:value-type="float">
            <text:p>0.80</text:p>
          </table:table-cell>
          <table:table-cell table:style-name="ce74" table:formula="of:=[.G66]-[.F66]" office:value-type="float" office:value="0.740000000000009" calcext:value-type="float">
            <text:p>0.74</text:p>
          </table:table-cell>
          <table:table-cell table:style-name="ce74" table:formula="of:=[.H66]-[.G66]" office:value-type="float" office:value="1.37" calcext:value-type="float">
            <text:p>1.37</text:p>
          </table:table-cell>
          <table:table-cell table:style-name="ce74" table:formula="of:=[.I66]-[.H66]" office:value-type="float" office:value="1.15999999999997" calcext:value-type="float">
            <text:p>1.1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F</text:p>
          </table:table-cell>
          <table:table-cell table:style-name="ce62" office:value-type="string" calcext:value-type="string">
            <text:p>Niterói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45" calcext:value-type="float">
            <text:p>45</text:p>
          </table:table-cell>
          <table:table-cell table:style-name="ce70" office:value-type="float" office:value="786.03" calcext:value-type="float">
            <text:p>786.03</text:p>
          </table:table-cell>
          <table:table-cell table:style-name="ce70" office:value-type="float" office:value="786.86" calcext:value-type="float">
            <text:p>786.86</text:p>
          </table:table-cell>
          <table:table-cell table:style-name="ce70" office:value-type="float" office:value="792.83" calcext:value-type="float">
            <text:p>792.83</text:p>
          </table:table-cell>
          <table:table-cell table:style-name="ce70" office:value-type="float" office:value="793.33" calcext:value-type="float">
            <text:p>793.33</text:p>
          </table:table-cell>
          <table:table-cell table:style-name="ce70" office:value-type="float" office:value="794.2" calcext:value-type="float">
            <text:p>794.20</text:p>
          </table:table-cell>
          <table:table-cell table:style-name="ce74" table:formula="of:=[.F67]-[.E67]" office:value-type="float" office:value="0.830000000000041" calcext:value-type="float">
            <text:p>0.83</text:p>
          </table:table-cell>
          <table:table-cell table:style-name="ce74" table:formula="of:=[.G67]-[.F67]" office:value-type="float" office:value="5.97000000000003" calcext:value-type="float">
            <text:p>5.97</text:p>
          </table:table-cell>
          <table:table-cell table:style-name="ce74" table:formula="of:=[.H67]-[.G67]" office:value-type="float" office:value="0.5" calcext:value-type="float">
            <text:p>0.50</text:p>
          </table:table-cell>
          <table:table-cell table:style-name="ce74" table:formula="of:=[.I67]-[.H67]" office:value-type="float" office:value="0.870000000000005" calcext:value-type="float">
            <text:p>0.87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RJ</text:p>
          </table:table-cell>
          <table:table-cell table:style-name="ce62" office:value-type="string" calcext:value-type="string">
            <text:p>Rio de Janeiro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813.95" calcext:value-type="float">
            <text:p>813.95</text:p>
          </table:table-cell>
          <table:table-cell table:style-name="ce70" office:value-type="float" office:value="814.26" calcext:value-type="float">
            <text:p>814.26</text:p>
          </table:table-cell>
          <table:table-cell table:style-name="ce70" office:value-type="float" office:value="819.45" calcext:value-type="float">
            <text:p>819.45</text:p>
          </table:table-cell>
          <table:table-cell table:style-name="ce70" office:value-type="float" office:value="820.59" calcext:value-type="float">
            <text:p>820.59</text:p>
          </table:table-cell>
          <table:table-cell table:style-name="ce70" office:value-type="float" office:value="819.23" calcext:value-type="float">
            <text:p>819.23</text:p>
          </table:table-cell>
          <table:table-cell table:style-name="ce74" table:formula="of:=[.F68]-[.E68]" office:value-type="float" office:value="0.309999999999945" calcext:value-type="float">
            <text:p>0.31</text:p>
          </table:table-cell>
          <table:table-cell table:style-name="ce74" table:formula="of:=[.G68]-[.F68]" office:value-type="float" office:value="5.19000000000005" calcext:value-type="float">
            <text:p>5.19</text:p>
          </table:table-cell>
          <table:table-cell table:style-name="ce74" table:formula="of:=[.H68]-[.G68]" office:value-type="float" office:value="1.13999999999999" calcext:value-type="float">
            <text:p>1.14</text:p>
          </table:table-cell>
          <table:table-cell table:style-name="ce74" table:formula="of:=[.I68]-[.H68]" office:value-type="float" office:value="-1.36000000000001" calcext:value-type="float">
            <text:p>-1.3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RIO</text:p>
          </table:table-cell>
          <table:table-cell table:style-name="ce62" office:value-type="string" calcext:value-type="string">
            <text:p>Rio de Janeiro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81.18" calcext:value-type="float">
            <text:p>781.18</text:p>
          </table:table-cell>
          <table:table-cell table:style-name="ce70" office:value-type="float" office:value="783.74" calcext:value-type="float">
            <text:p>783.74</text:p>
          </table:table-cell>
          <table:table-cell table:style-name="ce70" office:value-type="float" office:value="789.38" calcext:value-type="float">
            <text:p>789.38</text:p>
          </table:table-cell>
          <table:table-cell table:style-name="ce70" office:value-type="float" office:value="791.12" calcext:value-type="float">
            <text:p>791.12</text:p>
          </table:table-cell>
          <table:table-cell table:style-name="ce70" office:value-type="float" office:value="790.98" calcext:value-type="float">
            <text:p>790.98</text:p>
          </table:table-cell>
          <table:table-cell table:style-name="ce74" table:formula="of:=[.F69]-[.E69]" office:value-type="float" office:value="2.56000000000006" calcext:value-type="float">
            <text:p>2.56</text:p>
          </table:table-cell>
          <table:table-cell table:style-name="ce74" table:formula="of:=[.G69]-[.F69]" office:value-type="float" office:value="5.63999999999999" calcext:value-type="float">
            <text:p>5.64</text:p>
          </table:table-cell>
          <table:table-cell table:style-name="ce74" table:formula="of:=[.H69]-[.G69]" office:value-type="float" office:value="1.74000000000001" calcext:value-type="float">
            <text:p>1.74</text:p>
          </table:table-cell>
          <table:table-cell table:style-name="ce74" table:formula="of:=[.I69]-[.H69]" office:value-type="float" office:value="-0.139999999999986" calcext:value-type="float">
            <text:p>-0.14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RN</text:p>
          </table:table-cell>
          <table:table-cell table:style-name="ce62" office:value-type="string" calcext:value-type="string">
            <text:p>Caicó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884.56" calcext:value-type="float">
            <text:p>884.56</text:p>
          </table:table-cell>
          <table:table-cell table:style-name="ce70" office:value-type="float" office:value="885.06" calcext:value-type="float">
            <text:p>885.06</text:p>
          </table:table-cell>
          <table:table-cell table:style-name="ce70" office:value-type="float" office:value="650.42" calcext:value-type="float">
            <text:p>650.42</text:p>
          </table:table-cell>
          <table:table-cell table:style-name="ce70" office:value-type="float" office:value="885.62" calcext:value-type="float">
            <text:p>885.62</text:p>
          </table:table-cell>
          <table:table-cell table:style-name="ce70" office:value-type="float" office:value="887.15" calcext:value-type="float">
            <text:p>887.15</text:p>
          </table:table-cell>
          <table:table-cell table:style-name="ce74" table:formula="of:=[.F70]-[.E70]" office:value-type="float" office:value="0.5" calcext:value-type="float">
            <text:p>0.50</text:p>
          </table:table-cell>
          <table:table-cell table:style-name="ce74" table:formula="of:=[.G70]-[.F70]" office:value-type="float" office:value="-234.64" calcext:value-type="float">
            <text:p>-234.64</text:p>
          </table:table-cell>
          <table:table-cell table:style-name="ce74" table:formula="of:=[.H70]-[.G70]" office:value-type="float" office:value="235.2" calcext:value-type="float">
            <text:p>235.20</text:p>
          </table:table-cell>
          <table:table-cell table:style-name="ce74" table:formula="of:=[.I70]-[.H70]" office:value-type="float" office:value="1.52999999999997" calcext:value-type="float">
            <text:p>1.53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ERN</text:p>
          </table:table-cell>
          <table:table-cell table:style-name="ce62" office:value-type="string" calcext:value-type="string">
            <text:p>Mossoró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26" calcext:value-type="float">
            <text:p>26</text:p>
          </table:table-cell>
          <table:table-cell table:style-name="ce70" office:value-type="float" office:value="837.77" calcext:value-type="float">
            <text:p>837.77</text:p>
          </table:table-cell>
          <table:table-cell table:style-name="ce70" office:value-type="float" office:value="839.85" calcext:value-type="float">
            <text:p>839.85</text:p>
          </table:table-cell>
          <table:table-cell table:style-name="ce70" office:value-type="float" office:value="730.43" calcext:value-type="float">
            <text:p>730.43</text:p>
          </table:table-cell>
          <table:table-cell table:style-name="ce70" office:value-type="float" office:value="844.39" calcext:value-type="float">
            <text:p>844.39</text:p>
          </table:table-cell>
          <table:table-cell table:style-name="ce70" office:value-type="float" office:value="844.59" calcext:value-type="float">
            <text:p>844.59</text:p>
          </table:table-cell>
          <table:table-cell table:style-name="ce74" table:formula="of:=[.F71]-[.E71]" office:value-type="float" office:value="2.08000000000004" calcext:value-type="float">
            <text:p>2.08</text:p>
          </table:table-cell>
          <table:table-cell table:style-name="ce74" table:formula="of:=[.G71]-[.F71]" office:value-type="float" office:value="-109.42" calcext:value-type="float">
            <text:p>-109.42</text:p>
          </table:table-cell>
          <table:table-cell table:style-name="ce74" table:formula="of:=[.H71]-[.G71]" office:value-type="float" office:value="113.96" calcext:value-type="float">
            <text:p>113.96</text:p>
          </table:table-cell>
          <table:table-cell table:style-name="ce74" table:formula="of:=[.I71]-[.H71]" office:value-type="float" office:value="0.200000000000045" calcext:value-type="float">
            <text:p>0.2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ERSA</text:p>
          </table:table-cell>
          <table:table-cell table:style-name="ce62" office:value-type="string" calcext:value-type="string">
            <text:p>Mossoró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36.04" calcext:value-type="float">
            <text:p>736.04</text:p>
          </table:table-cell>
          <table:table-cell table:style-name="ce70" office:value-type="float" office:value="751.64" calcext:value-type="float">
            <text:p>751.64</text:p>
          </table:table-cell>
          <table:table-cell table:style-name="ce70" office:value-type="float" office:value="754.78" calcext:value-type="float">
            <text:p>754.78</text:p>
          </table:table-cell>
          <table:table-cell table:style-name="ce70" office:value-type="float" office:value="755.64" calcext:value-type="float">
            <text:p>755.64</text:p>
          </table:table-cell>
          <table:table-cell table:style-name="ce70" office:value-type="float" office:value="757.84" calcext:value-type="float">
            <text:p>757.84</text:p>
          </table:table-cell>
          <table:table-cell table:style-name="ce74" table:formula="of:=[.F72]-[.E72]" office:value-type="float" office:value="15.6" calcext:value-type="float">
            <text:p>15.60</text:p>
          </table:table-cell>
          <table:table-cell table:style-name="ce74" table:formula="of:=[.G72]-[.F72]" office:value-type="float" office:value="3.13999999999999" calcext:value-type="float">
            <text:p>3.14</text:p>
          </table:table-cell>
          <table:table-cell table:style-name="ce74" table:formula="of:=[.H72]-[.G72]" office:value-type="float" office:value="0.860000000000014" calcext:value-type="float">
            <text:p>0.86</text:p>
          </table:table-cell>
          <table:table-cell table:style-name="ce74" table:formula="of:=[.I72]-[.H72]" office:value-type="float" office:value="2.20000000000005" calcext:value-type="float">
            <text:p>2.2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RN</text:p>
          </table:table-cell>
          <table:table-cell table:style-name="ce62" office:value-type="string" calcext:value-type="string">
            <text:p>Natal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762.79" calcext:value-type="float">
            <text:p>762.79</text:p>
          </table:table-cell>
          <table:table-cell table:style-name="ce70" office:value-type="float" office:value="767.84" calcext:value-type="float">
            <text:p>767.84</text:p>
          </table:table-cell>
          <table:table-cell table:style-name="ce70" office:value-type="float" office:value="769.91" calcext:value-type="float">
            <text:p>769.91</text:p>
          </table:table-cell>
          <table:table-cell table:number-columns-repeated="2" table:style-name="ce70" office:value-type="float" office:value="773.02" calcext:value-type="float">
            <text:p>773.02</text:p>
          </table:table-cell>
          <table:table-cell table:style-name="ce74" table:formula="of:=[.F73]-[.E73]" office:value-type="float" office:value="5.05000000000007" calcext:value-type="float">
            <text:p>5.05</text:p>
          </table:table-cell>
          <table:table-cell table:style-name="ce74" table:formula="of:=[.G73]-[.F73]" office:value-type="float" office:value="2.06999999999994" calcext:value-type="float">
            <text:p>2.07</text:p>
          </table:table-cell>
          <table:table-cell table:style-name="ce74" table:formula="of:=[.H73]-[.G73]" office:value-type="float" office:value="3.11000000000001" calcext:value-type="float">
            <text:p>3.11</text:p>
          </table:table-cell>
          <table:table-cell table:style-name="ce74" table:formula="of:=[.I73]-[.H73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RR</text:p>
          </table:table-cell>
          <table:table-cell table:style-name="ce62" office:value-type="string" calcext:value-type="string">
            <text:p>Boa Vista</text:p>
          </table:table-cell>
          <table:table-cell table:style-name="ce65" office:value-type="string" calcext:value-type="string">
            <text:p>RR</text:p>
          </table:table-cell>
          <table:table-cell table:style-name="ce65" office:value-type="float" office:value="8" calcext:value-type="float">
            <text:p>8</text:p>
          </table:table-cell>
          <table:table-cell table:style-name="ce70" office:value-type="float" office:value="743.87" calcext:value-type="float">
            <text:p>743.87</text:p>
          </table:table-cell>
          <table:table-cell table:style-name="ce70" office:value-type="float" office:value="759.07" calcext:value-type="float">
            <text:p>759.07</text:p>
          </table:table-cell>
          <table:table-cell table:style-name="ce70" office:value-type="float" office:value="765.66" calcext:value-type="float">
            <text:p>765.66</text:p>
          </table:table-cell>
          <table:table-cell table:style-name="ce70" office:value-type="float" office:value="763.1" calcext:value-type="float">
            <text:p>763.10</text:p>
          </table:table-cell>
          <table:table-cell table:style-name="ce70" office:value-type="float" office:value="765.91" calcext:value-type="float">
            <text:p>765.91</text:p>
          </table:table-cell>
          <table:table-cell table:style-name="ce74" table:formula="of:=[.F74]-[.E74]" office:value-type="float" office:value="15.2" calcext:value-type="float">
            <text:p>15.20</text:p>
          </table:table-cell>
          <table:table-cell table:style-name="ce74" table:formula="of:=[.G74]-[.F74]" office:value-type="float" office:value="6.58999999999992" calcext:value-type="float">
            <text:p>6.59</text:p>
          </table:table-cell>
          <table:table-cell table:style-name="ce74" table:formula="of:=[.H74]-[.G74]" office:value-type="float" office:value="-2.55999999999995" calcext:value-type="float">
            <text:p>-2.56</text:p>
          </table:table-cell>
          <table:table-cell table:style-name="ce74" table:formula="of:=[.I74]-[.H74]" office:value-type="float" office:value="2.80999999999995" calcext:value-type="float">
            <text:p>2.81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FS</text:p>
          </table:table-cell>
          <table:table-cell table:style-name="ce62" office:value-type="string" calcext:value-type="string">
            <text:p>Passo Fundo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780.36" calcext:value-type="float">
            <text:p>780.36</text:p>
          </table:table-cell>
          <table:table-cell table:number-columns-repeated="2" table:style-name="ce70" office:value-type="float" office:value="780.7" calcext:value-type="float">
            <text:p>780.70</text:p>
          </table:table-cell>
          <table:table-cell table:style-name="ce70" office:value-type="float" office:value="767.74" calcext:value-type="float">
            <text:p>767.74</text:p>
          </table:table-cell>
          <table:table-cell table:style-name="ce70" office:value-type="float" office:value="813.52" calcext:value-type="float">
            <text:p>813.52</text:p>
          </table:table-cell>
          <table:table-cell table:style-name="ce74" table:formula="of:=[.F75]-[.E75]" office:value-type="float" office:value="0.340000000000032" calcext:value-type="float">
            <text:p>0.34</text:p>
          </table:table-cell>
          <table:table-cell table:style-name="ce74" table:formula="of:=[.G75]-[.F75]" office:value-type="float" office:value="0" calcext:value-type="float">
            <text:p>0.00</text:p>
          </table:table-cell>
          <table:table-cell table:style-name="ce74" table:formula="of:=[.H75]-[.G75]" office:value-type="float" office:value="-12.96" calcext:value-type="float">
            <text:p>-12.96</text:p>
          </table:table-cell>
          <table:table-cell table:style-name="ce74" table:formula="of:=[.I75]-[.H75]" office:value-type="float" office:value="45.78" calcext:value-type="float">
            <text:p>45.7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PEL</text:p>
          </table:table-cell>
          <table:table-cell table:style-name="ce62" office:value-type="string" calcext:value-type="string">
            <text:p>Pelotas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0.42" calcext:value-type="float">
            <text:p>770.42</text:p>
          </table:table-cell>
          <table:table-cell table:style-name="ce70" office:value-type="float" office:value="778.88" calcext:value-type="float">
            <text:p>778.88</text:p>
          </table:table-cell>
          <table:table-cell table:style-name="ce70" office:value-type="float" office:value="784.32" calcext:value-type="float">
            <text:p>784.32</text:p>
          </table:table-cell>
          <table:table-cell table:style-name="ce70" office:value-type="float" office:value="784.5" calcext:value-type="float">
            <text:p>784.50</text:p>
          </table:table-cell>
          <table:table-cell table:style-name="ce70" office:value-type="float" office:value="785.18" calcext:value-type="float">
            <text:p>785.18</text:p>
          </table:table-cell>
          <table:table-cell table:style-name="ce74" table:formula="of:=[.F76]-[.E76]" office:value-type="float" office:value="8.46000000000004" calcext:value-type="float">
            <text:p>8.46</text:p>
          </table:table-cell>
          <table:table-cell table:style-name="ce74" table:formula="of:=[.G76]-[.F76]" office:value-type="float" office:value="5.44000000000005" calcext:value-type="float">
            <text:p>5.44</text:p>
          </table:table-cell>
          <table:table-cell table:style-name="ce74" table:formula="of:=[.H76]-[.G76]" office:value-type="float" office:value="0.17999999999995" calcext:value-type="float">
            <text:p>0.18</text:p>
          </table:table-cell>
          <table:table-cell table:style-name="ce74" table:formula="of:=[.I76]-[.H76]" office:value-type="float" office:value="0.67999999999995" calcext:value-type="float">
            <text:p>0.68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RGS</text:p>
          </table:table-cell>
          <table:table-cell table:style-name="ce62" office:value-type="string" calcext:value-type="string">
            <text:p>Porto Alegre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21" calcext:value-type="float">
            <text:p>21</text:p>
          </table:table-cell>
          <table:table-cell table:style-name="ce70" office:value-type="float" office:value="776.8" calcext:value-type="float">
            <text:p>776.80</text:p>
          </table:table-cell>
          <table:table-cell table:style-name="ce70" office:value-type="float" office:value="782.12" calcext:value-type="float">
            <text:p>782.12</text:p>
          </table:table-cell>
          <table:table-cell table:style-name="ce70" office:value-type="float" office:value="788.52" calcext:value-type="float">
            <text:p>788.52</text:p>
          </table:table-cell>
          <table:table-cell table:style-name="ce70" office:value-type="float" office:value="789.73" calcext:value-type="float">
            <text:p>789.73</text:p>
          </table:table-cell>
          <table:table-cell table:style-name="ce70" office:value-type="float" office:value="787.04" calcext:value-type="float">
            <text:p>787.04</text:p>
          </table:table-cell>
          <table:table-cell table:style-name="ce74" table:formula="of:=[.F77]-[.E77]" office:value-type="float" office:value="5.32000000000005" calcext:value-type="float">
            <text:p>5.32</text:p>
          </table:table-cell>
          <table:table-cell table:style-name="ce74" table:formula="of:=[.G77]-[.F77]" office:value-type="float" office:value="6.39999999999998" calcext:value-type="float">
            <text:p>6.40</text:p>
          </table:table-cell>
          <table:table-cell table:style-name="ce74" table:formula="of:=[.H77]-[.G77]" office:value-type="float" office:value="1.21000000000004" calcext:value-type="float">
            <text:p>1.21</text:p>
          </table:table-cell>
          <table:table-cell table:style-name="ce74" table:formula="of:=[.I77]-[.H77]" office:value-type="float" office:value="-2.69000000000005" calcext:value-type="float">
            <text:p>-2.69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CSPA</text:p>
          </table:table-cell>
          <table:table-cell table:style-name="ce62" office:value-type="string" calcext:value-type="string">
            <text:p>Porto Alegre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778.8" calcext:value-type="float">
            <text:p>778.80</text:p>
          </table:table-cell>
          <table:table-cell table:style-name="ce70" office:value-type="float" office:value="783.28" calcext:value-type="float">
            <text:p>783.28</text:p>
          </table:table-cell>
          <table:table-cell table:style-name="ce70" office:value-type="float" office:value="786.96" calcext:value-type="float">
            <text:p>786.96</text:p>
          </table:table-cell>
          <table:table-cell table:style-name="ce70" office:value-type="float" office:value="789.68" calcext:value-type="float">
            <text:p>789.68</text:p>
          </table:table-cell>
          <table:table-cell table:style-name="ce70" office:value-type="float" office:value="789.32" calcext:value-type="float">
            <text:p>789.32</text:p>
          </table:table-cell>
          <table:table-cell table:style-name="ce74" table:formula="of:=[.F78]-[.E78]" office:value-type="float" office:value="4.48000000000002" calcext:value-type="float">
            <text:p>4.48</text:p>
          </table:table-cell>
          <table:table-cell table:style-name="ce74" table:formula="of:=[.G78]-[.F78]" office:value-type="float" office:value="3.68000000000006" calcext:value-type="float">
            <text:p>3.68</text:p>
          </table:table-cell>
          <table:table-cell table:style-name="ce74" table:formula="of:=[.H78]-[.G78]" office:value-type="float" office:value="2.71999999999991" calcext:value-type="float">
            <text:p>2.72</text:p>
          </table:table-cell>
          <table:table-cell table:style-name="ce74" table:formula="of:=[.I78]-[.H78]" office:value-type="float" office:value="-0.3599999999999" calcext:value-type="float">
            <text:p>-0.3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FURG</text:p>
          </table:table-cell>
          <table:table-cell table:style-name="ce62" office:value-type="string" calcext:value-type="string">
            <text:p>Rio Grande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35" calcext:value-type="float">
            <text:p>35</text:p>
          </table:table-cell>
          <table:table-cell table:style-name="ce70" office:value-type="float" office:value="783.17" calcext:value-type="float">
            <text:p>783.17</text:p>
          </table:table-cell>
          <table:table-cell table:style-name="ce70" office:value-type="float" office:value="786.01" calcext:value-type="float">
            <text:p>786.01</text:p>
          </table:table-cell>
          <table:table-cell table:style-name="ce70" office:value-type="float" office:value="790.82" calcext:value-type="float">
            <text:p>790.82</text:p>
          </table:table-cell>
          <table:table-cell table:style-name="ce70" office:value-type="float" office:value="791.59" calcext:value-type="float">
            <text:p>791.59</text:p>
          </table:table-cell>
          <table:table-cell table:style-name="ce70" office:value-type="float" office:value="791.84" calcext:value-type="float">
            <text:p>791.84</text:p>
          </table:table-cell>
          <table:table-cell table:style-name="ce74" table:formula="of:=[.F79]-[.E79]" office:value-type="float" office:value="2.84000000000003" calcext:value-type="float">
            <text:p>2.84</text:p>
          </table:table-cell>
          <table:table-cell table:style-name="ce74" table:formula="of:=[.G79]-[.F79]" office:value-type="float" office:value="4.81000000000006" calcext:value-type="float">
            <text:p>4.81</text:p>
          </table:table-cell>
          <table:table-cell table:style-name="ce74" table:formula="of:=[.H79]-[.G79]" office:value-type="float" office:value="0.769999999999982" calcext:value-type="float">
            <text:p>0.77</text:p>
          </table:table-cell>
          <table:table-cell table:style-name="ce74" table:formula="of:=[.I79]-[.H79]" office:value-type="float" office:value="0.25" calcext:value-type="float">
            <text:p>0.25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SM</text:p>
          </table:table-cell>
          <table:table-cell table:style-name="ce62" office:value-type="string" calcext:value-type="string">
            <text:p>Santa Maria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71.72" calcext:value-type="float">
            <text:p>771.72</text:p>
          </table:table-cell>
          <table:table-cell table:style-name="ce70" office:value-type="float" office:value="781.36" calcext:value-type="float">
            <text:p>781.36</text:p>
          </table:table-cell>
          <table:table-cell table:style-name="ce70" office:value-type="float" office:value="785.12" calcext:value-type="float">
            <text:p>785.12</text:p>
          </table:table-cell>
          <table:table-cell table:style-name="ce70" office:value-type="float" office:value="785.64" calcext:value-type="float">
            <text:p>785.64</text:p>
          </table:table-cell>
          <table:table-cell table:style-name="ce70" office:value-type="float" office:value="786.6" calcext:value-type="float">
            <text:p>786.60</text:p>
          </table:table-cell>
          <table:table-cell table:style-name="ce74" table:formula="of:=[.F80]-[.E80]" office:value-type="float" office:value="9.63999999999999" calcext:value-type="float">
            <text:p>9.64</text:p>
          </table:table-cell>
          <table:table-cell table:style-name="ce74" table:formula="of:=[.G80]-[.F80]" office:value-type="float" office:value="3.75999999999999" calcext:value-type="float">
            <text:p>3.76</text:p>
          </table:table-cell>
          <table:table-cell table:style-name="ce74" table:formula="of:=[.H80]-[.G80]" office:value-type="float" office:value="0.519999999999982" calcext:value-type="float">
            <text:p>0.52</text:p>
          </table:table-cell>
          <table:table-cell table:style-name="ce74" table:formula="of:=[.I80]-[.H80]" office:value-type="float" office:value="0.960000000000036" calcext:value-type="float">
            <text:p>0.9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NIPAMPA</text:p>
          </table:table-cell>
          <table:table-cell table:style-name="ce62" office:value-type="string" calcext:value-type="string">
            <text:p>Uruguaiana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13" calcext:value-type="float">
            <text:p>13</text:p>
          </table:table-cell>
          <table:table-cell table:style-name="ce70" office:value-type="float" office:value="773.24" calcext:value-type="float">
            <text:p>773.24</text:p>
          </table:table-cell>
          <table:table-cell table:style-name="ce70" office:value-type="float" office:value="762.38" calcext:value-type="float">
            <text:p>762.38</text:p>
          </table:table-cell>
          <table:table-cell table:style-name="ce70" office:value-type="float" office:value="777.32" calcext:value-type="float">
            <text:p>777.32</text:p>
          </table:table-cell>
          <table:table-cell table:style-name="ce70" office:value-type="float" office:value="779.7" calcext:value-type="float">
            <text:p>779.70</text:p>
          </table:table-cell>
          <table:table-cell table:style-name="ce70" office:value-type="float" office:value="779.86" calcext:value-type="float">
            <text:p>779.86</text:p>
          </table:table-cell>
          <table:table-cell table:style-name="ce74" table:formula="of:=[.F81]-[.E81]" office:value-type="float" office:value="-10.86" calcext:value-type="float">
            <text:p>-10.86</text:p>
          </table:table-cell>
          <table:table-cell table:style-name="ce74" table:formula="of:=[.G81]-[.F81]" office:value-type="float" office:value="14.9400000000001" calcext:value-type="float">
            <text:p>14.94</text:p>
          </table:table-cell>
          <table:table-cell table:style-name="ce74" table:formula="of:=[.H81]-[.G81]" office:value-type="float" office:value="2.38" calcext:value-type="float">
            <text:p>2.38</text:p>
          </table:table-cell>
          <table:table-cell table:style-name="ce74" table:formula="of:=[.I81]-[.H81]" office:value-type="float" office:value="0.159999999999968" calcext:value-type="float">
            <text:p>0.1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SC</text:p>
          </table:table-cell>
          <table:table-cell table:style-name="ce62" office:value-type="string" calcext:value-type="string">
            <text:p>Florianópolis</text:p>
          </table:table-cell>
          <table:table-cell table:style-name="ce65" office:value-type="string" calcext:value-type="string">
            <text:p>SC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808.18" calcext:value-type="float">
            <text:p>808.18</text:p>
          </table:table-cell>
          <table:table-cell table:style-name="ce70" office:value-type="float" office:value="807.4" calcext:value-type="float">
            <text:p>807.40</text:p>
          </table:table-cell>
          <table:table-cell table:style-name="ce70" office:value-type="float" office:value="814.49" calcext:value-type="float">
            <text:p>814.49</text:p>
          </table:table-cell>
          <table:table-cell table:number-columns-repeated="2" table:style-name="ce70" office:value-type="float" office:value="814.53" calcext:value-type="float">
            <text:p>814.53</text:p>
          </table:table-cell>
          <table:table-cell table:style-name="ce74" table:formula="of:=[.F82]-[.E82]" office:value-type="float" office:value="-0.779999999999973" calcext:value-type="float">
            <text:p>-0.78</text:p>
          </table:table-cell>
          <table:table-cell table:style-name="ce74" table:formula="of:=[.G82]-[.F82]" office:value-type="float" office:value="7.09000000000003" calcext:value-type="float">
            <text:p>7.09</text:p>
          </table:table-cell>
          <table:table-cell table:style-name="ce74" table:formula="of:=[.H82]-[.G82]" office:value-type="float" office:value="0.0399999999999636" calcext:value-type="float">
            <text:p>0.04</text:p>
          </table:table-cell>
          <table:table-cell table:style-name="ce74" table:formula="of:=[.I82]-[.H82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S</text:p>
          </table:table-cell>
          <table:table-cell table:style-name="ce62" office:value-type="string" calcext:value-type="string">
            <text:p>Aracaju</text:p>
          </table:table-cell>
          <table:table-cell table:style-name="ce65" office:value-type="string" calcext:value-type="string">
            <text:p>SE</text:p>
          </table:table-cell>
          <table:table-cell table:style-name="ce65" office:value-type="float" office:value="49" calcext:value-type="float">
            <text:p>49</text:p>
          </table:table-cell>
          <table:table-cell table:style-name="ce70" office:value-type="float" office:value="767.76" calcext:value-type="float">
            <text:p>767.76</text:p>
          </table:table-cell>
          <table:table-cell table:style-name="ce70" office:value-type="float" office:value="771.18" calcext:value-type="float">
            <text:p>771.18</text:p>
          </table:table-cell>
          <table:table-cell table:style-name="ce70" office:value-type="float" office:value="773.45" calcext:value-type="float">
            <text:p>773.45</text:p>
          </table:table-cell>
          <table:table-cell table:style-name="ce70" office:value-type="float" office:value="776.5" calcext:value-type="float">
            <text:p>776.50</text:p>
          </table:table-cell>
          <table:table-cell table:style-name="ce70" office:value-type="float" office:value="777.36" calcext:value-type="float">
            <text:p>777.36</text:p>
          </table:table-cell>
          <table:table-cell table:style-name="ce74" table:formula="of:=[.F83]-[.E83]" office:value-type="float" office:value="3.41999999999996" calcext:value-type="float">
            <text:p>3.42</text:p>
          </table:table-cell>
          <table:table-cell table:style-name="ce74" table:formula="of:=[.G83]-[.F83]" office:value-type="float" office:value="2.2700000000001" calcext:value-type="float">
            <text:p>2.27</text:p>
          </table:table-cell>
          <table:table-cell table:style-name="ce74" table:formula="of:=[.H83]-[.G83]" office:value-type="float" office:value="3.04999999999995" calcext:value-type="float">
            <text:p>3.05</text:p>
          </table:table-cell>
          <table:table-cell table:style-name="ce74" table:formula="of:=[.I83]-[.H83]" office:value-type="float" office:value="0.860000000000014" calcext:value-type="float">
            <text:p>0.86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SP</text:p>
          </table:table-cell>
          <table:table-cell table:style-name="ce62" office:value-type="string" calcext:value-type="string">
            <text:p>Bauru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835.28" calcext:value-type="float">
            <text:p>835.28</text:p>
          </table:table-cell>
          <table:table-cell table:style-name="ce70" office:value-type="float" office:value="838.45" calcext:value-type="float">
            <text:p>838.45</text:p>
          </table:table-cell>
          <table:table-cell table:style-name="ce70" office:value-type="float" office:value="843.7" calcext:value-type="float">
            <text:p>843.70</text:p>
          </table:table-cell>
          <table:table-cell table:style-name="ce70" office:value-type="float" office:value="845.19" calcext:value-type="float">
            <text:p>845.19</text:p>
          </table:table-cell>
          <table:table-cell table:style-name="ce70" office:value-type="float" office:value="846.19" calcext:value-type="float">
            <text:p>846.19</text:p>
          </table:table-cell>
          <table:table-cell table:style-name="ce74" table:formula="of:=[.F84]-[.E84]" office:value-type="float" office:value="3.17000000000007" calcext:value-type="float">
            <text:p>3.17</text:p>
          </table:table-cell>
          <table:table-cell table:style-name="ce74" table:formula="of:=[.G84]-[.F84]" office:value-type="float" office:value="5.25" calcext:value-type="float">
            <text:p>5.25</text:p>
          </table:table-cell>
          <table:table-cell table:style-name="ce74" table:formula="of:=[.H84]-[.G84]" office:value-type="float" office:value="1.49000000000001" calcext:value-type="float">
            <text:p>1.49</text:p>
          </table:table-cell>
          <table:table-cell table:style-name="ce74" table:formula="of:=[.I84]-[.H84]" office:value-type="float" office:value="1" calcext:value-type="float">
            <text:p>1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SP</text:p>
          </table:table-cell>
          <table:table-cell table:style-name="ce62" office:value-type="string" calcext:value-type="string">
            <text:p>Ribeirão Preto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5" table:style-name="ce70" office:value-type="float" office:value="0" calcext:value-type="float">
            <text:p>0.00</text:p>
          </table:table-cell>
          <table:table-cell table:style-name="ce74" table:formula="of:=[.F85]-[.E85]" office:value-type="float" office:value="0" calcext:value-type="float">
            <text:p>0.00</text:p>
          </table:table-cell>
          <table:table-cell table:style-name="ce74" table:formula="of:=[.G85]-[.F85]" office:value-type="float" office:value="0" calcext:value-type="float">
            <text:p>0.00</text:p>
          </table:table-cell>
          <table:table-cell table:style-name="ce74" table:formula="of:=[.H85]-[.G85]" office:value-type="float" office:value="0" calcext:value-type="float">
            <text:p>0.00</text:p>
          </table:table-cell>
          <table:table-cell table:style-name="ce74" table:formula="of:=[.I85]-[.H85]" office:value-type="float" office:value="0" calcext:value-type="float">
            <text:p>0.0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SCAR</text:p>
          </table:table-cell>
          <table:table-cell table:style-name="ce62" office:value-type="string" calcext:value-type="string">
            <text:p>São Carlos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6.17" calcext:value-type="float">
            <text:p>776.17</text:p>
          </table:table-cell>
          <table:table-cell table:style-name="ce70" office:value-type="float" office:value="776.66" calcext:value-type="float">
            <text:p>776.66</text:p>
          </table:table-cell>
          <table:table-cell table:style-name="ce70" office:value-type="float" office:value="778.77" calcext:value-type="float">
            <text:p>778.77</text:p>
          </table:table-cell>
          <table:table-cell table:style-name="ce70" office:value-type="float" office:value="778.4" calcext:value-type="float">
            <text:p>778.40</text:p>
          </table:table-cell>
          <table:table-cell table:style-name="ce70" office:value-type="float" office:value="778.89" calcext:value-type="float">
            <text:p>778.89</text:p>
          </table:table-cell>
          <table:table-cell table:style-name="ce74" table:formula="of:=[.F86]-[.E86]" office:value-type="float" office:value="0.490000000000009" calcext:value-type="float">
            <text:p>0.49</text:p>
          </table:table-cell>
          <table:table-cell table:style-name="ce74" table:formula="of:=[.G86]-[.F86]" office:value-type="float" office:value="2.11000000000001" calcext:value-type="float">
            <text:p>2.11</text:p>
          </table:table-cell>
          <table:table-cell table:style-name="ce74" table:formula="of:=[.H86]-[.G86]" office:value-type="float" office:value="-0.370000000000005" calcext:value-type="float">
            <text:p>-0.37</text:p>
          </table:table-cell>
          <table:table-cell table:style-name="ce74" table:formula="of:=[.I86]-[.H86]" office:value-type="float" office:value="0.490000000000009" calcext:value-type="float">
            <text:p>0.49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SP</text:p>
          </table:table-cell>
          <table:table-cell table:style-name="ce62" office:value-type="string" calcext:value-type="string">
            <text:p>São Paulo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29" calcext:value-type="float">
            <text:p>29</text:p>
          </table:table-cell>
          <table:table-cell table:number-columns-repeated="2" table:style-name="ce70" office:value-type="float" office:value="819.15" calcext:value-type="float">
            <text:p>819.15</text:p>
          </table:table-cell>
          <table:table-cell table:style-name="ce70" office:value-type="float" office:value="823.86" calcext:value-type="float">
            <text:p>823.86</text:p>
          </table:table-cell>
          <table:table-cell table:style-name="ce70" office:value-type="float" office:value="822.93" calcext:value-type="float">
            <text:p>822.93</text:p>
          </table:table-cell>
          <table:table-cell table:style-name="ce70" office:value-type="float" office:value="822.06" calcext:value-type="float">
            <text:p>822.06</text:p>
          </table:table-cell>
          <table:table-cell table:style-name="ce74" table:formula="of:=[.F87]-[.E87]" office:value-type="float" office:value="0" calcext:value-type="float">
            <text:p>0.00</text:p>
          </table:table-cell>
          <table:table-cell table:style-name="ce74" table:formula="of:=[.G87]-[.F87]" office:value-type="float" office:value="4.71000000000004" calcext:value-type="float">
            <text:p>4.71</text:p>
          </table:table-cell>
          <table:table-cell table:style-name="ce74" table:formula="of:=[.H87]-[.G87]" office:value-type="float" office:value="-0.930000000000064" calcext:value-type="float">
            <text:p>-0.93</text:p>
          </table:table-cell>
          <table:table-cell table:style-name="ce74" table:formula="of:=[.I87]-[.H87]" office:value-type="float" office:value="-0.870000000000005" calcext:value-type="float">
            <text:p>-0.87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T</text:p>
          </table:table-cell>
          <table:table-cell table:style-name="ce62" office:value-type="string" calcext:value-type="string">
            <text:p>Araguaína</text:p>
          </table:table-cell>
          <table:table-cell table:style-name="ce65" office:value-type="string" calcext:value-type="string">
            <text:p>TO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758.28" calcext:value-type="float">
            <text:p>758.28</text:p>
          </table:table-cell>
          <table:table-cell table:style-name="ce70" office:value-type="float" office:value="767.01" calcext:value-type="float">
            <text:p>767.01</text:p>
          </table:table-cell>
          <table:table-cell table:style-name="ce70" office:value-type="float" office:value="773.27" calcext:value-type="float">
            <text:p>773.27</text:p>
          </table:table-cell>
          <table:table-cell table:style-name="ce70" office:value-type="float" office:value="770.13" calcext:value-type="float">
            <text:p>770.13</text:p>
          </table:table-cell>
          <table:table-cell table:style-name="ce70" office:value-type="float" office:value="774.63" calcext:value-type="float">
            <text:p>774.63</text:p>
          </table:table-cell>
          <table:table-cell table:style-name="ce74" table:formula="of:=[.F88]-[.E88]" office:value-type="float" office:value="8.73000000000002" calcext:value-type="float">
            <text:p>8.73</text:p>
          </table:table-cell>
          <table:table-cell table:style-name="ce74" table:formula="of:=[.G88]-[.F88]" office:value-type="float" office:value="6.25999999999999" calcext:value-type="float">
            <text:p>6.26</text:p>
          </table:table-cell>
          <table:table-cell table:style-name="ce74" table:formula="of:=[.H88]-[.G88]" office:value-type="float" office:value="-3.13999999999999" calcext:value-type="float">
            <text:p>-3.14</text:p>
          </table:table-cell>
          <table:table-cell table:style-name="ce74" table:formula="of:=[.I88]-[.H88]" office:value-type="float" office:value="4.5" calcext:value-type="float">
            <text:p>4.50</text:p>
          </table:table-cell>
          <table:table-cell table:number-columns-repeated="51"/>
        </table:table-row>
        <table:table-row table:style-name="ro3">
          <table:table-cell table:style-name="ce62" office:value-type="string" calcext:value-type="string">
            <text:p>UFT</text:p>
          </table:table-cell>
          <table:table-cell table:style-name="ce62" office:value-type="string" calcext:value-type="string">
            <text:p>Palmas</text:p>
          </table:table-cell>
          <table:table-cell table:style-name="ce65" office:value-type="string" calcext:value-type="string">
            <text:p>TO</text:p>
          </table:table-cell>
          <table:table-cell table:style-name="ce65" office:value-type="float" office:value="8" calcext:value-type="float">
            <text:p>8</text:p>
          </table:table-cell>
          <table:table-cell table:style-name="ce70" office:value-type="float" office:value="769.61" calcext:value-type="float">
            <text:p>769.61</text:p>
          </table:table-cell>
          <table:table-cell table:style-name="ce70" office:value-type="float" office:value="776.06" calcext:value-type="float">
            <text:p>776.06</text:p>
          </table:table-cell>
          <table:table-cell table:style-name="ce70" office:value-type="float" office:value="777.85" calcext:value-type="float">
            <text:p>777.85</text:p>
          </table:table-cell>
          <table:table-cell table:style-name="ce70" office:value-type="float" office:value="778.04" calcext:value-type="float">
            <text:p>778.04</text:p>
          </table:table-cell>
          <table:table-cell table:style-name="ce70" office:value-type="float" office:value="778.73" calcext:value-type="float">
            <text:p>778.73</text:p>
          </table:table-cell>
          <table:table-cell table:style-name="ce74" table:formula="of:=[.F89]-[.E89]" office:value-type="float" office:value="6.44999999999993" calcext:value-type="float">
            <text:p>6.45</text:p>
          </table:table-cell>
          <table:table-cell table:style-name="ce74" table:formula="of:=[.G89]-[.F89]" office:value-type="float" office:value="1.79000000000008" calcext:value-type="float">
            <text:p>1.79</text:p>
          </table:table-cell>
          <table:table-cell table:style-name="ce74" table:formula="of:=[.H89]-[.G89]" office:value-type="float" office:value="0.189999999999941" calcext:value-type="float">
            <text:p>0.19</text:p>
          </table:table-cell>
          <table:table-cell table:style-name="ce74" table:formula="of:=[.I89]-[.H89]" office:value-type="float" office:value="0.690000000000055" calcext:value-type="float">
            <text:p>0.69</text:p>
          </table:table-cell>
          <table:table-cell table:number-columns-repeated="51"/>
        </table:table-row>
        <table:table-row table:style-name="ro3" table:number-rows-repeated="1048486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evolução.J1:evolução.M89">
            <calcext:condition calcext:apply-style-name="Good" calcext:value="&gt;=0" calcext:base-cell-address="evolução.J1"/>
            <calcext:condition calcext:apply-style-name="Error" calcext:value="&lt;0" calcext:base-cell-address="evolução.J1"/>
          </calcext:conditional-format>
        </calcext:conditional-formats>
      </table:table>
      <table:named-expressions/>
      <table:database-ranges>
        <table:database-range table:name="__Anonymous_Sheet_DB__0" table:target-range-address="convocacoes.A1:convocacoes.R89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saida_script.A1:saida_script.J88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bdsite.A1:bdsite.Q89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evolução.A1:evolução.M89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currency-style style:name="N124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5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number-style style:name="N129">
      <number:number number:decimal-places="1" loext:min-decimal-places="1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9" loext:min-decimal-places="9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7" loext:min-decimal-places="7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transparent" loext:vertical-justify="auto"/>
      <style:paragraph-properties css3t:text-justify="auto"/>
      <style:text-properties fo:color="#0000ff" fo:font-size="14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transparent" loext:vertical-justify="auto"/>
      <style:paragraph-properties css3t:text-justify="auto"/>
      <style:text-properties fo:color="#ff0000" fo:font-size="14pt" fo:font-style="normal" fo:font-weight="normal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cc99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2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35cm" style:vertical-align="automatic"/>
    </style:style>
  </office:styles>
  <office:automatic-styles>
    <style:page-layout style:name="Mpm1">
      <style:page-layout-properties fo:page-width="29.7cm" fo:page-height="21.001cm" style:num-format="1" style:print-orientation="landscape" style:scale-to="80%" style:table-centering="horizontal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02:02:11.412692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2T00:23:49.879691725</meta:creation-date>
    <dc:date>2020-01-26T02:38:54.714984430</dc:date>
    <meta:editing-duration>PT12H26S</meta:editing-duration>
    <meta:editing-cycles>17</meta:editing-cycles>
    <meta:generator>LibreOffice/6.3.4.2$Linux_X86_64 LibreOffice_project/30$Build-2</meta:generator>
    <meta:document-statistic meta:table-count="4" meta:cell-count="5252" meta:object-count="0"/>
  </office:meta>
</office:document-meta>
</file>